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c8526" draw:stroke-linejoin="bevel" draw:fill="none" draw:fill-color="#cccccc" draw:textarea-horizontal-align="justify" draw:textarea-vertical-align="middle" draw:auto-grow-height="false" fo:min-height="19.75cm" fo:min-width="29.8cm"/>
    </style:style>
    <style:style style:name="gr2" style:family="graphic" style:parent-style-name="standard">
      <style:graphic-properties svg:stroke-width="0.8cm" svg:stroke-color="#000000" draw:marker-start-width="2.206cm" draw:marker-end-width="2.206cm" draw:stroke-linejoin="bevel" draw:fill="none" draw:fill-color="#000000" draw:textarea-horizontal-align="justify" draw:textarea-vertical-align="middle" draw:auto-grow-height="false" fo:min-height="26.142cm" fo:min-width="15.932cm" fo:padding-top="0.529cm" fo:padding-bottom="0.529cm" fo:padding-left="0.654cm" fo:padding-right="0.654cm"/>
    </style:style>
    <style:style style:name="gr3" style:family="graphic" style:parent-style-name="measure">
      <style:graphic-properties draw:stroke-linejoin="bevel" draw:textarea-vertical-align="middle" draw:line-distance="0.6cm"/>
    </style:style>
    <style:style style:name="gr4" style:family="graphic" style:parent-style-name="measure">
      <style:graphic-properties draw:stroke-linejoin="bevel" draw:textarea-vertical-align="middle" draw:line-distance="0.6cm" draw:placing="below"/>
    </style:style>
    <style:style style:name="gr5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6" style:family="graphic" style:parent-style-name="standard">
      <style:graphic-properties svg:stroke-width="0.6cm" svg:stroke-color="#000000" draw:marker-start-width="1.606cm" draw:marker-end-width="1.606cm" draw:stroke-linejoin="bevel" draw:fill="solid" draw:fill-color="#000000" draw:textarea-horizontal-align="justify" draw:textarea-vertical-align="middle" draw:auto-grow-height="false" fo:min-height="24.742cm" fo:min-width="14.492cm" fo:padding-top="0.429cm" fo:padding-bottom="0.429cm" fo:padding-left="0.554cm" fo:padding-right="0.554cm"/>
    </style:style>
    <style:style style:name="gr7" style:family="graphic" style:parent-style-name="measure" style:list-style-name="L1">
      <style:graphic-properties draw:textarea-vertical-align="middle" draw:line-distance="0.6cm" draw:placing="above"/>
    </style:style>
    <style:style style:name="gr8" style:family="graphic" style:parent-style-name="measure" style:list-style-name="L1">
      <style:graphic-properties draw:textarea-vertical-align="middle" draw:line-distance="0.494cm" draw:placing="above"/>
    </style:style>
    <style:style style:name="gr9" style:family="graphic" style:parent-style-name="measure" style:list-style-name="L1">
      <style:graphic-properties draw:textarea-vertical-align="middle" draw:line-distance="0.494cm" draw:placing="above"/>
    </style:style>
    <style:style style:name="gr10" style:family="graphic" style:parent-style-name="measure" style:list-style-name="L1">
      <style:graphic-properties draw:textarea-vertical-align="middle" draw:line-distance="0.6cm" draw:placing="above"/>
    </style:style>
    <style:style style:name="gr1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.348cm" fo:min-width="0cm" fo:padding-top="0.226cm" fo:padding-bottom="0.226cm" fo:padding-left="0.351cm" fo:padding-right="0.351cm"/>
    </style:style>
    <style:style style:name="gr12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4.748cm" fo:min-width="7.698cm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5.548cm" fo:min-width="4.097cm" fo:padding-top="0.226cm" fo:padding-bottom="0.226cm" fo:padding-left="0.351cm" fo:padding-right="0.351cm"/>
    </style:style>
    <style:style style:name="gr14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2.084cm" fo:min-width="3.1cm"/>
    </style:style>
    <style:style style:name="gr1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5.298cm" fo:padding-top="0.226cm" fo:padding-bottom="0.226cm" fo:padding-left="0.351cm" fo:padding-right="0.351cm"/>
    </style:style>
    <style:style style:name="gr16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948cm" fo:min-width="4.098cm" fo:padding-top="0.226cm" fo:padding-bottom="0.226cm" fo:padding-left="0.351cm" fo:padding-right="0.351cm"/>
    </style:style>
    <style:style style:name="gr17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695cm" fo:min-width="2.501cm"/>
    </style:style>
    <style:style style:name="gr18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528cm" fo:min-width="0.7cm"/>
    </style:style>
    <style:style style:name="gr19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5.142cm" fo:min-width="6.492cm" fo:padding-top="0.229cm" fo:padding-bottom="0.229cm" fo:padding-left="0.354cm" fo:padding-right="0.354cm"/>
    </style:style>
    <style:style style:name="gr20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01cm" fo:min-width="0cm"/>
    </style:style>
    <style:style style:name="gr21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306cm" fo:min-width="1.9cm"/>
    </style:style>
    <style:style style:name="gr22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948cm" fo:min-width="0.898cm" fo:padding-top="0.226cm" fo:padding-bottom="0.226cm" fo:padding-left="0.351cm" fo:padding-right="0.351cm"/>
    </style:style>
    <style:style style:name="gr23" style:family="graphic" style:parent-style-name="standard">
      <style:graphic-properties svg:stroke-width="0cm"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3.75cm" fo:min-width="1.1cm"/>
    </style:style>
    <style:style style:name="gr24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5.148cm" fo:min-width="5.296cm" fo:padding-top="0.226cm" fo:padding-bottom="0.226cm" fo:padding-left="0.351cm" fo:padding-right="0.351cm"/>
    </style:style>
    <style:style style:name="gr25" style:family="graphic" style:parent-style-name="standard">
      <style:graphic-properties draw:stroke="none" svg:stroke-color="#000000" draw:fill="none" draw:fill-color="#ffffff" fo:min-height="0.937cm"/>
    </style:style>
    <style:style style:name="gr26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6.748cm" fo:min-width="3.698cm" fo:padding-top="0.226cm" fo:padding-bottom="0.226cm" fo:padding-left="0.351cm" fo:padding-right="0.351cm"/>
    </style:style>
    <style:style style:name="gr27" style:family="graphic" style:parent-style-name="standard">
      <style:graphic-properties svg:stroke-width="0cm"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1.35cm" fo:min-width="1.1cm"/>
    </style:style>
    <style:style style:name="gr28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658cm" fo:min-width="0.9cm"/>
    </style:style>
    <style:style style:name="gr29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269cm" fo:min-width="0.301cm"/>
    </style:style>
    <style:style style:name="gr30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2.342cm" fo:min-width="3.692cm" fo:padding-top="0.229cm" fo:padding-bottom="0.229cm" fo:padding-left="0.354cm" fo:padding-right="0.354cm"/>
    </style:style>
    <style:style style:name="gr31" style:family="graphic" style:parent-style-name="standard">
      <style:graphic-properties draw:stroke="none" svg:stroke-width="0cm" svg:stroke-color="#000000" draw:marker-start-width="0.204cm" draw:marker-end-width="0.204cm" draw:stroke-linejoin="miter" draw:fill="solid" draw:fill-color="#cccccc" draw:textarea-horizontal-align="center" draw:textarea-vertical-align="middle" draw:auto-grow-height="false" fo:min-height="5.142cm" fo:min-width="0.892cm" fo:padding-top="0.229cm" fo:padding-bottom="0.229cm" fo:padding-left="0.354cm" fo:padding-right="0.354cm"/>
    </style:style>
    <style:style style:name="gr32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1.176cm" fo:min-width="1.7cm"/>
    </style:style>
    <style:style style:name="gr33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398cm" fo:min-width="0.5cm"/>
    </style:style>
    <style:style style:name="gr34" style:family="graphic" style:parent-style-name="standard">
      <style:graphic-properties svg:stroke-width="0.3cm" svg:stroke-color="#cccccc" draw:marker-start-width="1.046cm" draw:marker-end-width="1.046cm" draw:stroke-linejoin="bevel" svg:stroke-linecap="round" draw:fill="solid" draw:fill-color="#b3b3b3" draw:textarea-horizontal-align="justify" draw:textarea-vertical-align="middle" draw:auto-grow-height="false" fo:min-height="0cm" fo:min-width="0.402cm" fo:padding-top="0.274cm" fo:padding-bottom="0.274cm" fo:padding-left="0.399cm" fo:padding-right="0.399cm"/>
    </style:style>
    <style:style style:name="gr35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cm" fo:min-width="6.498cm" fo:padding-top="0.226cm" fo:padding-bottom="0.226cm" fo:padding-left="0.351cm" fo:padding-right="0.351cm"/>
    </style:style>
    <style:style style:name="gr36" style:family="graphic" style:parent-style-name="standard">
      <style:graphic-properties draw:stroke="none" svg:stroke-width="0cm" draw:fill-color="#cccccc" draw:textarea-horizontal-align="justify" draw:textarea-vertical-align="middle" draw:auto-grow-height="false" fo:min-height="0.917cm" fo:min-width="1.301cm"/>
    </style:style>
    <style:style style:name="gr37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3.698cm" fo:padding-top="0.226cm" fo:padding-bottom="0.226cm" fo:padding-left="0.351cm" fo:padding-right="0.351cm"/>
    </style:style>
    <style:style style:name="gr38" style:family="graphic" style:parent-style-name="standard">
      <style:graphic-properties svg:stroke-width="0.3cm" svg:stroke-color="#cccccc" draw:marker-start-width="1.046cm" draw:marker-end-width="1.046cm" draw:stroke-linejoin="bevel" svg:stroke-linecap="round" draw:fill="solid" draw:fill-color="#b3b3b3" draw:textarea-horizontal-align="justify" draw:textarea-vertical-align="middle" draw:auto-grow-height="false" fo:min-height="2.652cm" fo:min-width="1.202cm" fo:padding-top="0.274cm" fo:padding-bottom="0.274cm" fo:padding-left="0.399cm" fo:padding-right="0.399cm"/>
    </style:style>
    <style:style style:name="gr39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1.548cm" fo:min-width="0cm" fo:padding-top="0.226cm" fo:padding-bottom="0.226cm" fo:padding-left="0.351cm" fo:padding-right="0.351cm"/>
    </style:style>
    <style:style style:name="gr40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cm" fo:min-width="1.298cm" fo:padding-top="0.226cm" fo:padding-bottom="0.226cm" fo:padding-left="0.351cm" fo:padding-right="0.351cm"/>
    </style:style>
    <style:style style:name="gr41" style:family="graphic" style:parent-style-name="standard">
      <style:graphic-properties draw:stroke="none" svg:stroke-width="0cm" svg:stroke-color="#000000" draw:marker-start-width="0.201cm" draw:marker-end-width="0.201cm" draw:stroke-linejoin="miter" draw:fill-color="#cccccc" draw:textarea-horizontal-align="right" draw:textarea-vertical-align="middle" draw:auto-grow-height="false" fo:min-height="0.748cm" fo:min-width="0cm" fo:padding-top="0.226cm" fo:padding-bottom="0.226cm" fo:padding-left="0.351cm" fo:padding-right="0.351cm"/>
    </style:style>
    <style:style style:name="gr42" style:family="graphic" style:parent-style-name="standard">
      <style:graphic-properties draw:stroke-linejoin="miter" draw:fill-color="#e6e6e6" draw:textarea-horizontal-align="justify" draw:textarea-vertical-align="middle" draw:auto-grow-height="false" fo:min-height="2.55cm" fo:min-width="0cm"/>
    </style:style>
    <style:style style:name="gr43" style:family="graphic" style:parent-style-name="standard">
      <style:graphic-properties draw:stroke-linejoin="miter" draw:fill-color="#e6e6e6" draw:textarea-horizontal-align="justify" draw:textarea-vertical-align="middle" draw:auto-grow-height="false" fo:min-height="0.95cm" fo:min-width="0cm"/>
    </style:style>
    <style:style style:name="gr44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right" draw:textarea-vertical-align="bottom" draw:auto-grow-height="false" fo:min-height="3.679cm" fo:min-width="2.09cm" fo:padding-top="0.23cm" fo:padding-bottom="0.23cm" fo:padding-left="0.355cm" fo:padding-right="0.355cm"/>
    </style:style>
    <style:style style:name="gr45" style:family="graphic" style:parent-style-name="standard">
      <style:graphic-properties draw:stroke="none" svg:stroke-width="0.201cm" svg:stroke-color="#000000" draw:marker-start-width="0.505cm" draw:marker-end-width="0.505cm" draw:stroke-linejoin="miter" draw:fill="none" draw:fill-color="#cccccc" draw:textarea-horizontal-align="center" draw:textarea-vertical-align="middle" draw:auto-grow-height="false" fo:min-height="6.342cm" fo:min-width="3.84cm" fo:padding-top="0.229cm" fo:padding-bottom="0.229cm" fo:padding-left="0.354cm" fo:padding-right="0.354cm"/>
    </style:style>
    <style:style style:name="gr46" style:family="graphic" style:parent-style-name="standard">
      <style:graphic-properties draw:stroke="none" svg:stroke-width="0.201cm" svg:stroke-color="#000000" draw:marker-start-width="0.502cm" draw:marker-end-width="0.502cm" draw:stroke-linejoin="miter" draw:fill="none" draw:fill-color="#cccccc" draw:textarea-horizontal-align="right" draw:textarea-vertical-align="bottom" draw:auto-grow-height="false" fo:min-height="6.748cm" fo:min-width="4.897cm" fo:padding-top="0.226cm" fo:padding-bottom="0.226cm" fo:padding-left="0.351cm" fo:padding-right="0.351cm"/>
    </style:style>
    <style:style style:name="gr47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justify" draw:textarea-vertical-align="middle" draw:auto-grow-height="false" fo:min-height="3.001cm" fo:min-width="5.142cm" fo:padding-top="0.23cm" fo:padding-bottom="0.23cm" fo:padding-left="0.355cm" fo:padding-right="0.355cm"/>
    </style:style>
    <style:style style:name="gr48" style:family="graphic" style:parent-style-name="standard">
      <style:graphic-properties draw:stroke="none" svg:stroke-width="0.201cm" svg:stroke-color="#000000" draw:marker-start-width="0.303cm" draw:marker-end-width="0.303cm" draw:stroke-linejoin="miter" draw:fill="none" draw:fill-color="#cccccc" draw:textarea-horizontal-align="right" draw:textarea-vertical-align="bottom" draw:auto-grow-height="false" fo:min-height="14.346cm" fo:min-width="7.696cm" fo:padding-top="0.227cm" fo:padding-bottom="0.227cm" fo:padding-left="0.352cm" fo:padding-right="0.352cm"/>
    </style:style>
    <style:style style:name="gr49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0.844cm" fo:min-width="0.594cm" fo:padding-top="0.178cm" fo:padding-bottom="0.178cm" fo:padding-left="0.303cm" fo:padding-right="0.303cm"/>
    </style:style>
    <style:style style:name="gr5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4.994cm" fo:padding-top="0.178cm" fo:padding-bottom="0.178cm" fo:padding-left="0.303cm" fo:padding-right="0.303cm"/>
    </style:style>
    <style:style style:name="gr51" style:family="graphic" style:parent-style-name="standard">
      <style:graphic-properties svg:stroke-color="#999999" draw:stroke-linejoin="miter" draw:fill-color="#b3b3b3" draw:textarea-horizontal-align="justify" draw:textarea-vertical-align="middle" draw:auto-grow-height="false" fo:min-height="1.35cm" fo:min-width="1.1cm"/>
    </style:style>
    <style:style style:name="gr52" style:family="graphic" style:parent-style-name="standard">
      <style:graphic-properties draw:stroke="none" svg:stroke-width="0.201cm" svg:stroke-color="#000000" draw:marker-start-width="0.506cm" draw:marker-end-width="0.506cm" draw:stroke-linejoin="miter" draw:fill="none" draw:fill-color="#cccccc" draw:textarea-horizontal-align="right" draw:textarea-vertical-align="bottom" draw:auto-grow-height="false" fo:min-height="1.94cm" fo:min-width="3.69cm" fo:padding-top="0.23cm" fo:padding-bottom="0.23cm" fo:padding-left="0.355cm" fo:padding-right="0.355cm"/>
    </style:style>
    <style:style style:name="gr53" style:family="graphic" style:parent-style-name="objectwithoutfill">
      <style:graphic-properties svg:stroke-width="0.201cm" svg:stroke-color="#666666" draw:marker-start-width="0.503cm" draw:marker-end-width="0.503cm" draw:stroke-linejoin="miter" svg:stroke-linecap="round" draw:fill="none" draw:textarea-vertical-align="middle" fo:padding-top="0.227cm" fo:padding-bottom="0.227cm" fo:padding-left="0.352cm" fo:padding-right="0.352cm"/>
    </style:style>
    <style:style style:name="gr54" style:family="graphic" style:parent-style-name="standard">
      <style:graphic-properties svg:stroke-width="0.212cm" svg:stroke-color="#999999" draw:marker-start-width="0.518cm" draw:marker-end-width="0.518cm" draw:stroke-linejoin="round" draw:fill-color="#b3b3b3" draw:textarea-horizontal-align="justify" draw:textarea-vertical-align="middle" draw:auto-grow-height="false" fo:min-height="1.538cm" fo:min-width="0.488cm" fo:padding-top="0.231cm" fo:padding-bottom="0.231cm" fo:padding-left="0.356cm" fo:padding-right="0.356cm"/>
    </style:style>
    <style:style style:name="gr55" style:family="graphic" style:parent-style-name="standard">
      <style:graphic-properties draw:stroke="solid" svg:stroke-width="0.212cm" svg:stroke-color="#999999" draw:marker-start-width="0.517cm" draw:marker-end-width="0.517cm" draw:stroke-linejoin="round" svg:stroke-linecap="round" draw:fill-color="#b3b3b3" draw:textarea-horizontal-align="justify" draw:textarea-vertical-align="middle" draw:auto-grow-height="false" fo:min-height="1.14cm" fo:min-width="2.89cm" fo:padding-top="0.23cm" fo:padding-bottom="0.23cm" fo:padding-left="0.355cm" fo:padding-right="0.355cm"/>
    </style:style>
    <style:style style:name="gr56" style:family="graphic" style:parent-style-name="measure">
      <style:graphic-properties draw:textarea-vertical-align="middle" draw:line-distance="0.4cm"/>
    </style:style>
    <style:style style:name="gr57" style:family="graphic" style:parent-style-name="measure">
      <style:graphic-properties draw:textarea-vertical-align="middle" draw:line-distance="0.4cm" draw:placing="below"/>
    </style:style>
    <style:style style:name="gr58" style:family="graphic" style:parent-style-name="measure">
      <style:graphic-properties draw:textarea-vertical-align="middle" draw:line-distance="0.6cm" draw:placing="below"/>
    </style:style>
    <style:style style:name="gr59" style:family="graphic" style:parent-style-name="measure">
      <style:graphic-properties draw:textarea-vertical-align="middle" draw:line-distance="0.5cm" draw:placing="above"/>
    </style:style>
    <style:style style:name="gr60" style:family="graphic" style:parent-style-name="measure">
      <style:graphic-properties draw:textarea-vertical-align="middle" draw:line-distance="0.3cm"/>
    </style:style>
    <style:style style:name="gr61" style:family="graphic" style:parent-style-name="measure" style:list-style-name="L1">
      <style:graphic-properties draw:textarea-vertical-align="middle" draw:line-distance="0.597cm" draw:end-guide="0.003cm"/>
    </style:style>
    <style:style style:name="gr62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1.244cm" fo:min-width="1.794cm" fo:padding-top="0.178cm" fo:padding-bottom="0.178cm" fo:padding-left="0.303cm" fo:padding-right="0.303cm"/>
    </style:style>
    <style:style style:name="gr63" style:family="graphic" style:parent-style-name="measure" style:list-style-name="L1">
      <style:graphic-properties draw:textarea-vertical-align="middle" draw:line-distance="0.6cm" draw:placing="below"/>
    </style:style>
    <style:style style:name="gr64" style:family="graphic" style:parent-style-name="measure">
      <style:graphic-properties draw:textarea-vertical-align="middle" draw:line-distance="0.5cm" draw:placing="below"/>
    </style:style>
    <style:style style:name="gr65" style:family="graphic" style:parent-style-name="measure">
      <style:graphic-properties draw:textarea-vertical-align="middle" draw:line-distance="0.9cm" draw:placing="above"/>
    </style:style>
    <style:style style:name="gr66" style:family="graphic" style:parent-style-name="measure" style:list-style-name="L1">
      <style:graphic-properties draw:textarea-vertical-align="middle" draw:line-distance="0.6cm" draw:placing="below"/>
    </style:style>
    <style:style style:name="gr67" style:family="graphic" style:parent-style-name="measure">
      <style:graphic-properties draw:textarea-vertical-align="middle" draw:line-distance="0.3cm" draw:start-guide="-0.1cm" draw:end-guide="-0.1cm"/>
    </style:style>
    <style:style style:name="gr68" style:family="graphic" style:parent-style-name="objectwithoutfill">
      <style:graphic-properties svg:stroke-width="0.106cm" svg:stroke-color="#666666" draw:marker-start-width="0.36cm" draw:marker-end-width="0.36cm" draw:stroke-linejoin="miter" svg:stroke-linecap="round" draw:fill="none" draw:textarea-vertical-align="middle" fo:padding-top="0.179cm" fo:padding-bottom="0.179cm" fo:padding-left="0.304cm" fo:padding-right="0.304cm"/>
    </style:style>
    <style:style style:name="gr69" style:family="graphic" style:parent-style-name="measure">
      <style:graphic-properties draw:textarea-vertical-align="middle" draw:line-distance="0.092cm" draw:placing="below"/>
    </style:style>
    <style:style style:name="gr70" style:family="graphic" style:parent-style-name="standard">
      <style:graphic-properties svg:stroke-width="0.106cm" svg:stroke-color="#666666" draw:marker-start-width="0.359cm" draw:marker-end-width="0.359cm" draw:stroke-linejoin="miter" draw:fill-color="#b3b3b3" draw:textarea-horizontal-align="justify" draw:textarea-vertical-align="middle" draw:auto-grow-height="false" fo:min-height="2.044cm" fo:min-width="0.594cm" fo:padding-top="0.178cm" fo:padding-bottom="0.178cm" fo:padding-left="0.303cm" fo:padding-right="0.303cm"/>
    </style:style>
    <style:style style:name="gr71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15.1cm" draw:shadow-opacity="50%"/>
    </style:style>
    <style:style style:name="gr72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9.9cm" draw:shadow-opacity="50%"/>
    </style:style>
    <style:style style:name="gr73" style:family="graphic" style:parent-style-name="standard">
      <style:graphic-properties draw:fill-color="#b84700" draw:textarea-horizontal-align="justify" draw:textarea-vertical-align="middle" draw:auto-grow-height="false" fo:min-height="0.95cm" fo:min-width="0cm"/>
    </style:style>
    <style:style style:name="gr74" style:family="graphic" style:parent-style-name="standard">
      <style:graphic-properties draw:fill-color="#b84700" draw:opacity="50%" draw:textarea-horizontal-align="justify" draw:textarea-vertical-align="middle" draw:auto-grow-height="false" fo:min-height="16.15cm" fo:min-width="0cm" draw:shadow-opacity="50%"/>
    </style:style>
    <style:style style:name="gr75" style:family="graphic" style:parent-style-name="standard">
      <style:graphic-properties draw:fill-color="#b84700" draw:textarea-horizontal-align="justify" draw:textarea-vertical-align="middle" draw:auto-grow-height="false" fo:min-height="0.55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7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2.342cm" fo:min-width="6.492cm" fo:padding-top="0.429cm" fo:padding-bottom="0.429cm" fo:padding-left="0.554cm" fo:padding-right="0.554cm"/>
    </style:style>
    <style:style style:name="gr78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1.542cm" fo:min-width="6.492cm" fo:padding-top="0.429cm" fo:padding-bottom="0.429cm" fo:padding-left="0.554cm" fo:padding-right="0.554cm"/>
    </style:style>
    <style:style style:name="gr79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3.142cm" fo:min-width="6.492cm" fo:padding-top="0.429cm" fo:padding-bottom="0.429cm" fo:padding-left="0.554cm" fo:padding-right="0.554cm"/>
    </style:style>
    <style:style style:name="gr80" style:family="graphic" style:parent-style-name="measure" style:list-style-name="L1">
      <style:graphic-properties svg:stroke-width="0.018cm" svg:stroke-color="#000000" draw:marker-start-width="0.227cm" draw:marker-end-width="0.227cm" draw:stroke-linejoin="bevel" draw:textarea-vertical-align="middle" draw:line-distance="0.2cm" draw:placing="below"/>
    </style:style>
    <style:style style:name="gr81" style:family="graphic" style:parent-style-name="measure" style:list-style-name="L1">
      <style:graphic-properties draw:textarea-vertical-align="middle" draw:line-distance="0.3cm" draw:placing="above"/>
    </style:style>
    <style:style style:name="gr82" style:family="graphic" style:parent-style-name="measure" style:list-style-name="L1">
      <style:graphic-properties draw:textarea-vertical-align="middle" draw:line-distance="0.5cm" draw:placing="above"/>
    </style:style>
    <style:style style:name="gr83" style:family="graphic" style:parent-style-name="measure" style:list-style-name="L1">
      <style:graphic-properties draw:textarea-vertical-align="middle" draw:line-distance="0.4cm"/>
    </style:style>
    <style:style style:name="gr84" style:family="graphic" style:parent-style-name="measure">
      <style:graphic-properties draw:textarea-vertical-align="middle"/>
    </style:style>
    <style:style style:name="gr85" style:family="graphic" style:parent-style-name="standard">
      <style:graphic-properties draw:fill-color="#b84700" draw:textarea-horizontal-align="justify" draw:textarea-vertical-align="middle" draw:auto-grow-height="false" fo:min-height="0.55cm" fo:min-width="0.3cm"/>
    </style:style>
    <style:style style:name="gr86" style:family="graphic" style:parent-style-name="standard">
      <style:graphic-properties draw:fill-color="#b84700" draw:opacity="50%" draw:textarea-horizontal-align="justify" draw:textarea-vertical-align="middle" draw:auto-grow-height="false" fo:min-height="0.15cm" fo:min-width="25.9cm" draw:shadow-opacity="50%"/>
    </style:style>
    <style:style style:name="gr87" style:family="graphic" style:parent-style-name="standard">
      <style:graphic-properties svg:stroke-width="0.6cm" svg:stroke-color="#333333" draw:marker-start-width="1.606cm" draw:marker-end-width="1.606cm" draw:stroke-linejoin="bevel" draw:fill="solid" draw:fill-color="#000000" draw:textarea-horizontal-align="justify" draw:textarea-vertical-align="middle" draw:auto-grow-height="false" fo:min-height="0cm" fo:min-width="14.492cm" fo:padding-top="0.429cm" fo:padding-bottom="0.429cm" fo:padding-left="0.554cm" fo:padding-right="0.554cm"/>
    </style:style>
    <style:style style:name="gr88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0.34cm" fo:min-width="2.89cm" fo:padding-top="0.23cm" fo:padding-bottom="0.23cm" fo:padding-left="0.355cm" fo:padding-right="0.355cm"/>
    </style:style>
    <style:style style:name="gr89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0.348cm" fo:min-width="6.498cm" fo:padding-top="0.226cm" fo:padding-bottom="0.226cm" fo:padding-left="0.351cm" fo:padding-right="0.351cm"/>
    </style:style>
    <style:style style:name="gr90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0cm" fo:min-width="6.498cm" fo:padding-top="0.226cm" fo:padding-bottom="0.226cm" fo:padding-left="0.351cm" fo:padding-right="0.351cm"/>
    </style:style>
    <style:style style:name="gr91" style:family="graphic" style:parent-style-name="standard">
      <style:graphic-properties draw:stroke="none" svg:stroke-width="0.201cm" svg:stroke-color="#000000" draw:marker-start-width="0.505cm" draw:marker-end-width="0.505cm" draw:stroke-linejoin="miter" draw:fill="solid" draw:fill-color="#cccccc" draw:textarea-horizontal-align="center" draw:textarea-vertical-align="middle" draw:auto-grow-height="false" fo:min-height="6.742cm" fo:min-width="6.892cm" fo:padding-top="0.229cm" fo:padding-bottom="0.229cm" fo:padding-left="0.354cm" fo:padding-right="0.354cm"/>
    </style:style>
    <style:style style:name="gr92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54cm" fo:min-width="11.29cm" fo:padding-top="0.23cm" fo:padding-bottom="0.23cm" fo:padding-left="0.355cm" fo:padding-right="0.355cm"/>
    </style:style>
    <style:style style:name="gr93" style:family="graphic" style:parent-style-name="standard">
      <style:graphic-properties draw:stroke="none" svg:stroke-width="0.201cm" svg:stroke-color="#000000" draw:marker-start-width="0.506cm" draw:marker-end-width="0.506cm" draw:stroke-linejoin="miter" draw:fill="solid" draw:fill-color="#cccccc" draw:textarea-horizontal-align="justify" draw:textarea-vertical-align="middle" draw:auto-grow-height="false" fo:min-height="5.14cm" fo:min-width="5.29cm" fo:padding-top="0.23cm" fo:padding-bottom="0.23cm" fo:padding-left="0.355cm" fo:padding-right="0.355cm"/>
    </style:style>
    <style:style style:name="gr94" style:family="graphic" style:parent-style-name="standard">
      <style:graphic-properties draw:stroke="none" svg:stroke-linecap="square" draw:fill="gradient" draw:fill-gradient-name="Gradient_20_7" draw:textarea-horizontal-align="justify" draw:textarea-vertical-align="middle" draw:auto-grow-height="false" fo:min-height="9.75cm" fo:min-width="15.9cm"/>
    </style:style>
    <style:style style:name="gr95" style:family="graphic" style:parent-style-name="standard">
      <style:graphic-properties draw:stroke="none" svg:stroke-width="0.201cm" svg:stroke-color="#000000" draw:marker-start-width="0.303cm" draw:marker-end-width="0.303cm" draw:stroke-linejoin="miter" draw:fill-color="#cccccc" draw:textarea-horizontal-align="justify" draw:textarea-vertical-align="middle" draw:auto-grow-height="false" fo:min-height="13.146cm" fo:min-width="6.496cm" fo:padding-top="0.227cm" fo:padding-bottom="0.227cm" fo:padding-left="0.352cm" fo:padding-right="0.352cm"/>
    </style:style>
    <style:style style:name="gr96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1.548cm" fo:min-width="5.698cm" fo:padding-top="0.226cm" fo:padding-bottom="0.226cm" fo:padding-left="0.351cm" fo:padding-right="0.351cm"/>
    </style:style>
    <style:style style:name="gr97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4.348cm" fo:min-width="0cm" fo:padding-top="0.226cm" fo:padding-bottom="0.226cm" fo:padding-left="0.351cm" fo:padding-right="0.351cm"/>
    </style:style>
    <style:style style:name="gr98" style:family="graphic" style:parent-style-name="standard">
      <style:graphic-properties draw:stroke="none" svg:stroke-width="0.201cm" svg:stroke-color="#000000" draw:marker-start-width="0.502cm" draw:marker-end-width="0.502cm" draw:stroke-linejoin="miter" draw:fill-color="#cccccc" draw:textarea-horizontal-align="center" draw:textarea-vertical-align="middle" draw:auto-grow-height="false" fo:min-height="0cm" fo:min-width="5.698cm" fo:padding-top="0.226cm" fo:padding-bottom="0.226cm" fo:padding-left="0.351cm" fo:padding-right="0.351cm"/>
    </style:style>
    <style:style style:name="gr99" style:family="graphic" style:parent-style-name="standard">
      <style:graphic-properties svg:stroke-width="0cm" svg:stroke-color="#999999" draw:stroke-linejoin="miter" svg:stroke-linecap="round" draw:fill="hatch" draw:fill-color="#b3b3b3" draw:fill-hatch-name="Black_20_90_20_Degrees" draw:textarea-horizontal-align="right" draw:textarea-vertical-align="middle" draw:auto-grow-height="false" fo:min-height="5.35cm" fo:min-width="1.5cm"/>
    </style:style>
    <style:style style:name="gr100" style:family="graphic" style:parent-style-name="measure">
      <style:graphic-properties draw:textarea-vertical-align="middle" draw:start-guide="0cm"/>
    </style:style>
    <style:style style:name="gr101" style:family="graphic" style:parent-style-name="measure">
      <style:graphic-properties draw:textarea-vertical-align="middle" draw:line-distance="0.2cm" draw:placing="below"/>
    </style:style>
    <style:style style:name="gr102" style:family="graphic" style:parent-style-name="objectwithoutfill">
      <style:graphic-properties svg:stroke-width="0.6cm" svg:stroke-color="#b84700" draw:marker-start-width="1.099cm" draw:marker-end-width="1.099cm" draw:stroke-linejoin="bevel" svg:stroke-linecap="square" draw:fill="none" draw:textarea-vertical-align="middle" fo:padding-top="0.424cm" fo:padding-bottom="0.424cm" fo:padding-left="0.549cm" fo:padding-right="0.549cm"/>
    </style:style>
    <style:style style:name="gr103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4.547cm" fo:min-width="1.897cm" fo:padding-top="0.126cm" fo:padding-bottom="0.126cm" fo:padding-left="0.251cm" fo:padding-right="0.251cm"/>
    </style:style>
    <style:style style:name="gr10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3cm" fo:min-width="9.692cm" fo:padding-top="0.429cm" fo:padding-bottom="0.429cm" fo:padding-left="0.554cm" fo:padding-right="0.554cm"/>
    </style:style>
    <style:style style:name="gr10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4.492cm" fo:padding-top="0.429cm" fo:padding-bottom="0.429cm" fo:padding-left="0.554cm" fo:padding-right="0.554cm"/>
    </style:style>
    <style:style style:name="gr10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3.541cm" fo:min-width="3.292cm" fo:padding-top="0.429cm" fo:padding-bottom="0.429cm" fo:padding-left="0.554cm" fo:padding-right="0.554cm"/>
    </style:style>
    <style:style style:name="gr10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142cm" fo:min-width="0.091cm" fo:padding-top="0.429cm" fo:padding-bottom="0.429cm" fo:padding-left="0.554cm" fo:padding-right="0.554cm"/>
    </style:style>
    <style:style style:name="gr108" style:family="graphic" style:parent-style-name="measure" style:list-style-name="L1">
      <style:graphic-properties draw:textarea-vertical-align="middle" draw:placing="below"/>
    </style:style>
    <style:style style:name="gr10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7.748cm" fo:min-width="3.498cm" fo:padding-top="0.126cm" fo:padding-bottom="0.126cm" fo:padding-left="0.251cm" fo:padding-right="0.251cm"/>
    </style:style>
    <style:style style:name="gr110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3.748cm" fo:min-width="7.498cm" fo:padding-top="0.126cm" fo:padding-bottom="0.126cm" fo:padding-left="0.251cm" fo:padding-right="0.251cm"/>
    </style:style>
    <style:style style:name="gr11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.742cm" fo:min-width="2.892cm" fo:padding-top="0.429cm" fo:padding-bottom="0.429cm" fo:padding-left="0.554cm" fo:padding-right="0.554cm"/>
    </style:style>
    <style:style style:name="gr112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1.348cm" fo:min-width="0.298cm" fo:padding-top="0.126cm" fo:padding-bottom="0.126cm" fo:padding-left="0.251cm" fo:padding-right="0.251cm"/>
    </style:style>
    <style:style style:name="gr113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8.15cm" fo:min-width="30.3cm"/>
    </style:style>
    <style:style style:name="gr114" style:family="graphic" style:parent-style-name="standard">
      <style:graphic-properties draw:fill-color="#e6e6e6" draw:textarea-horizontal-align="justify" draw:textarea-vertical-align="middle" draw:auto-grow-height="false" fo:min-height="0.95cm" fo:min-width="1.1cm"/>
    </style:style>
    <style:style style:name="gr115" style:family="graphic" style:parent-style-name="standard">
      <style:graphic-properties draw:fill-color="#e6e6e6" draw:textarea-horizontal-align="justify" draw:textarea-vertical-align="middle" draw:auto-grow-height="false" fo:min-height="0.95cm" fo:min-width="3.5cm"/>
    </style:style>
    <style:style style:name="gr116" style:family="graphic" style:parent-style-name="standard">
      <style:graphic-properties draw:fill-color="#b84747" draw:textarea-horizontal-align="justify" draw:textarea-vertical-align="middle" draw:auto-grow-height="false" fo:min-height="3.75cm" fo:min-width="1.5cm"/>
    </style:style>
    <style:style style:name="gr117" style:family="graphic" style:parent-style-name="standard">
      <style:graphic-properties draw:fill-color="#e6e6e6" draw:textarea-horizontal-align="justify" draw:textarea-vertical-align="middle" draw:auto-grow-height="false" fo:min-height="0.95cm" fo:min-width="0.7cm"/>
    </style:style>
    <style:style style:name="gr118" style:family="graphic" style:parent-style-name="measure" style:list-style-name="L1">
      <style:graphic-properties draw:textarea-vertical-align="middle" draw:line-distance="0.7cm" draw:placing="above"/>
    </style:style>
    <style:style style:name="gr119" style:family="graphic" style:parent-style-name="measure" style:list-style-name="L1">
      <style:graphic-properties draw:textarea-vertical-align="middle" draw:line-distance="0.7cm" draw:placing="above"/>
    </style:style>
    <style:style style:name="gr120" style:family="graphic" style:parent-style-name="standard">
      <style:graphic-properties draw:fill-color="#e6e6e6" draw:textarea-horizontal-align="justify" draw:textarea-vertical-align="middle" draw:auto-grow-height="false" fo:min-height="0.95cm" fo:min-width="2.3cm"/>
    </style:style>
    <style:style style:name="gr121" style:family="graphic" style:parent-style-name="measure" style:list-style-name="L1">
      <style:graphic-properties draw:textarea-vertical-align="middle" draw:line-distance="0.7cm" draw:placing="above"/>
    </style:style>
    <style:style style:name="gr122" style:family="graphic" style:parent-style-name="measure" style:list-style-name="L1">
      <style:graphic-properties draw:textarea-vertical-align="middle" draw:line-distance="0.6cm" draw:placing="above"/>
    </style:style>
    <style:style style:name="gr123" style:family="graphic" style:parent-style-name="measure" style:list-style-name="L1">
      <style:graphic-properties draw:textarea-vertical-align="middle" draw:line-distance="0.6cm" draw:placing="above"/>
    </style:style>
    <style:style style:name="gr124" style:family="graphic" style:parent-style-name="measure" style:list-style-name="L1">
      <style:graphic-properties draw:textarea-vertical-align="middle" draw:line-distance="0.6cm" draw:placing="above"/>
    </style:style>
    <style:style style:name="gr125" style:family="graphic" style:parent-style-name="measure" style:list-style-name="L1">
      <style:graphic-properties draw:textarea-vertical-align="middle" draw:line-distance="0.7cm" draw:placing="above"/>
    </style:style>
    <style:style style:name="gr126" style:family="graphic" style:parent-style-name="measure" style:list-style-name="L1">
      <style:graphic-properties draw:textarea-vertical-align="middle" draw:line-distance="0.6cm" draw:placing="above"/>
    </style:style>
    <style:style style:name="gr127" style:family="graphic" style:parent-style-name="measure" style:list-style-name="L1">
      <style:graphic-properties draw:textarea-vertical-align="middle" draw:line-distance="0.7cm" draw:placing="above"/>
    </style:style>
    <style:style style:name="gr128" style:family="graphic" style:parent-style-name="measure" style:list-style-name="L1">
      <style:graphic-properties draw:textarea-vertical-align="middle" draw:line-distance="0.6cm" draw:placing="above"/>
    </style:style>
    <style:style style:name="gr129" style:family="graphic" style:parent-style-name="measure" style:list-style-name="L1">
      <style:graphic-properties draw:textarea-vertical-align="middle" draw:line-distance="0.6cm" draw:placing="above"/>
    </style:style>
    <style:style style:name="gr130" style:family="graphic" style:parent-style-name="measure" style:list-style-name="L1">
      <style:graphic-properties draw:textarea-vertical-align="middle" draw:line-distance="0.6cm" draw:placing="above"/>
    </style:style>
    <style:style style:name="gr131" style:family="graphic" style:parent-style-name="standard">
      <style:graphic-properties draw:fill-color="#e6e6e6" draw:textarea-horizontal-align="justify" draw:textarea-vertical-align="middle" draw:auto-grow-height="false" fo:min-height="0.95cm" fo:min-width="2.7cm"/>
    </style:style>
    <style:style style:name="gr132" style:family="graphic" style:parent-style-name="objectwithoutfill">
      <style:graphic-properties svg:stroke-width="0.3cm" svg:stroke-color="#b847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3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2.892cm" fo:padding-top="0.429cm" fo:padding-bottom="0.429cm" fo:padding-left="0.554cm" fo:padding-right="0.554cm"/>
    </style:style>
    <style:style style:name="gr134" style:family="graphic" style:parent-style-name="objectwithoutfill">
      <style:graphic-properties svg:stroke-width="0.6cm" svg:stroke-color="#b84700" draw:marker-start-width="1.099cm" draw:marker-end-width="1.099cm" draw:stroke-linejoin="none" svg:stroke-linecap="square" draw:fill="none" draw:textarea-vertical-align="middle" fo:padding-top="0.424cm" fo:padding-bottom="0.424cm" fo:padding-left="0.549cm" fo:padding-right="0.549cm"/>
    </style:style>
    <style:style style:name="gr135" style:family="graphic" style:parent-style-name="objectwithoutfill">
      <style:graphic-properties svg:stroke-width="0.6cm" svg:stroke-color="#b84700" draw:marker-start-width="1.099cm" draw:marker-end-width="1.099cm" draw:stroke-linejoin="none" svg:stroke-linecap="butt" draw:fill="none" draw:textarea-vertical-align="middle" fo:padding-top="0.424cm" fo:padding-bottom="0.424cm" fo:padding-left="0.549cm" fo:padding-right="0.549cm"/>
    </style:style>
    <style:style style:name="gr136" style:family="graphic" style:parent-style-name="standard">
      <style:graphic-properties draw:fill="hatch" draw:fill-color="#c0c0c0" draw:fill-hatch-name="Hatching_20_betonplaat" draw:fill-hatch-solid="true" draw:textarea-horizontal-align="justify" draw:textarea-vertical-align="middle" draw:auto-grow-height="false" fo:min-height="1.75cm" fo:min-width="29.1cm"/>
    </style:style>
    <style:style style:name="gr137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5.1cm"/>
    </style:style>
    <style:style style:name="gr13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139" style:family="graphic" style:parent-style-name="objectwithoutfill">
      <style:graphic-properties svg:stroke-width="0.2cm" svg:stroke-color="#b84700" draw:marker-start-width="0cm" draw:marker-end-width="0cm" svg:stroke-linecap="round" draw:fill="none" draw:textarea-vertical-align="middle" fo:padding-top="0.224cm" fo:padding-bottom="0.224cm" fo:padding-left="0.349cm" fo:padding-right="0.349cm"/>
    </style:style>
    <style:style style:name="gr14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14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742cm" fo:min-width="0cm" fo:padding-top="0.429cm" fo:padding-bottom="0.429cm" fo:padding-left="0.554cm" fo:padding-right="0.554cm"/>
    </style:style>
    <style:style style:name="gr142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143" style:family="graphic" style:parent-style-name="objectwithoutfill">
      <style:graphic-properties svg:stroke-width="0.3cm" svg:stroke-color="#355e00" draw:marker-start-width="0.199cm" draw:marker-end-width="0.199cm" svg:stroke-linecap="round" draw:fill="none" draw:textarea-vertical-align="middle" fo:padding-top="0.274cm" fo:padding-bottom="0.274cm" fo:padding-left="0.399cm" fo:padding-right="0.399cm"/>
    </style:style>
    <style:style style:name="gr144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9cm"/>
    </style:style>
    <style:style style:name="gr145" style:family="graphic" style:parent-style-name="objectwithoutfill">
      <style:graphic-properties svg:stroke-width="0.6cm" svg:stroke-color="#b84700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146" style:family="graphic" style:parent-style-name="measure" style:list-style-name="L1">
      <style:graphic-properties draw:textarea-vertical-align="middle" draw:line-distance="0.6cm"/>
    </style:style>
    <style:style style:name="gr147" style:family="graphic" style:parent-style-name="measure" style:list-style-name="L1">
      <style:graphic-properties draw:textarea-vertical-align="middle" draw:line-distance="0.1cm" draw:placing="below"/>
    </style:style>
    <style:style style:name="gr148" style:family="graphic" style:parent-style-name="objectwithoutfill">
      <style:graphic-properties svg:stroke-width="0.6cm" svg:stroke-color="#b84700" draw:marker-start-width="1.099cm" draw:marker-end-width="1.099cm" svg:stroke-linecap="square" draw:fill="none" draw:textarea-vertical-align="middle" fo:padding-top="0.424cm" fo:padding-bottom="0.424cm" fo:padding-left="0.549cm" fo:padding-right="0.549cm"/>
    </style:style>
    <style:style style:name="gr149" style:family="graphic" style:parent-style-name="measure">
      <style:graphic-properties draw:textarea-vertical-align="middle" draw:line-distance="1.589cm" draw:end-guide="-0.014cm"/>
    </style:style>
    <style:style style:name="gr150" style:family="graphic" style:parent-style-name="measure" style:list-style-name="L1">
      <style:graphic-properties draw:textarea-vertical-align="middle" draw:line-distance="0.6cm" draw:placing="above"/>
    </style:style>
    <style:style style:name="gr151" style:family="graphic" style:parent-style-name="objectwithoutfill">
      <style:graphic-properties svg:stroke-width="0.212cm" svg:stroke-color="#33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52" style:family="graphic" style:parent-style-name="measure" style:list-style-name="L1">
      <style:graphic-properties draw:textarea-vertical-align="middle" draw:line-distance="1cm"/>
    </style:style>
    <style:style style:name="gr153" style:family="graphic" style:parent-style-name="measure" style:list-style-name="L1">
      <style:graphic-properties draw:textarea-vertical-align="middle" draw:line-distance="0.126cm" draw:end-guide="0.026cm" draw:placing="below"/>
    </style:style>
    <style:style style:name="gr154" style:family="graphic" style:parent-style-name="measure">
      <style:graphic-properties draw:textarea-vertical-align="middle" draw:line-distance="1.589cm"/>
    </style:style>
    <style:style style:name="gr155" style:family="graphic" style:parent-style-name="measure">
      <style:graphic-properties draw:textarea-vertical-align="middle" draw:line-distance="1.588cm"/>
    </style:style>
    <style:style style:name="gr156" style:family="graphic" style:parent-style-name="measure" style:list-style-name="L1">
      <style:graphic-properties draw:textarea-vertical-align="middle" draw:line-distance="0.6cm" draw:placing="above"/>
    </style:style>
    <style:style style:name="gr157" style:family="graphic" style:parent-style-name="measure" style:list-style-name="L1">
      <style:graphic-properties draw:textarea-vertical-align="middle" draw:line-distance="0.662cm" draw:placing="below"/>
    </style:style>
    <style:style style:name="gr158" style:family="graphic" style:parent-style-name="measure" style:list-style-name="L1">
      <style:graphic-properties draw:textarea-vertical-align="middle" draw:line-distance="0.5cm" draw:placing="below"/>
    </style:style>
    <style:style style:name="gr159" style:family="graphic" style:parent-style-name="measure" style:list-style-name="L1">
      <style:graphic-properties draw:textarea-vertical-align="middle" draw:line-distance="0.6cm" draw:placing="above"/>
    </style:style>
    <style:style style:name="gr160" style:family="graphic" style:parent-style-name="measure" style:list-style-name="L1">
      <style:graphic-properties draw:textarea-vertical-align="middle" draw:line-distance="0.2cm" draw:placing="below"/>
    </style:style>
    <style:style style:name="gr161" style:family="graphic" style:parent-style-name="measure" style:list-style-name="L1">
      <style:graphic-properties draw:textarea-vertical-align="middle" draw:line-distance="1cm" draw:placing="above"/>
    </style:style>
    <style:style style:name="gr162" style:family="graphic" style:parent-style-name="measure" style:list-style-name="L1">
      <style:graphic-properties draw:textarea-vertical-align="middle" draw:line-distance="1cm" draw:placing="above"/>
    </style:style>
    <style:style style:name="gr163" style:family="graphic" style:parent-style-name="measure">
      <style:graphic-properties draw:textarea-vertical-align="middle" draw:line-distance="0.2cm" draw:end-guide="0.026cm"/>
    </style:style>
    <style:style style:name="gr164" style:family="graphic" style:parent-style-name="measure" style:list-style-name="L1">
      <style:graphic-properties draw:textarea-vertical-align="middle" draw:line-distance="1cm" draw:placing="above"/>
    </style:style>
    <style:style style:name="gr165" style:family="graphic" style:parent-style-name="measure" style:list-style-name="L1">
      <style:graphic-properties draw:textarea-vertical-align="middle" draw:line-distance="1cm" draw:placing="above"/>
    </style:style>
    <style:style style:name="gr166" style:family="graphic" style:parent-style-name="measure" style:list-style-name="L1">
      <style:graphic-properties draw:textarea-vertical-align="middle" draw:line-distance="0.6cm" draw:start-guide="-0.841cm" draw:placing="above"/>
    </style:style>
    <style:style style:name="gr16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942cm" fo:min-width="4.092cm" fo:padding-top="0.429cm" fo:padding-bottom="0.429cm" fo:padding-left="0.554cm" fo:padding-right="0.554cm"/>
    </style:style>
    <style:style style:name="gr168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21.142cm" fo:min-width="4.492cm" fo:padding-top="0.429cm" fo:padding-bottom="0.429cm" fo:padding-left="0.554cm" fo:padding-right="0.554cm"/>
    </style:style>
    <style:style style:name="gr16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Red_20_Crossed_20_45_20_Degrees" draw:textarea-horizontal-align="justify" draw:textarea-vertical-align="middle" draw:auto-grow-height="false" fo:min-height="6.148cm" fo:min-width="2.698cm" fo:padding-top="0.126cm" fo:padding-bottom="0.126cm" fo:padding-left="0.251cm" fo:padding-right="0.251cm"/>
    </style:style>
    <style:style style:name="gr17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142cm" fo:min-width="3.292cm" fo:padding-top="0.429cm" fo:padding-bottom="0.429cm" fo:padding-left="0.554cm" fo:padding-right="0.554cm"/>
    </style:style>
    <style:style style:name="gr17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3.942cm" fo:min-width="0.492cm" fo:padding-top="0.429cm" fo:padding-bottom="0.429cm" fo:padding-left="0.554cm" fo:padding-right="0.554cm"/>
    </style:style>
    <style:style style:name="gr172" style:family="graphic" style:parent-style-name="objectwithoutfill">
      <style:graphic-properties svg:stroke-width="0.3cm" svg:stroke-color="#b84700" draw:marker-start-width="0.199cm" draw:marker-end-width="0.199cm" draw:stroke-linejoin="miter" svg:stroke-linecap="square" draw:fill="none" draw:textarea-vertical-align="middle" fo:padding-top="0.274cm" fo:padding-bottom="0.274cm" fo:padding-left="0.399cm" fo:padding-right="0.399cm"/>
    </style:style>
    <style:style style:name="gr173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8.15cm" fo:min-width="32.7cm"/>
    </style:style>
    <style:style style:name="gr174" style:family="graphic" style:parent-style-name="measure" style:list-style-name="L1">
      <style:graphic-properties draw:textarea-vertical-align="middle" draw:line-distance="0.6cm" draw:placing="below"/>
    </style:style>
    <style:style style:name="gr17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9.292cm" fo:padding-top="0.429cm" fo:padding-bottom="0.429cm" fo:padding-left="0.554cm" fo:padding-right="0.554cm"/>
    </style:style>
    <style:style style:name="gr176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6.342cm" fo:min-width="0cm" fo:padding-top="0.429cm" fo:padding-bottom="0.429cm" fo:padding-left="0.554cm" fo:padding-right="0.554cm"/>
    </style:style>
    <style:style style:name="gr177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4.342cm" fo:min-width="0cm" fo:padding-top="0.429cm" fo:padding-bottom="0.429cm" fo:padding-left="0.554cm" fo:padding-right="0.554cm"/>
    </style:style>
    <style:style style:name="gr178" style:family="graphic" style:parent-style-name="standard">
      <style:graphic-properties draw:fill="hatch" draw:fill-color="#808080" draw:fill-hatch-name="Black_20_-45_20_Degrees" draw:fill-hatch-solid="true" draw:textarea-horizontal-align="justify" draw:textarea-vertical-align="middle" draw:auto-grow-height="false" fo:min-height="0.15cm" fo:min-width="1.1cm"/>
    </style:style>
    <style:style style:name="gr17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0cm" fo:min-width="3.292cm" fo:padding-top="0.429cm" fo:padding-bottom="0.429cm" fo:padding-left="0.554cm" fo:padding-right="0.554cm"/>
    </style:style>
    <style:style style:name="gr180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4.7cm"/>
    </style:style>
    <style:style style:name="gr181" style:family="graphic" style:parent-style-name="measure" style:list-style-name="L1">
      <style:graphic-properties draw:textarea-vertical-align="middle" draw:line-distance="0.6cm" draw:placing="below"/>
    </style:style>
    <style:style style:name="gr182" style:family="graphic" style:parent-style-name="measure" style:list-style-name="L1">
      <style:graphic-properties draw:textarea-vertical-align="middle" draw:line-distance="0.2cm"/>
    </style:style>
    <style:style style:name="gr183" style:family="graphic" style:parent-style-name="measure">
      <style:graphic-properties draw:textarea-vertical-align="middle" draw:line-distance="1.052cm" draw:placing="below"/>
    </style:style>
    <style:style style:name="gr184" style:family="graphic" style:parent-style-name="measure" style:list-style-name="L1">
      <style:graphic-properties draw:textarea-vertical-align="middle" draw:line-distance="0.6cm" draw:placing="above"/>
    </style:style>
    <style:style style:name="gr185" style:family="graphic" style:parent-style-name="measure" style:list-style-name="L1">
      <style:graphic-properties draw:textarea-vertical-align="middle" draw:line-distance="1cm" draw:placing="below"/>
    </style:style>
    <style:style style:name="gr186" style:family="graphic" style:parent-style-name="measure" style:list-style-name="L1">
      <style:graphic-properties draw:textarea-vertical-align="middle" draw:line-distance="0.2cm" draw:end-guide="0.026cm"/>
    </style:style>
    <style:style style:name="gr187" style:family="graphic" style:parent-style-name="measure">
      <style:graphic-properties draw:textarea-vertical-align="middle" draw:line-distance="1.153cm" draw:placing="below"/>
    </style:style>
    <style:style style:name="gr188" style:family="graphic" style:parent-style-name="measure" style:list-style-name="L1">
      <style:graphic-properties draw:textarea-vertical-align="middle" draw:placing="above"/>
    </style:style>
    <style:style style:name="gr189" style:family="graphic" style:parent-style-name="measure" style:list-style-name="L1">
      <style:graphic-properties draw:textarea-vertical-align="middle" draw:placing="above"/>
    </style:style>
    <style:style style:name="gr190" style:family="graphic" style:parent-style-name="measure" style:list-style-name="L1">
      <style:graphic-properties draw:textarea-vertical-align="middle" draw:line-distance="0.6cm" draw:placing="above"/>
    </style:style>
    <style:style style:name="gr191" style:family="graphic" style:parent-style-name="measure" style:list-style-name="L1">
      <style:graphic-properties draw:textarea-vertical-align="middle" draw:line-distance="0.598cm" draw:placing="above"/>
    </style:style>
    <style:style style:name="gr192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7.9cm"/>
    </style:style>
    <style:style style:name="gr193" style:family="graphic" style:parent-style-name="standard">
      <style:graphic-properties draw:fill="hatch" draw:fill-color="#808080" draw:fill-hatch-name="Black_20_45_20_Degrees_20_Wide" draw:fill-hatch-solid="true" draw:textarea-horizontal-align="justify" draw:textarea-vertical-align="middle" draw:auto-grow-height="false" fo:min-height="0.15cm" fo:min-width="3.5cm"/>
    </style:style>
    <style:style style:name="gr194" style:family="graphic" style:parent-style-name="measure" style:list-style-name="L1">
      <style:graphic-properties draw:textarea-vertical-align="middle" draw:line-distance="0.251cm" draw:placing="above"/>
    </style:style>
    <style:style style:name="gr195" style:family="graphic" style:parent-style-name="measure" style:list-style-name="L1">
      <style:graphic-properties draw:textarea-vertical-align="middle" draw:line-distance="0.6cm" draw:placing="above"/>
    </style:style>
    <style:style style:name="gr196" style:family="graphic" style:parent-style-name="measure" style:list-style-name="L1">
      <style:graphic-properties draw:textarea-vertical-align="middle" draw:line-distance="0.76cm" draw:placing="above"/>
    </style:style>
    <style:style style:name="gr197" style:family="graphic" style:parent-style-name="measure" style:list-style-name="L1">
      <style:graphic-properties draw:textarea-vertical-align="middle" draw:line-distance="0.6cm" draw:placing="below"/>
    </style:style>
    <style:style style:name="gr198" style:family="graphic" style:parent-style-name="measure" style:list-style-name="L1">
      <style:graphic-properties draw:textarea-vertical-align="middle" draw:line-distance="0.6cm" draw:placing="below"/>
    </style:style>
    <style:style style:name="gr199" style:family="graphic" style:parent-style-name="measure" style:list-style-name="L1">
      <style:graphic-properties draw:textarea-vertical-align="middle" draw:line-distance="0.6cm" draw:placing="below"/>
    </style:style>
    <style:style style:name="gr200" style:family="graphic" style:parent-style-name="measure">
      <style:graphic-properties draw:textarea-vertical-align="middle" draw:line-distance="0.2cm" draw:end-guide="0.026cm" draw:placing="below"/>
    </style:style>
    <style:style style:name="gr201" style:family="graphic" style:parent-style-name="measure" style:list-style-name="L1">
      <style:graphic-properties draw:textarea-vertical-align="middle" draw:line-distance="0.6cm" draw:placing="below"/>
    </style:style>
    <style:style style:name="gr202" style:family="graphic" style:parent-style-name="measure" style:list-style-name="L1">
      <style:graphic-properties draw:textarea-vertical-align="middle" draw:line-distance="0.2cm" draw:placing="above"/>
    </style:style>
    <style:style style:name="gr203" style:family="graphic" style:parent-style-name="measure" style:list-style-name="L1">
      <style:graphic-properties draw:textarea-vertical-align="middle" draw:line-distance="0.2cm" draw:end-guide="-0.033cm" draw:placing="above"/>
    </style:style>
    <style:style style:name="gr204" style:family="graphic" style:parent-style-name="measure" style:list-style-name="L1">
      <style:graphic-properties draw:textarea-vertical-align="middle" draw:line-distance="0.2cm" draw:placing="above"/>
    </style:style>
    <style:style style:name="gr205" style:family="graphic" style:parent-style-name="standard">
      <style:graphic-properties draw:fill-color="#e6e6e6" draw:textarea-horizontal-align="justify" draw:textarea-vertical-align="middle" draw:auto-grow-height="false" fo:min-height="0.95cm" fo:min-width="1.9cm"/>
    </style:style>
    <style:style style:name="gr206" style:family="graphic" style:parent-style-name="standard">
      <style:graphic-properties draw:fill-color="#e6e6e6" draw:textarea-horizontal-align="justify" draw:textarea-vertical-align="middle" draw:auto-grow-height="false" fo:min-height="0.95cm" fo:min-width="1.5cm"/>
    </style:style>
    <style:style style:name="gr207" style:family="graphic" style:parent-style-name="measure" style:list-style-name="L1">
      <style:graphic-properties draw:textarea-vertical-align="middle" draw:line-distance="0.2cm" draw:placing="above"/>
    </style:style>
    <style:style style:name="gr208" style:family="graphic" style:parent-style-name="measure" style:list-style-name="L1">
      <style:graphic-properties draw:textarea-vertical-align="middle" draw:line-distance="0.2cm" draw:placing="above"/>
    </style:style>
    <style:style style:name="gr209" style:family="graphic" style:parent-style-name="measure" style:list-style-name="L1">
      <style:graphic-properties draw:textarea-vertical-align="middle" draw:line-distance="0.2cm" draw:placing="above"/>
    </style:style>
    <style:style style:name="gr210" style:family="graphic" style:parent-style-name="measure" style:list-style-name="L1">
      <style:graphic-properties draw:textarea-vertical-align="middle" draw:line-distance="0.2cm" draw:placing="above"/>
    </style:style>
    <style:style style:name="gr211" style:family="graphic" style:parent-style-name="measure" style:list-style-name="L1">
      <style:graphic-properties draw:textarea-vertical-align="middle" draw:line-distance="0.2cm" draw:placing="above"/>
    </style:style>
    <style:style style:name="gr212" style:family="graphic" style:parent-style-name="measure" style:list-style-name="L1">
      <style:graphic-properties draw:textarea-vertical-align="middle" draw:line-distance="0.2cm" draw:placing="above"/>
    </style:style>
    <style:style style:name="gr213" style:family="graphic" style:parent-style-name="measure" style:list-style-name="L1">
      <style:graphic-properties draw:textarea-vertical-align="middle" draw:line-distance="0.2cm" draw:placing="above"/>
    </style:style>
    <style:style style:name="gr214" style:family="graphic" style:parent-style-name="measure" style:list-style-name="L1">
      <style:graphic-properties draw:textarea-vertical-align="middle" draw:line-distance="0.2cm" draw:end-guide="-0.033cm" draw:placing="above"/>
    </style:style>
    <style:style style:name="gr21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6.342cm" fo:min-width="10.092cm" fo:padding-top="0.429cm" fo:padding-bottom="0.429cm" fo:padding-left="0.554cm" fo:padding-right="0.554cm"/>
    </style:style>
    <style:style style:name="gr216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942cm" fo:min-width="2.092cm" fo:padding-top="0.429cm" fo:padding-bottom="0.429cm" fo:padding-left="0.554cm" fo:padding-right="0.554cm"/>
    </style:style>
    <style:style style:name="gr21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218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342cm" fo:min-width="5.292cm" fo:padding-top="0.429cm" fo:padding-bottom="0.429cm" fo:padding-left="0.554cm" fo:padding-right="0.554cm"/>
    </style:style>
    <style:style style:name="gr219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6.342cm" fo:min-width="0.492cm" fo:padding-top="0.429cm" fo:padding-bottom="0.429cm" fo:padding-left="0.554cm" fo:padding-right="0.554cm"/>
    </style:style>
    <style:style style:name="gr22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49cm" fo:padding-top="0.23cm" fo:padding-bottom="0.23cm" fo:padding-left="0.355cm" fo:padding-right="0.355cm"/>
    </style:style>
    <style:style style:name="gr22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22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5.29cm" fo:padding-top="0.23cm" fo:padding-bottom="0.23cm" fo:padding-left="0.355cm" fo:padding-right="0.355cm"/>
    </style:style>
    <style:style style:name="gr22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69cm" fo:padding-top="0.23cm" fo:padding-bottom="0.23cm" fo:padding-left="0.355cm" fo:padding-right="0.355cm"/>
    </style:style>
    <style:style style:name="gr22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14cm" fo:min-width="0cm" fo:padding-top="0.23cm" fo:padding-bottom="0.23cm" fo:padding-left="0.355cm" fo:padding-right="0.355cm"/>
    </style:style>
    <style:style style:name="gr225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.29cm" fo:padding-top="0.23cm" fo:padding-bottom="0.23cm" fo:padding-left="0.355cm" fo:padding-right="0.355cm"/>
    </style:style>
    <style:style style:name="gr22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54cm" fo:min-width="0cm" fo:padding-top="0.23cm" fo:padding-bottom="0.23cm" fo:padding-left="0.355cm" fo:padding-right="0.355cm"/>
    </style:style>
    <style:style style:name="gr227" style:family="graphic" style:parent-style-name="objectwithoutfill">
      <style:graphic-properties svg:stroke-width="0.212cm" svg:stroke-color="#7e0021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8" style:family="graphic" style:parent-style-name="standard">
      <style:graphic-properties draw:fill-color="#314004" draw:opacity="90%" draw:textarea-horizontal-align="justify" draw:textarea-vertical-align="middle" draw:auto-grow-height="false" fo:min-height="3.635cm" fo:min-width="19.045cm"/>
    </style:style>
    <style:style style:name="gr229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492cm" fo:padding-top="0.429cm" fo:padding-bottom="0.429cm" fo:padding-left="0.554cm" fo:padding-right="0.554cm"/>
    </style:style>
    <style:style style:name="gr230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231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232" style:family="graphic" style:parent-style-name="standard">
      <style:graphic-properties draw:stroke="none" svg:stroke-width="0cm" svg:stroke-color="#b84700" draw:marker-start-width="0.198cm" draw:marker-end-width="0.198cm" draw:stroke-linejoin="miter" svg:stroke-linecap="round" draw:fill="hatch" draw:fill-hatch-name="Red_20_Crossed_20_45_20_Degrees" draw:textarea-horizontal-align="justify" draw:textarea-vertical-align="middle" draw:auto-grow-height="false" fo:min-height="0.219cm" fo:min-width="5.302cm" fo:padding-top="0.424cm" fo:padding-bottom="0.424cm" fo:padding-left="0.549cm" fo:padding-right="0.549cm"/>
    </style:style>
    <style:style style:name="gr233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234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5.942cm" fo:min-width="2.092cm" fo:padding-top="0.429cm" fo:padding-bottom="0.429cm" fo:padding-left="0.554cm" fo:padding-right="0.554cm"/>
    </style:style>
    <style:style style:name="gr235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11.942cm" fo:min-width="2.092cm" fo:padding-top="0.429cm" fo:padding-bottom="0.429cm" fo:padding-left="0.554cm" fo:padding-right="0.554cm"/>
    </style:style>
    <style:style style:name="gr236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25.942cm" fo:min-width="0.492cm" fo:padding-top="0.429cm" fo:padding-bottom="0.429cm" fo:padding-left="0.554cm" fo:padding-right="0.554cm"/>
    </style:style>
    <style:style style:name="gr237" style:family="graphic" style:parent-style-name="standard">
      <style:graphic-properties svg:stroke-color="#7da647" draw:fill="none" draw:fill-color="#729fcf" draw:textarea-horizontal-align="justify" draw:textarea-vertical-align="middle" draw:auto-grow-height="false" fo:min-height="15.75cm" fo:min-width="27.9cm"/>
    </style:style>
    <style:style style:name="gr238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2.092cm" fo:padding-top="0.429cm" fo:padding-bottom="0.429cm" fo:padding-left="0.554cm" fo:padding-right="0.554cm"/>
    </style:style>
    <style:style style:name="gr239" style:family="graphic" style:parent-style-name="standard">
      <style:graphic-properties svg:stroke-width="0.6cm" svg:stroke-color="#b84700" draw:marker-start-width="1.606cm" draw:marker-end-width="1.606cm" draw:stroke-linejoin="miter" draw:fill="none" draw:fill-color="#ffffff" draw:textarea-horizontal-align="justify" draw:textarea-vertical-align="middle" draw:auto-grow-height="false" fo:min-height="0cm" fo:min-width="1.692cm" fo:padding-top="0.429cm" fo:padding-bottom="0.429cm" fo:padding-left="0.554cm" fo:padding-right="0.554cm"/>
    </style:style>
    <style:style style:name="gr24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4.881cm" fo:padding-top="0.23cm" fo:padding-bottom="0.23cm" fo:padding-left="0.355cm" fo:padding-right="0.355cm"/>
    </style:style>
    <style:style style:name="gr24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8.89cm" fo:padding-top="0.23cm" fo:padding-bottom="0.23cm" fo:padding-left="0.355cm" fo:padding-right="0.355cm"/>
    </style:style>
    <style:style style:name="gr24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6.091cm" fo:padding-top="0.23cm" fo:padding-bottom="0.23cm" fo:padding-left="0.355cm" fo:padding-right="0.355cm"/>
    </style:style>
    <style:style style:name="gr24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94cm" fo:min-width="4.89cm" fo:padding-top="0.23cm" fo:padding-bottom="0.23cm" fo:padding-left="0.355cm" fo:padding-right="0.355cm"/>
    </style:style>
    <style:style style:name="gr244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5.14cm" fo:min-width="2.09cm" fo:padding-top="0.23cm" fo:padding-bottom="0.23cm" fo:padding-left="0.355cm" fo:padding-right="0.355cm"/>
    </style:style>
    <style:style style:name="gr245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Hatching_20_1" draw:fill-hatch-solid="false" draw:textarea-horizontal-align="right" draw:textarea-vertical-align="bottom" draw:auto-grow-height="false" fo:min-height="2.948cm" fo:min-width="5.898cm" fo:padding-top="0.126cm" fo:padding-bottom="0.126cm" fo:padding-left="0.251cm" fo:padding-right="0.251cm"/>
    </style:style>
    <style:style style:name="gr246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3.14cm" fo:min-width="0.89cm" fo:padding-top="0.23cm" fo:padding-bottom="0.23cm" fo:padding-left="0.355cm" fo:padding-right="0.355cm"/>
    </style:style>
    <style:style style:name="gr247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0.74cm" fo:min-width="2.89cm" fo:padding-top="0.23cm" fo:padding-bottom="0.23cm" fo:padding-left="0.355cm" fo:padding-right="0.355cm"/>
    </style:style>
    <style:style style:name="gr248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948cm" fo:min-width="1.898cm" fo:padding-top="0.126cm" fo:padding-bottom="0.126cm" fo:padding-left="0.251cm" fo:padding-right="0.251cm"/>
    </style:style>
    <style:style style:name="gr249" style:family="graphic" style:parent-style-name="standard">
      <style:graphic-properties draw:stroke="none" svg:stroke-width="0cm" svg:stroke-color="#b84700" draw:marker-start-width="0.2cm" draw:marker-end-width="0.2cm" draw:stroke-linejoin="miter" draw:fill="hatch" draw:fill-hatch-name="Black_20_0_20_Degrees" draw:textarea-horizontal-align="left" draw:textarea-vertical-align="bottom" draw:auto-grow-height="false" fo:min-height="0.548cm" fo:min-width="1.098cm" fo:padding-top="0.126cm" fo:padding-bottom="0.126cm" fo:padding-left="0.251cm" fo:padding-right="0.251cm"/>
    </style:style>
    <style:style style:name="gr25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Hatching_20_1" draw:fill-hatch-solid="false" draw:textarea-horizontal-align="center" draw:textarea-vertical-align="bottom" draw:auto-grow-height="false" fo:min-height="2.74cm" fo:min-width="5.29cm" fo:padding-top="0.23cm" fo:padding-bottom="0.23cm" fo:padding-left="0.355cm" fo:padding-right="0.355cm"/>
    </style:style>
    <style:style style:name="gr251" style:family="graphic" style:parent-style-name="objectwithoutfill">
      <style:graphic-properties svg:stroke-width="0.6cm" svg:stroke-color="#314004" draw:marker-start-width="1.099cm" draw:marker-end-width="1.099cm" svg:stroke-linecap="round" draw:fill="none" draw:textarea-vertical-align="middle" fo:padding-top="0.424cm" fo:padding-bottom="0.424cm" fo:padding-left="0.549cm" fo:padding-right="0.549cm"/>
    </style:style>
    <style:style style:name="gr252" style:family="graphic" style:parent-style-name="standard">
      <style:graphic-properties svg:stroke-color="#aecf00" draw:fill="none" draw:fill-color="#729fcf" draw:opacity="80%" draw:textarea-horizontal-align="justify" draw:textarea-vertical-align="middle" draw:auto-grow-height="false" fo:min-height="15.75cm" fo:min-width="28.2cm"/>
    </style:style>
    <style:style style:name="gr253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8.742cm" fo:min-width="2.092cm" fo:padding-top="0.429cm" fo:padding-bottom="0.429cm" fo:padding-left="0.554cm" fo:padding-right="0.554cm"/>
    </style:style>
    <style:style style:name="gr254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15.142cm" fo:min-width="2.092cm" fo:padding-top="0.429cm" fo:padding-bottom="0.429cm" fo:padding-left="0.554cm" fo:padding-right="0.554cm"/>
    </style:style>
    <style:style style:name="gr255" style:family="graphic" style:parent-style-name="standard">
      <style:graphic-properties draw:stroke="none" svg:stroke-width="0cm" svg:stroke-color="#b84700" draw:marker-start-width="0.707cm" draw:marker-end-width="0.707cm" draw:fill="hatch" draw:fill-color="#ffffff" draw:fill-hatch-name="Red_20_Crossed_20_45_20_Degrees" draw:textarea-horizontal-align="justify" draw:textarea-vertical-align="middle" draw:auto-grow-height="false" fo:min-height="5.542cm" fo:min-width="2.092cm" fo:padding-top="0.429cm" fo:padding-bottom="0.429cm" fo:padding-left="0.554cm" fo:padding-right="0.554cm"/>
    </style:style>
    <style:style style:name="gr256" style:family="graphic" style:parent-style-name="standard">
      <style:graphic-properties svg:stroke-width="0.6cm" svg:stroke-color="#b84700" draw:marker-start-width="1.606cm" draw:marker-end-width="1.606cm" draw:fill="hatch" draw:fill-color="#ffffff" draw:fill-hatch-name="Red_20_Crossed_20_45_20_Degrees" draw:textarea-horizontal-align="justify" draw:textarea-vertical-align="middle" draw:auto-grow-height="false" fo:min-height="2.742cm" fo:min-width="2.092cm" fo:padding-top="0.429cm" fo:padding-bottom="0.429cm" fo:padding-left="0.554cm" fo:padding-right="0.554cm"/>
    </style:style>
    <style:style style:name="gr257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9.142cm" fo:min-width="2.092cm" fo:padding-top="0.429cm" fo:padding-bottom="0.429cm" fo:padding-left="0.554cm" fo:padding-right="0.554cm"/>
    </style:style>
    <style:style style:name="gr258" style:family="graphic" style:parent-style-name="standard">
      <style:graphic-properties svg:stroke-width="0.6cm" svg:stroke-color="#b84700" draw:marker-start-width="1.606cm" draw:marker-end-width="1.606cm" draw:stroke-linejoin="miter" draw:fill="hatch" draw:fill-color="#333333" draw:fill-hatch-name="Red_20_Crossed_20_45_20_Degrees" draw:textarea-horizontal-align="justify" draw:textarea-vertical-align="middle" draw:auto-grow-height="false" fo:min-height="15.542cm" fo:min-width="0.492cm" fo:padding-top="0.429cm" fo:padding-bottom="0.429cm" fo:padding-left="0.554cm" fo:padding-right="0.554cm"/>
    </style:style>
    <style:style style:name="gr259" style:family="graphic" style:parent-style-name="standard">
      <style:graphic-properties svg:stroke-width="0.6cm" svg:stroke-color="#b84700" draw:marker-start-width="1.606cm" draw:marker-end-width="1.606cm" draw:fill="none" draw:fill-color="#ffffff" draw:textarea-horizontal-align="justify" draw:textarea-vertical-align="middle" draw:auto-grow-height="false" fo:min-height="2.742cm" fo:min-width="2.092cm" fo:padding-top="0.429cm" fo:padding-bottom="0.429cm" fo:padding-left="0.554cm" fo:padding-right="0.554cm"/>
    </style:style>
    <style:style style:name="gr260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bottom" draw:auto-grow-height="false" fo:min-height="3.94cm" fo:min-width="14.09cm" fo:padding-top="0.23cm" fo:padding-bottom="0.23cm" fo:padding-left="0.355cm" fo:padding-right="0.355cm"/>
    </style:style>
    <style:style style:name="gr261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7.69cm" fo:padding-top="0.23cm" fo:padding-bottom="0.23cm" fo:padding-left="0.355cm" fo:padding-right="0.355cm"/>
    </style:style>
    <style:style style:name="gr262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0cm" fo:min-width="12.09cm" fo:padding-top="0.23cm" fo:padding-bottom="0.23cm" fo:padding-left="0.355cm" fo:padding-right="0.355cm"/>
    </style:style>
    <style:style style:name="gr263" style:family="graphic" style:parent-style-name="standard">
      <style:graphic-properties draw:stroke="none" svg:stroke-width="0.201cm" svg:stroke-color="#000000" draw:marker-start-width="0.506cm" draw:marker-end-width="0.506cm" draw:stroke-linejoin="miter" draw:fill="hatch" draw:fill-color="#cccccc" draw:fill-hatch-name="Black_20_0_20_Degrees" draw:textarea-horizontal-align="center" draw:textarea-vertical-align="top" draw:auto-grow-height="false" fo:min-height="3.94cm" fo:min-width="5.29cm" fo:padding-top="0.23cm" fo:padding-bottom="0.23cm" fo:padding-left="0.355cm" fo:padding-right="0.355cm"/>
    </style:style>
    <style:style style:name="gr264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8.3cm"/>
    </style:style>
    <style:style style:name="gr265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2.95cm" fo:min-width="18.3cm"/>
    </style:style>
    <style:style style:name="gr266" style:family="graphic" style:parent-style-name="standard">
      <style:graphic-properties draw:stroke="none" draw:fill-color="#314004" draw:opacity="90%" draw:textarea-horizontal-align="justify" draw:textarea-vertical-align="middle" draw:auto-grow-height="false" fo:min-height="3.35cm" fo:min-width="1.5cm"/>
    </style:style>
    <style:style style:name="gr267" style:family="graphic" style:parent-style-name="standard">
      <style:graphic-properties draw:fill-color="#333333" draw:textarea-horizontal-align="justify" draw:textarea-vertical-align="middle" draw:auto-grow-height="false" fo:min-height="1.35cm" fo:min-width="1.5cm"/>
    </style:style>
    <style:style style:name="P1" style:family="paragraph">
      <loext:graphic-properties draw:fill="none" draw:fill-color="#cccccc"/>
      <style:paragraph-properties fo:text-align="center"/>
      <style:text-properties fo:language="nl" fo:country="NL"/>
    </style:style>
    <style:style style:name="P2" style:family="paragraph">
      <loext:graphic-properties draw:fill="none" draw:fill-color="#000000"/>
      <style:paragraph-properties fo:text-align="center"/>
      <style:text-properties fo:font-size="24pt" fo:language="nl" fo:country="NL" style:font-weight-complex="normal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language="nl" fo:country="NL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/>
      <style:text-properties fo:font-size="24pt" fo:language="nl" fo:country="NL" style:font-weight-complex="normal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cccccc"/>
      <style:paragraph-properties fo:text-align="center"/>
      <style:text-properties fo:font-size="24pt" fo:language="nl" fo:country="NL"/>
    </style:style>
    <style:style style:name="P8" style:family="paragraph">
      <loext:graphic-properties draw:fill-color="#cccccc"/>
      <style:paragraph-properties fo:text-align="center"/>
      <style:text-properties fo:language="nl" fo:country="NL"/>
    </style:style>
    <style:style style:name="P9" style:family="paragraph">
      <loext:graphic-properties draw:fill="solid" draw:fill-color="#cccccc"/>
      <style:paragraph-properties fo:text-align="center"/>
      <style:text-properties fo:font-size="24pt" fo:language="nl" fo:country="NL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hatch" draw:fill-color="#b3b3b3" draw:fill-hatch-name="Black_20_90_20_Degrees"/>
      <style:paragraph-properties fo:text-align="center"/>
      <style:text-properties fo:language="nl" fo:country="NL"/>
    </style:style>
    <style:style style:name="P12" style:family="paragraph">
      <loext:graphic-properties draw:fill="none" draw:fill-color="#ffffff"/>
      <style:text-properties fo:language="nl" fo:country="NL"/>
    </style:style>
    <style:style style:name="P13" style:family="paragraph">
      <loext:graphic-properties draw:fill="solid" draw:fill-color="#b3b3b3"/>
      <style:paragraph-properties fo:text-align="center"/>
      <style:text-properties fo:language="nl" fo:country="NL"/>
    </style:style>
    <style:style style:name="P14" style:family="paragraph">
      <loext:graphic-properties draw:fill-color="#e6e6e6"/>
      <style:paragraph-properties fo:text-align="center"/>
      <style:text-properties fo:language="nl" fo:country="NL"/>
    </style:style>
    <style:style style:name="P15" style:family="paragraph">
      <loext:graphic-properties draw:fill="none" draw:fill-color="#cccccc"/>
      <style:paragraph-properties fo:text-align="center"/>
      <style:text-properties fo:font-size="24pt" fo:language="nl" fo:country="NL" style:font-weight-complex="normal"/>
    </style:style>
    <style:style style:name="P16" style:family="paragraph">
      <loext:graphic-properties draw:fill="none" draw:fill-color="#cccccc"/>
      <style:paragraph-properties fo:text-align="center"/>
      <style:text-properties fo:font-size="24pt" fo:language="nl" fo:country="NL"/>
    </style:style>
    <style:style style:name="P17" style:family="paragraph">
      <loext:graphic-properties draw:fill-color="#b3b3b3"/>
      <style:paragraph-properties fo:text-align="center"/>
      <style:text-properties fo:font-size="14pt" fo:language="nl" fo:country="NL" style:font-size-asian="14pt" style:font-size-complex="14pt"/>
    </style:style>
    <style:style style:name="P18" style:family="paragraph">
      <loext:graphic-properties draw:fill-color="#b3b3b3"/>
      <style:paragraph-properties fo:text-align="center"/>
      <style:text-properties fo:language="nl" fo:country="NL"/>
    </style:style>
    <style:style style:name="P19" style:family="paragraph">
      <loext:graphic-properties draw:fill="none"/>
      <style:paragraph-properties fo:text-align="center"/>
      <style:text-properties fo:language="nl" fo:country="NL"/>
    </style:style>
    <style:style style:name="P20" style:family="paragraph">
      <style:paragraph-properties fo:margin-left="0.5cm" fo:margin-right="0cm" fo:text-align="end" fo:text-indent="0cm"/>
      <style:text-properties fo:language="nl" fo:country="NL"/>
    </style:style>
    <style:style style:name="P21" style:family="paragraph">
      <style:paragraph-properties fo:text-align="center"/>
      <style:text-properties fo:language="nl" fo:country="NL"/>
    </style:style>
    <style:style style:name="P22" style:family="paragraph">
      <loext:graphic-properties draw:fill-color="#b84700" draw:opacity="50%"/>
      <style:paragraph-properties fo:text-align="center"/>
    </style:style>
    <style:style style:name="P23" style:family="paragraph">
      <loext:graphic-properties draw:fill-color="#b84700"/>
      <style:paragraph-properties fo:text-align="center"/>
    </style:style>
    <style:style style:name="P24" style:family="paragraph">
      <loext:graphic-properties draw:fill="gradient" draw:fill-gradient-name="Gradient_20_7"/>
      <style:paragraph-properties fo:text-align="center"/>
      <style:text-properties fo:language="nl" fo:country="NL"/>
    </style:style>
    <style:style style:name="P25" style:family="paragraph">
      <loext:graphic-properties draw:fill="hatch" draw:fill-hatch-name="Red_20_Crossed_20_45_20_Degrees"/>
      <style:paragraph-properties fo:text-align="center"/>
      <style:text-properties fo:language="nl" fo:country="NL"/>
    </style:style>
    <style:style style:name="P26" style:family="paragraph">
      <loext:graphic-properties draw:fill="hatch" draw:fill-color="#ffffff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27" style:family="paragraph">
      <loext:graphic-properties draw:fill="none" draw:fill-color="#729fcf"/>
      <style:paragraph-properties fo:text-align="center"/>
      <style:text-properties fo:language="nl" fo:country="NL"/>
    </style:style>
    <style:style style:name="P28" style:family="paragraph">
      <loext:graphic-properties draw:fill-color="#b84747"/>
      <style:paragraph-properties fo:text-align="center"/>
      <style:text-properties fo:language="nl" fo:country="NL"/>
    </style:style>
    <style:style style:name="P29" style:family="paragraph">
      <loext:graphic-properties draw:fill="hatch" draw:fill-color="#c0c0c0" draw:fill-hatch-name="Hatching_20_betonplaat" draw:fill-hatch-solid="true"/>
      <style:paragraph-properties fo:text-align="center"/>
    </style:style>
    <style:style style:name="P30" style:family="paragraph">
      <loext:graphic-properties draw:fill="hatch" draw:fill-color="#808080" draw:fill-hatch-name="Black_20_45_20_Degrees_20_Wide" draw:fill-hatch-solid="true"/>
      <style:paragraph-properties fo:text-align="center"/>
    </style:style>
    <style:style style:name="P31" style:family="paragraph">
      <loext:graphic-properties draw:fill="hatch" draw:fill-color="#808080" draw:fill-hatch-name="Black_20_-45_20_Degrees" draw:fill-hatch-solid="true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  <style:text-properties fo:font-size="24pt" fo:language="nl" fo:country="NL" style:font-weight-complex="normal"/>
    </style:style>
    <style:style style:name="P33" style:family="paragraph">
      <loext:graphic-properties draw:fill="hatch" draw:fill-color="#333333" draw:fill-hatch-name="Red_20_Crossed_20_45_20_Degrees"/>
      <style:paragraph-properties fo:text-align="center"/>
      <style:text-properties fo:font-size="24pt" fo:language="nl" fo:country="NL" style:font-weight-complex="normal"/>
    </style:style>
    <style:style style:name="P34" style:family="paragraph">
      <loext:graphic-properties draw:fill="hatch" draw:fill-color="#cccccc" draw:fill-hatch-name="Black_20_0_20_Degrees"/>
      <style:paragraph-properties fo:text-align="center"/>
      <style:text-properties fo:font-size="24pt" fo:language="nl" fo:country="NL" style:font-weight-complex="normal"/>
    </style:style>
    <style:style style:name="P35" style:family="paragraph">
      <loext:graphic-properties draw:fill-color="#314004" draw:opacity="90%"/>
      <style:paragraph-properties fo:text-align="center"/>
      <style:text-properties fo:language="nl" fo:country="NL"/>
    </style:style>
    <style:style style:name="P36" style:family="paragraph">
      <loext:graphic-properties draw:fill="hatch" draw:fill-color="#cccccc" draw:fill-hatch-name="Hatching_20_1" draw:fill-hatch-solid="false"/>
      <style:paragraph-properties fo:text-align="center"/>
      <style:text-properties fo:font-size="24pt" fo:language="nl" fo:country="NL" style:font-weight-complex="normal"/>
    </style:style>
    <style:style style:name="P37" style:family="paragraph">
      <loext:graphic-properties draw:fill="hatch" draw:fill-hatch-name="Hatching_20_1" draw:fill-hatch-solid="false"/>
      <style:paragraph-properties fo:text-align="center"/>
      <style:text-properties fo:language="nl" fo:country="NL"/>
    </style:style>
    <style:style style:name="P38" style:family="paragraph">
      <loext:graphic-properties draw:fill="hatch" draw:fill-hatch-name="Black_20_0_20_Degrees"/>
      <style:paragraph-properties fo:text-align="center"/>
      <style:text-properties fo:language="nl" fo:country="NL"/>
    </style:style>
    <style:style style:name="P39" style:family="paragraph">
      <loext:graphic-properties draw:fill="none" draw:fill-color="#729fcf" draw:opacity="80%"/>
      <style:paragraph-properties fo:text-align="center"/>
      <style:text-properties fo:language="nl" fo:country="NL"/>
    </style:style>
    <style:style style:name="P40" style:family="paragraph">
      <loext:graphic-properties draw:fill-color="#333333"/>
      <style:paragraph-properties fo:text-align="center"/>
      <style:text-properties fo:language="nl" fo:country="N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nl" fo:country="NL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nl" fo:country="N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language="nl" fo:country="NL" style:font-size-asian="18pt" style:font-size-complex="18pt" style:font-weight-complex="normal"/>
    </style:style>
    <style:style style:name="T5" style:family="text">
      <style:text-properties fo:font-size="24pt" fo:language="nl" fo:country="NL" style:font-weight-complex="normal"/>
    </style:style>
    <style:style style:name="T6" style:family="text">
      <style:text-properties fo:font-size="24pt" fo:language="nl" fo:country="NL"/>
    </style:style>
    <style:style style:name="T7" style:family="text">
      <style:text-properties fo:font-size="14pt" fo:language="nl" fo:country="N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0.3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4cm" svg:height="27.2cm" draw:transform="rotate (1.5707963267949) translate (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" draw:text-style-name="P3" draw:layer="layout" svg:x1="1.7cm" svg:y1="3.271cm" svg:x2="1.7cm" svg:y2="1.671cm">
            <text:p text:style-name="P3"><text:span text:style-name="T1"><text:measure text:kind="gap"/></text:span><text:span text:style-name="T1"><text:measure text:kind="value">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3" draw:text-style-name="P3" draw:layer="layout" svg:x1="1.7cm" svg:y1="10.871cm" svg:x2="1.7cm" svg:y2="3.271cm">
            <text:p text:style-name="P3"><text:span text:style-name="T1"><text:measure text:kind="gap"/></text:span><text:span text:style-name="T1"><text:measure text:kind="value">3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4" draw:text-style-name="P3" draw:layer="layout" svg:x1="1.7cm" svg:y1="18.071cm" svg:x2="1.7cm" svg:y2="19.671cm">
            <text:p text:style-name="P3"><text:span text:style-name="T2"><text:measure text:kind="gap"/></text:span><text:span text:style-name="T2"><text:measure text:kind="value">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5" draw:text-style-name="P4" draw:layer="layout" svg:x1="2.1cm" svg:y1="19.671cm" svg:x2="28.5cm" svg:y2="19.671cm">
            <text:p text:style-name="P4"><text:span text:style-name="T1"><text:measure text:kind="gap"/></text:span><text:span text:style-name="T1"><text:measure text:kind="value">1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6" draw:text-style-name="P5" draw:layer="layout" svg:width="15.6cm" svg:height="25.6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3" draw:text-style-name="P3" draw:layer="layout" svg:x1="1.7cm" svg:y1="18.071cm" svg:x2="1.7cm" svg:y2="10.871cm">
            <text:p text:style-name="P3"><text:span text:style-name="T1"><text:measure text:kind="gap"/></text:span><text:span text:style-name="T1"><text:measure text:kind="value">3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7" draw:text-style-name="P6" draw:layer="layout" svg:x1="15.3cm" svg:y1="0.771cm" svg:x2="8.9cm" svg:y2="0.771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8" draw:text-style-name="P6" draw:layer="layout" svg:x1="28.1cm" svg:y1="0.877cm" svg:x2="21.7cm" svg:y2="0.877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9" draw:text-style-name="P6" draw:layer="layout" svg:x1="8.9cm" svg:y1="0.877cm" svg:x2="2.5cm" svg:y2="0.877cm">
            <text:p text:style-name="P6"><text:measure text:kind="gap"/><text:measure text:kind="value">3.200</text:measure> <text:measure text:kind="unit">mm</text:measure><text:measure text:kind="gap"/></text:p>
          </draw:measure>
          <draw:measure draw:style-name="gr10" draw:text-style-name="P6" draw:layer="layout" svg:x1="21.7cm" svg:y1="0.771cm" svg:x2="15.3cm" svg:y2="0.771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</draw:g>
        <draw:g>
          <draw:custom-shape draw:style-name="gr11" draw:text-style-name="P7" draw:layer="layout" svg:width="0.4cm" svg:height="0.8cm" svg:x="8.1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8.4cm" svg:height="5.2cm" svg:x="8.5cm" svg:y="1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4.799cm" svg:height="6cm" draw:transform="skewX (0.000523598775598299) translate (2.102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7.2cm" svg:height="7.2cm" draw:transform="rotate (-3.14159265358979) translate (23.3cm 18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5" draw:text-style-name="P7" draw:layer="layout" svg:width="6cm" svg:height="2cm" svg:x="15.7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4.8cm" svg:height="2.4cm" svg:x="10.9cm" svg:y="8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8" draw:layer="layout" svg:width="7.2cm" svg:height="7.2cm" draw:transform="rotate (1.5707963267949) translate (16.1cm 10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7" draw:text-style-name="P8" draw:layer="layout" svg:width="6cm" svg:height="6cm" draw:transform="rotate (-1.5707963267949) translate (21.7cm 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2.4cm" svg:height="2.4cm" draw:transform="rotate (-1.5707963267949) translate (19.3cm 14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9" draw:text-style-name="P9" draw:layer="layout" svg:width="7.2cm" svg:height="5.6cm" svg:x="9.7cm" svg:y="2.4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0" draw:text-style-name="P8" draw:layer="layout" svg:width="0.8cm" svg:height="0.8cm" draw:transform="rotate (-3.14159265358979) translate (8.1cm 7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2.4cm" svg:height="2.4cm" svg:x="3.7cm" svg:y="8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8" draw:layer="layout" svg:width="4.8cm" svg:height="4.8cm" draw:transform="rotate (-3.14159265358979) translate (8.5cm 13.2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2" draw:text-style-name="P7" draw:layer="layout" svg:width="1.6cm" svg:height="2.4cm" svg:x="2.1cm" svg:y="8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.6cm" svg:height="4cm" svg:x="2.5cm" svg:y="4.871cm">
            <text:p text:style-name="P10"><text:span text:style-name="T4">Trap</text:span></text:p>
            <text:p text:style-name="P10"><text:span text:style-name="T4">0 -2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7" draw:layer="layout" svg:width="5.998cm" svg:height="15.6cm" draw:transform="skewX (0.000349065850398866) translate (22.105cm 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2" draw:layer="layout" svg:width="0.001cm" svg:height="1.187cm" svg:x="3.702cm" svg:y="8.471cm">
            <draw:text-box>
              <text:p/>
            </draw:text-box>
          </draw:frame>
          <draw:custom-shape draw:style-name="gr26" draw:text-style-name="P7" draw:layer="layout" svg:width="4.4cm" svg:height="7.2cm" svg:x="2.1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1" draw:layer="layout" svg:width="1.6cm" svg:height="1.6cm" svg:x="2.5cm" svg:y="8.471cm">
            <text:p text:style-name="P10"><text:span text:style-name="T4">Trap</text:span></text:p>
            <text:p text:style-name="P10"><text:span text:style-name="T4">200 –</text:span></text:p>
            <text:p text:style-name="P10"><text:span text:style-name="T4">28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8" draw:layer="layout" svg:width="2.8cm" svg:height="2.8cm" draw:transform="rotate (1.5707963267949) translate (8.5cm 13.6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18" draw:text-style-name="P8" draw:layer="layout" svg:width="2.4cm" svg:height="2.4cm" draw:transform="rotate (-1.5707963267949) translate (10.9cm 10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" draw:text-style-name="P8" draw:layer="layout" svg:width="1.6cm" svg:height="1.6cm" svg:x="6.5cm" svg:y="11.6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0" draw:text-style-name="P9" draw:layer="layout" svg:width="4.4cm" svg:height="2.8cm" svg:x="11.3cm" svg:y="10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1" draw:text-style-name="P9" draw:layer="layout" svg:width="1.6cm" svg:height="5.6cm" svg:x="6.5cm" svg:y="13.271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2" draw:text-style-name="P8" draw:layer="layout" svg:width="4.4cm" svg:height="4.4cm" svg:x="6.5cm" svg:y="6.4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8" draw:layer="layout" svg:width="2cm" svg:height="2cm" draw:transform="rotate (1.5707963267949) translate (17.3cm 16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4" draw:text-style-name="P13" draw:layer="layout" svg:width="1.2cm" svg:height="0.4cm" svg:x="7.3cm" svg:y="2.871cm">
            <text:p text:style-name="P10"><text:span text:style-name="T4">MK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5" draw:text-style-name="P7" draw:layer="layout" svg:width="7.2cm" svg:height="0.4cm" svg:x="16.1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8" draw:layer="layout" svg:width="0.8cm" svg:height="0.8cm" draw:transform="rotate (-1.5707963267949) translate (9.3cm 6.8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8" draw:layer="layout" svg:width="2cm" svg:height="2cm" draw:transform="rotate (1.5707963267949) translate (8.5cm 8.0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3" draw:text-style-name="P8" draw:layer="layout" svg:width="2cm" svg:height="2cm" svg:x="19.7cm" svg:y="14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8" draw:layer="layout" svg:width="3.6cm" svg:height="3.6cm" svg:x="15.7cm" svg:y="10.871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7" draw:text-style-name="P7" draw:layer="layout" svg:width="4.4cm" svg:height="2cm" svg:x="17.3cm" svg:y="1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8" draw:layer="layout" svg:width="2.4cm" svg:height="2.4cm" draw:transform="rotate (-3.14159265358979) translate (10.9cm 10.471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8" draw:text-style-name="P13" draw:layer="layout" svg:width="2cm" svg:height="3.2cm" svg:x="7.3cm" svg:y="3.671cm">
            <text:p text:style-name="P10"><text:span text:style-name="T4">CV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39" draw:text-style-name="P7" draw:layer="layout" svg:width="0.4cm" svg:height="2cm" svg:x="19.3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7" draw:layer="layout" svg:width="2cm" svg:height="0.4cm" svg:x="7.3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layout" svg:width="0.4cm" svg:height="1.2cm" svg:x="8.9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2" draw:text-style-name="P14" draw:layer="layout" svg:width="0.4cm" svg:height="2.8cm" draw:transform="rotate (1.5707963267949) translate (3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9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6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8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1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5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16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1.7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0.1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3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5.3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4.5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6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14" draw:layer="layout" svg:width="0.4cm" svg:height="2.8cm" draw:transform="rotate (1.5707963267949) translate (18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0.1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6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2.9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13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1.7cm" svg:y="6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1.7cm" svg:y="3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1.7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3.3cm 1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24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svg:x="28.5cm" svg:y="11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4" draw:text-style-name="P15" draw:layer="layout" svg:width="2.8cm" svg:height="4.139cm" svg:x="4.9cm" svg:y="12.332cm">
            <text:p text:style-name="P10"><text:span text:style-name="T5">Bad-</text:span></text:p>
            <text:p text:style-name="P10"><text:span text:style-name="T5">kamer</text:span></text:p>
            <text:p text:style-name="P10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5" draw:layer="layout" svg:width="4.548cm" svg:height="6.8cm" svg:x="8.752cm" svg:y="11.671cm">
            <text:p text:style-name="P10"><text:span text:style-name="T5">Keuken</text:span></text:p>
            <text:p text:style-name="P10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16" draw:layer="layout" svg:width="5.599cm" svg:height="7.2cm" draw:transform="skewX (0.000349065850398866) translate (2.103cm 1.671cm)">
            <text:p text:style-name="P10"><text:span text:style-name="T6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15" draw:layer="layout" svg:width="5.852cm" svg:height="3.461cm" svg:x="12.1cm" svg:y="4.0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16" draw:layer="layout" svg:width="8.4cm" svg:height="14.8cm" svg:x="19.152cm" svg:y="3.532cm">
            <text:p text:style-name="P10"><text:span text:style-name="T6">Woonkamer /</text:span></text:p>
            <text:p text:style-name="P10"><text:span text:style-name="T6">Muziekkamer</text:span></text:p>
            <text:p text:style-name="P10"><text:span text:style-name="T6"/></text:p>
            <text:p text:style-name="P10"><text:span text:style-name="T6"/></text:p>
            <text:p text:style-name="P10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17" draw:layer="layout" svg:width="1.2cm" svg:height="1.2cm" svg:x="15.7cm" svg:y="17.271cm">
            <text:p text:style-name="P10"><text:span text:style-name="T7">k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17" draw:layer="layout" svg:width="5.6cm" svg:height="1.6cm" svg:x="9.3cm" svg:y="17.271cm">
            <text:p text:style-name="P10"><text:span text:style-name="T7">aanrech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18" draw:layer="layout" svg:width="1.6cm" svg:height="1.6cm" svg:x="2.1cm" svg:y="11.671cm">
            <text:p text:style-name="P10"><text:span text:style-name="T2">Was</text:span></text:p>
            <text:p text:style-name="P10"><text:span text:style-name="T2">mch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15" draw:layer="layout" svg:width="4.4cm" svg:height="2.4cm" svg:x="0.9cm" svg:y="9.271cm">
            <text:p text:style-name="P10"><text:span text:style-name="T5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19" draw:layer="layout" svg:x1="18.5cm" svg:y1="19.271cm" svg:x2="20.5cm" svg:y2="20.071cm">
            <text:p/>
          </draw:line>
          <draw:line draw:style-name="gr53" draw:text-style-name="P19" draw:layer="layout" svg:x1="6.5cm" svg:y1="11.671cm" svg:x2="7.7cm" svg:y2="13.271cm">
            <text:p/>
          </draw:line>
          <draw:custom-shape draw:style-name="gr54" draw:text-style-name="P18" draw:layer="layout" svg:width="1.2cm" svg:height="2cm" svg:x="2.1cm" svg:y="14.471cm">
            <text:p text:style-name="P10"><text:span text:style-name="T2">w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19" draw:layer="layout" svg:x1="4.1cm" svg:y1="2.071cm" svg:x2="6.1cm" svg:y2="2.871cm">
            <text:p/>
          </draw:line>
          <draw:line draw:style-name="gr53" draw:text-style-name="P19" draw:layer="layout" svg:x1="10.9cm" svg:y1="10.071cm" svg:x2="9.3cm" svg:y2="8.871cm">
            <text:p/>
          </draw:line>
          <draw:custom-shape draw:style-name="gr55" draw:text-style-name="P18" draw:layer="layout" svg:width="3.6cm" svg:height="1.6cm" svg:x="4.1cm" svg:y="17.271cm">
            <text:p text:style-name="P10"><text:span text:style-name="T2">B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19" draw:layer="layout" svg:x1="21.7cm" svg:y1="16.871cm" svg:x2="20.1cm" svg:y2="15.671cm">
            <text:p/>
          </draw:line>
          <draw:line draw:style-name="gr53" draw:text-style-name="P19" draw:layer="layout" svg:x1="20.1cm" svg:y1="6.071cm" svg:x2="21.3cm" svg:y2="4.471cm">
            <text:p/>
          </draw:line>
          <draw:measure draw:style-name="gr56" draw:text-style-name="P3" draw:layer="layout" svg:x1="27.1cm" svg:y1="2.871cm" svg:x2="27.1cm" svg:y2="18.471cm">
            <text:p text:style-name="P3"><text:span text:style-name="T1"><text:measure text:kind="gap"/></text:span><text:span text:style-name="T1"><text:measure text:kind="value">7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57" draw:text-style-name="P3" draw:layer="layout" svg:x1="22.1cm" svg:y1="4.671cm" svg:x2="28.1cm" svg:y2="4.671cm">
            <text:p text:style-name="P3"><text:span text:style-name="T2"><text:measure text:kind="gap"/></text:span><text:span text:style-name="T2"><text:measure text:kind="value">3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58" draw:text-style-name="P3" draw:layer="layout" svg:x1="10.8cm" svg:y1="10.471cm" svg:x2="10.8cm" svg:y2="2.471cm">
            <text:p text:style-name="P3"><text:span text:style-name="T2"><text:measure text:kind="gap"/></text:span><text:span text:style-name="T2"><text:measure text:kind="value">4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59" draw:text-style-name="P3" draw:layer="layout" svg:x1="13.4cm" svg:y1="13.271cm" svg:x2="13.4cm" svg:y2="17.271cm">
            <text:p text:style-name="P3"><text:span text:style-name="T2"><text:measure text:kind="gap"/></text:span><text:span text:style-name="T2"><text:measure text:kind="value">2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60" draw:text-style-name="P20" draw:layer="layout" svg:x1="9.701cm" svg:y1="4.971cm" svg:x2="21.701cm" svg:y2="4.871cm">
            <text:p text:style-name="P20"><text:span text:style-name="T2"><text:measure text:kind="gap"/></text:span><text:span text:style-name="T2"><text:measure text:kind="value">6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53" draw:text-style-name="P19" draw:layer="layout" svg:x1="4.5cm" svg:y1="9.271cm" svg:x2="6.1cm" svg:y2="10.471cm">
            <text:p/>
          </draw:line>
          <draw:measure draw:style-name="gr61" draw:text-style-name="P4" draw:layer="layout" svg:x1="2.503cm" svg:y1="2.471cm" svg:x2="2.503cm" svg:y2="4.871cm">
            <text:p text:style-name="P4"><text:span text:style-name="T1"><text:measure text:kind="gap"/></text:span><text:span text:style-name="T1"><text:measure text:kind="value">1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custom-shape draw:style-name="gr62" draw:text-style-name="P17" draw:layer="layout" svg:width="2.4cm" svg:height="1.6cm" draw:transform="rotate (0.785398163397448) translate (14.5cm 13.368cm)">
            <text:p text:style-name="P10"><text:span text:style-name="T7">taf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63" draw:text-style-name="P4" draw:layer="layout" svg:x1="4cm" svg:y1="8.471cm" svg:x2="4cm" svg:y2="2.471cm">
            <text:p text:style-name="P4"><text:span text:style-name="T1"><text:measure text:kind="gap"/></text:span><text:span text:style-name="T1"><text:measure text:kind="value">3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4" draw:text-style-name="P3" draw:layer="layout" svg:x1="9.3cm" svg:y1="15.971cm" svg:x2="14.9cm" svg:y2="15.971cm">
            <text:p text:style-name="P3"><text:measure text:kind="gap"/><text:measure text:kind="value">2.800</text:measure> <text:measure text:kind="unit">mm</text:measure><text:measure text:kind="gap"/></text:p>
          </draw:measure>
          <draw:measure draw:style-name="gr65" draw:text-style-name="P21" draw:layer="layout" svg:x1="20.8cm" svg:y1="15.671cm" svg:x2="20.8cm" svg:y2="18.871cm">
            <text:p text:style-name="P21"><text:span text:style-name="T2"><text:measure text:kind="gap"/></text:span><text:span text:style-name="T2"><text:measure text:kind="value">1.6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66" draw:text-style-name="P4" draw:layer="layout" svg:x1="3.7cm" svg:y1="18.871cm" svg:x2="3.7cm" svg:y2="11.671cm">
            <text:p text:style-name="P4"><text:span text:style-name="T1"><text:measure text:kind="gap"/></text:span><text:span text:style-name="T1"><text:measure text:kind="value">3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67" draw:text-style-name="P20" draw:layer="layout" svg:x1="2.1cm" svg:y1="17.371cm" svg:x2="8.1cm" svg:y2="17.371cm">
            <text:p text:style-name="P20"><text:span text:style-name="T2"><text:measure text:kind="gap"/></text:span><text:span text:style-name="T2"><text:measure text:kind="value">3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53" draw:text-style-name="P19" draw:layer="layout" svg:x1="17.3cm" svg:y1="16.871cm" svg:x2="18.9cm" svg:y2="15.671cm">
            <text:p/>
          </draw:line>
          <draw:line draw:style-name="gr68" draw:text-style-name="P19" draw:layer="layout" svg:x1="6.5cm" svg:y1="4.871cm" svg:x2="6.9cm" svg:y2="6.471cm">
            <text:p/>
          </draw:line>
          <draw:line draw:style-name="gr68" draw:text-style-name="P19" draw:layer="layout" svg:x1="6.9cm" svg:y1="2.871cm" svg:x2="6.5cm" svg:y2="4.471cm">
            <text:p/>
          </draw:line>
          <draw:line draw:style-name="gr53" draw:text-style-name="P19" draw:layer="layout" svg:x1="8.8cm" svg:y1="12.971cm" svg:x2="10cm" svg:y2="11.371cm">
            <text:p/>
          </draw:line>
          <draw:measure draw:style-name="gr69" draw:text-style-name="P3" draw:layer="layout" svg:x1="22.1cm" svg:y1="16.471cm" svg:x2="16.1cm" svg:y2="10.471cm">
            <text:p text:style-name="P3"><text:span text:style-name="T2"><text:measure text:kind="gap"/></text:span><text:span text:style-name="T2"><text:measure text:kind="value">4.242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custom-shape draw:style-name="gr70" draw:text-style-name="P17" draw:layer="layout" svg:width="1.2cm" svg:height="2.4cm" svg:x="8.5cm" svg:y="14.871cm">
            <text:p text:style-name="P10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1" draw:text-style-name="P22" draw:layer="layout" svg:width="15.6cm" svg:height="0.4cm" svg:x="2.1cm" svg:y="10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2" draw:layer="layout" svg:width="15.6cm" svg:height="0.4cm" svg:x="2.1cm" svg:y="1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22" draw:layer="layout" svg:width="15.6cm" svg:height="0.4cm" svg:x="2.1cm" svg:y="2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22" draw:layer="layout" svg:width="10.4cm" svg:height="0.4cm" svg:x="18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2" draw:layer="layout" svg:width="10.4cm" svg:height="0.4cm" svg:x="18.1cm" svg:y="10.471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22" draw:layer="layout" svg:width="10.4cm" svg:height="0.4cm" svg:x="18.1cm" svg:y="2.47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73" draw:text-style-name="P23" draw:layer="layout" svg:width="0.4cm" svg:height="1.2cm" svg:x="8.7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3" draw:layer="layout" svg:width="0.4cm" svg:height="1.2cm" svg:x="8.7cm" svg:y="17.2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2" draw:layer="layout" svg:width="0.2cm" svg:height="16.4cm" svg:x="9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2" draw:layer="layout" svg:width="0.2cm" svg:height="16.4cm" svg:x="8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3" draw:text-style-name="P23" draw:layer="layout" svg:width="0.4cm" svg:height="1.2cm" svg:x="15.1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73" draw:text-style-name="P23" draw:layer="layout" svg:width="0.4cm" svg:height="1.2cm" svg:x="15.1cm" svg:y="17.2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2" draw:layer="layout" svg:width="0.2cm" svg:height="16.4cm" svg:x="15.5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2" draw:layer="layout" svg:width="0.2cm" svg:height="16.4cm" svg:x="14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5" draw:text-style-name="P23" draw:layer="layout" svg:width="0.4cm" svg:height="0.8cm" svg:x="21.5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23" draw:layer="layout" svg:width="0.4cm" svg:height="0.8cm" svg:x="21.5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2" draw:layer="layout" svg:width="0.2cm" svg:height="16.4cm" svg:x="21.9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2" draw:layer="layout" svg:width="0.2cm" svg:height="16.4cm" svg:x="21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5" draw:text-style-name="P23" draw:layer="layout" svg:width="0.4cm" svg:height="0.8cm" svg:x="27.9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23" draw:layer="layout" svg:width="0.4cm" svg:height="0.8cm" svg:x="27.9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2" draw:layer="layout" svg:width="0.2cm" svg:height="16.4cm" svg:x="28.3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2" draw:layer="layout" svg:width="0.2cm" svg:height="16.4cm" svg:x="27.7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5" draw:text-style-name="P23" draw:layer="layout" svg:width="0.4cm" svg:height="0.8cm" svg:x="2.3cm" svg:y="2.871cm">
              <text:p/>
              <draw:enhanced-geometry svg:viewBox="0 0 21600 21600" draw:type="rectangle" draw:enhanced-path="M 0 0 L 21600 0 21600 21600 0 21600 0 0 Z N"/>
            </draw:custom-shape>
            <draw:custom-shape draw:style-name="gr75" draw:text-style-name="P23" draw:layer="layout" svg:width="0.4cm" svg:height="0.8cm" svg:x="2.3cm" svg:y="17.671cm">
              <text:p/>
              <draw:enhanced-geometry svg:viewBox="0 0 21600 21600" draw:type="rectangle" draw:enhanced-path="M 0 0 L 21600 0 21600 21600 0 21600 0 0 Z N"/>
            </draw:custom-shape>
            <draw:custom-shape draw:style-name="gr74" draw:text-style-name="P22" draw:layer="layout" svg:width="0.2cm" svg:height="16.4cm" svg:x="2.7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4" draw:text-style-name="P22" draw:layer="layout" svg:width="0.2cm" svg:height="16.4cm" svg:x="2.1cm" svg:y="2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76" draw:text-style-name="P12" draw:layer="layout" svg:width="0.502cm" svg:height="1.187cm" svg:x="4.9cm" svg:y="6.871cm">
          <draw:text-box>
            <text:p/>
          </draw:text-box>
        </draw:frame>
        <draw:frame draw:style-name="gr76" draw:text-style-name="P12" draw:layer="layout" svg:width="0.502cm" svg:height="1.187cm" svg:x="13.3cm" svg:y="10.794cm">
          <draw:text-box>
            <text:p/>
          </draw:text-box>
        </draw:frame>
      </draw:page>
      <draw:page draw:name="page2" draw:style-name="dp1" draw:master-page-name="Default">
        <draw:g>
          <draw:custom-shape draw:style-name="gr77" draw:text-style-name="P5" draw:layer="layout" svg:width="7.6cm" svg:height="3.2cm" draw:transform="rotate (1.5707963267949) translate (21.7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7.6cm" svg:height="3.2cm" draw:transform="rotate (1.5707963267949) translate (21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7.24cm" svg:height="27.2cm" draw:transform="rotate (1.5707963267949) translate (1.7cm 19.3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5" draw:layer="layout" svg:width="7.6cm" svg:height="2.4cm" draw:transform="rotate (1.5707963267949) translate (2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8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12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7.6cm" svg:height="3.2cm" draw:transform="rotate (1.5707963267949) translate (18.5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24.9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8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12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9" draw:text-style-name="P5" draw:layer="layout" svg:width="7.6cm" svg:height="4cm" draw:transform="rotate (1.5707963267949) translate (24.9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" draw:layer="layout" svg:width="7.6cm" svg:height="3.2cm" draw:transform="rotate (1.5707963267949) translate (18.5cm 10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0.3cm" svg:height="20cm" svg:x="0.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measure draw:style-name="gr80" draw:text-style-name="P4" draw:layer="layout" svg:x1="1.3cm" svg:y1="19.671cm" svg:x2="29.3cm" svg:y2="19.671cm">
            <text:p text:style-name="P4"><text:span text:style-name="T1"><text:measure text:kind="gap"/></text:span><text:span text:style-name="T1"><text:measure text:kind="value">14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81" draw:text-style-name="P6" draw:layer="layout" svg:x1="1.7cm" svg:y1="1.371cm" svg:x2="8.9cm" svg:y2="1.371cm">
            <text:p text:style-name="P6"><text:span text:style-name="T3"><text:measure text:kind="gap"/></text:span><text:span text:style-name="T3"><text:measure text:kind="value">3.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82" draw:text-style-name="P6" draw:layer="layout" svg:x1="8.9cm" svg:y1="1.571cm" svg:x2="16.9cm" svg:y2="1.571cm">
            <text:p text:style-name="P6"><text:span text:style-name="T3"><text:measure text:kind="gap"/></text:span><text:span text:style-name="T3"><text:measure text:kind="value">4.0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83" draw:text-style-name="P6" draw:layer="layout" svg:x1="16.9cm" svg:y1="1.471cm" svg:x2="23.3cm" svg:y2="1.471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84" draw:text-style-name="P10" draw:layer="layout" svg:x1="23.3cm" svg:y1="1.871cm" svg:x2="28.9cm" svg:y2="1.871cm">
            <text:p text:style-name="P10"><text:measure text:kind="gap"/><text:measure text:kind="value">2.800</text:measure> <text:measure text:kind="unit">mm</text:measure><text:measure text:kind="gap"/></text:p>
          </draw:measure>
          <draw:custom-shape draw:style-name="gr85" draw:text-style-name="P23" draw:layer="layout" svg:width="0.8cm" svg:height="0.8cm" svg:x="16.5cm" svg:y="9.6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22.9cm" svg:y="9.6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8.5cm" svg:y="9.6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8.5cm" svg:y="2.8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16.5cm" svg:y="2.8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22.9cm" svg:y="2.8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8.5cm" svg:y="17.6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16.5cm" svg:y="17.671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23" draw:layer="layout" svg:width="0.8cm" svg:height="0.8cm" svg:x="22.9cm" svg:y="17.6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2" draw:layer="layout" svg:width="26.4cm" svg:height="0.4cm" svg:x="2.1cm" svg:y="2.4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2" draw:layer="layout" svg:width="26.4cm" svg:height="0.4cm" svg:x="2.1cm" svg:y="10.471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22" draw:layer="layout" svg:width="26.4cm" svg:height="0.4cm" svg:x="2.1cm" svg:y="18.471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5" draw:layer="layout" svg:width="15.6cm" svg:height="0.001cm" draw:transform="rotate (1.5707963267949) translate (17.7cm 18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8" draw:text-style-name="P9" draw:layer="layout" svg:width="3.6cm" svg:height="0.8cm" svg:x="4.9cm" svg:y="2.871cm">
            <text:p text:style-name="P10"><text:span text:style-name="T5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7" draw:layer="layout" svg:width="7.2cm" svg:height="0.8cm" svg:x="9.3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7" draw:layer="layout" svg:width="7.2cm" svg:height="0.8cm" svg:x="9.3cm" svg:y="17.6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0" draw:text-style-name="P7" draw:layer="layout" svg:width="7.2cm" svg:height="0.4cm" svg:x="9.3cm" svg:y="10.071cm">
            <text:p text:style-name="P10"><text:span text:style-name="T6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1" draw:text-style-name="P9" draw:layer="layout" svg:width="7.6cm" svg:height="7.2cm" svg:x="9.3cm" svg:y="10.4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2" draw:text-style-name="P9" draw:layer="layout" svg:width="12cm" svg:height="6cm" svg:x="4.9cm" svg:y="3.6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3" draw:text-style-name="P9" draw:layer="layout" svg:width="6cm" svg:height="5.6cm" svg:x="2.5cm" svg:y="12.871cm">
            <text:p text:style-name="P10"><text:span text:style-name="T5">Bad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4" draw:text-style-name="P24" draw:layer="layout" svg:width="16.4cm" svg:height="10cm" draw:transform="rotate (1.5707963267949) translate (18.5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5" draw:text-style-name="P7" draw:layer="layout" svg:width="7.2cm" svg:height="13.6cm" svg:x="18.9cm" svg:y="4.071cm">
            <text:p text:style-name="P10"><text:span text:style-name="T6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19" draw:layer="layout" svg:x1="19.3cm" svg:y1="5.671cm" svg:x2="18.5cm" svg:y2="7.671cm">
            <text:p/>
          </draw:line>
          <draw:custom-shape draw:style-name="gr96" draw:text-style-name="P7" draw:layer="layout" svg:width="6.4cm" svg:height="2cm" draw:transform="skewX (0.000523598775598299) translate (2.501cm 10.471cm)">
            <text:p text:style-name="P10"><text:span text:style-name="T6">Overloo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3" draw:text-style-name="P19" draw:layer="layout" svg:x1="9.3cm" svg:y1="10.471cm" svg:x2="10.1cm" svg:y2="12.471cm">
            <text:p/>
          </draw:line>
          <draw:line draw:style-name="gr53" draw:text-style-name="P19" draw:layer="layout" svg:x1="8.1cm" svg:y1="9.671cm" svg:x2="6.1cm" svg:y2="8.871cm">
            <text:p/>
          </draw:line>
          <draw:line draw:style-name="gr53" draw:text-style-name="P19" draw:layer="layout" svg:x1="6.5cm" svg:y1="12.871cm" svg:x2="8.5cm" svg:y2="13.671cm">
            <text:p/>
          </draw:line>
          <draw:custom-shape draw:style-name="gr97" draw:text-style-name="P7" draw:layer="layout" svg:width="0.403cm" svg:height="4.8cm" draw:transform="skewX (0.000698131700797732) translate (8.503cm 12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7" draw:layer="layout" svg:width="6.4cm" svg:height="0.4cm" svg:x="2.1cm" svg:y="10.0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1" draw:layer="layout" svg:width="2cm" svg:height="5.6cm" svg:x="2.5cm" svg:y="4.871cm">
            <text:p text:style-name="P10"><text:span text:style-name="T4">Trap</text:span></text:p>
            <text:p text:style-name="P10"><text:span text:style-name="T4">0 -28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3" draw:text-style-name="P14" draw:layer="layout" svg:width="0.4cm" svg:height="1.2cm" draw:transform="rotate (1.5707963267949) translate (12.9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6.5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2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1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3.3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1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3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18.5cm 4.8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2" draw:text-style-name="P14" draw:layer="layout" svg:width="0.4cm" svg:height="2.8cm" draw:transform="rotate (-3.14159265358979) translate (18.5cm 8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18.5cm 17.6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18.5cm 16.0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11.3cm 2.4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6.5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4.9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18.5cm 14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-3.14159265358979) translate (2.1cm 6.4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custom-shape draw:style-name="gr43" draw:text-style-name="P14" draw:layer="layout" svg:width="0.4cm" svg:height="1.2cm" draw:transform="rotate (1.5707963267949) translate (9.7cm 19.271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  <draw:custom-shape draw:style-name="gr43" draw:text-style-name="P14" draw:layer="layout" svg:width="0.4cm" svg:height="1.2cm" draw:transform="rotate (1.5707963267949) translate (9.7cm 2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measure draw:style-name="gr84" draw:text-style-name="P3" draw:layer="measurelines" svg:x1="1.7cm" svg:y1="12.471cm" svg:x2="1.7cm" svg:y2="2.871cm">
            <text:p text:style-name="P3"><text:span text:style-name="T1"><text:measure text:kind="gap"/></text:span><text:span text:style-name="T1"><text:measure text:kind="value">4.8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00" draw:text-style-name="P3" draw:layer="measurelines" svg:x1="16.7cm" svg:y1="18.471cm" svg:x2="16.7cm" svg:y2="10.071cm">
            <text:p text:style-name="P3"><text:span text:style-name="T2"><text:measure text:kind="gap"/></text:span><text:span text:style-name="T2"><text:measure text:kind="value">4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1" draw:text-style-name="P21" draw:layer="measurelines" svg:x1="7.6cm" svg:y1="12.57cm" svg:x2="7.6cm" svg:y2="10.17cm">
            <text:p text:style-name="P21"><text:span text:style-name="T2"><text:measure text:kind="gap"/></text:span><text:span text:style-name="T2"><text:measure text:kind="value">1.2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84" draw:text-style-name="P3" draw:layer="layout" svg:x1="2.5cm" svg:y1="17.771cm" svg:x2="8.9cm" svg:y2="17.771cm">
            <text:p text:style-name="P3"><text:span text:style-name="T1"><text:measure text:kind="gap"/></text:span><text:span text:style-name="T1"><text:measure text:kind="value">3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84" draw:text-style-name="P3" draw:layer="layout" svg:x1="9.3cm" svg:y1="17.771cm" svg:x2="16.9cm" svg:y2="17.771cm">
            <text:p text:style-name="P3"><text:span text:style-name="T2"><text:measure text:kind="gap"/></text:span><text:span text:style-name="T2"><text:measure text:kind="value">3.8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00" draw:text-style-name="P3" draw:layer="layout" svg:x1="15.8cm" svg:y1="9.671cm" svg:x2="15.8cm" svg:y2="2.871cm">
            <text:p text:style-name="P3"><text:span text:style-name="T2"><text:measure text:kind="gap"/></text:span><text:span text:style-name="T2"><text:measure text:kind="value">3.4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</draw:g>
      </draw:page>
      <draw:page draw:name="page3" draw:style-name="dp1" draw:master-page-name="Default">
        <draw:g>
          <draw:g>
            <draw:line draw:style-name="gr102" draw:text-style-name="P19" draw:layer="layout" svg:x1="9.7cm" svg:y1="7.671cm" svg:x2="9.7cm" svg:y2="8.071cm">
              <text:p/>
            </draw:line>
            <draw:line draw:style-name="gr102" draw:text-style-name="P19" draw:layer="layout" svg:x1="9.7cm" svg:y1="13.671cm" svg:x2="9.7cm" svg:y2="14.071cm">
              <text:p/>
            </draw:line>
            <draw:line draw:style-name="gr102" draw:text-style-name="P19" draw:layer="layout" svg:x1="16.1cm" svg:y1="13.671cm" svg:x2="16.1cm" svg:y2="14.071cm">
              <text:p/>
            </draw:line>
            <draw:line draw:style-name="gr102" draw:text-style-name="P19" draw:layer="layout" svg:x1="22.5cm" svg:y1="13.671cm" svg:x2="22.5cm" svg:y2="14.071cm">
              <text:p/>
            </draw:line>
            <draw:line draw:style-name="gr102" draw:text-style-name="P19" draw:layer="layout" svg:x1="3.3cm" svg:y1="13.671cm" svg:x2="3.3cm" svg:y2="14.071cm">
              <text:p/>
            </draw:line>
          </draw:g>
          <draw:g>
            <draw:custom-shape draw:style-name="gr103" draw:text-style-name="P25" draw:layer="layout" svg:width="2.399cm" svg:height="4.799cm" draw:transform="rotate (-1.5707963267949) translate (30.499cm 12.066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04" draw:text-style-name="P26" draw:layer="layout" svg:width="10.8cm" svg:height="16.001cm" draw:transform="rotate (1.5707963267949) translate (2.1cm 1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5" draw:text-style-name="P26" draw:layer="layout" svg:width="5.6cm" svg:height="7.6cm" draw:transform="rotate (1.5707963267949) translate (18.1cm 18.8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6" draw:text-style-name="P26" draw:layer="layout" svg:width="4.4cm" svg:height="4.399cm" draw:transform="rotate (1.5707963267949) translate (25.7cm 18.87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07" draw:text-style-name="P26" draw:layer="layout" svg:width="1.199cm" svg:height="6cm" draw:transform="rotate (1.5707963267949) translate (19.7cm 13.265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measure draw:style-name="gr108" draw:text-style-name="P6" draw:layer="layout" svg:x1="14.099cm" svg:y1="7.77cm" svg:x2="6.099cm" svg:y2="7.77cm">
              <text:p text:style-name="P6"><text:span text:style-name="T3"><text:measure text:kind="gap"/></text:span><text:span text:style-name="T3"><text:measure text:kind="value">4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09" draw:text-style-name="P25" draw:layer="layout" svg:width="4cm" svg:height="8cm" draw:transform="rotate (-1.5707963267949) translate (17.699cm 4.07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0" draw:text-style-name="P25" draw:layer="layout" svg:width="8cm" svg:height="4cm" draw:transform="rotate (-3.14159265358979) translate (9.699cm 8.07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1" draw:text-style-name="P26" draw:layer="layout" svg:width="4cm" svg:height="1.6cm" draw:transform="rotate (1.5707963267949) translate (18.1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12" draw:text-style-name="P25" draw:layer="layout" svg:width="0.8cm" svg:height="1.6cm" draw:transform="rotate (-1.5707963267949) translate (19.7cm 8.471cm)">
              <text:p/>
  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  </draw:custom-shape>
          </draw:g>
          <draw:custom-shape draw:style-name="gr113" draw:text-style-name="P27" draw:layer="layout" svg:width="30.8cm" svg:height="18.4cm" svg:x="0.5cm" svg:y="2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4" draw:text-style-name="P14" draw:layer="layout" svg:width="1.6cm" svg:height="1.2cm" draw:transform="rotate (-1.5707963267949) translate (13.7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7.3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7.3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3.7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2.1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2.1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5.3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5" draw:text-style-name="P14" draw:layer="layout" svg:width="4cm" svg:height="1.2cm" draw:transform="rotate (-1.5707963267949) translate (20.1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5" draw:text-style-name="P14" draw:layer="layout" svg:width="4cm" svg:height="1.2cm" draw:transform="rotate (-1.5707963267949) translate (21.7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6" draw:text-style-name="P28" draw:layer="layout" svg:width="2cm" svg:height="4cm" svg:x="19.3cm" svg:y="14.471cm">
              <text:p/>
              <draw:enhanced-geometry svg:viewBox="0 0 21600 21600" draw:type="rectangle" draw:enhanced-path="M 0 0 L 21600 0 21600 21600 0 21600 0 0 Z N"/>
            </draw:custom-shape>
            <draw:custom-shape draw:style-name="gr117" draw:text-style-name="P14" draw:layer="layout" svg:width="1.2cm" svg:height="1.2cm" draw:transform="rotate (-1.5707963267949) translate (20.9cm 14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7" draw:text-style-name="P14" draw:layer="layout" svg:width="1.2cm" svg:height="1.2cm" draw:transform="rotate (-1.5707963267949) translate (20.9cm 16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118" draw:text-style-name="P6" draw:layer="layout" svg:x1="10.9cm" svg:y1="17.171cm" svg:x2="8.9cm" svg:y2="17.1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14" draw:text-style-name="P14" draw:layer="layout" svg:width="1.6cm" svg:height="1.2cm" draw:transform="rotate (-1.5707963267949) translate (18.5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5.7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8.9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8.9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119" draw:text-style-name="P6" draw:layer="layout" svg:x1="13.7cm" svg:y1="17.171cm" svg:x2="10.9cm" svg:y2="17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20" draw:text-style-name="P14" draw:layer="layout" svg:width="2.8cm" svg:height="1.2cm" draw:transform="rotate (-1.5707963267949) translate (28.1cm 14.8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measure draw:style-name="gr121" draw:text-style-name="P6" draw:layer="layout" svg:x1="18.5cm" svg:y1="17.171cm" svg:x2="15.7cm" svg:y2="17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2" draw:text-style-name="P6" draw:layer="layout" svg:x1="23.3cm" svg:y1="17.271cm" svg:x2="20.5cm" svg:y2="17.2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3" draw:text-style-name="P6" draw:layer="layout" svg:x1="15.7cm" svg:y1="17.271cm" svg:x2="13.7cm" svg:y2="17.2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4" draw:text-style-name="P6" draw:layer="layout" svg:x1="20.5cm" svg:y1="17.271cm" svg:x2="18.5cm" svg:y2="17.2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5" draw:text-style-name="P6" draw:layer="layout" svg:x1="8.9cm" svg:y1="17.171cm" svg:x2="6.1cm" svg:y2="17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6" draw:text-style-name="P6" draw:layer="layout" svg:x1="6.1cm" svg:y1="17.271cm" svg:x2="2.1cm" svg:y2="17.271cm">
              <text:p text:style-name="P6"><text:span text:style-name="T3"><text:measure text:kind="gap"/></text:span><text:span text:style-name="T3"><text:measure text:kind="value">2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7" draw:text-style-name="P6" draw:layer="layout" svg:x1="8.9cm" svg:y1="17.171cm" svg:x2="6.1cm" svg:y2="17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8" draw:text-style-name="P6" draw:layer="layout" svg:x1="28.1cm" svg:y1="17.271cm" svg:x2="25.3cm" svg:y2="17.2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29" draw:text-style-name="P6" draw:layer="layout" svg:x1="25.3cm" svg:y1="17.271cm" svg:x2="23.3cm" svg:y2="17.2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30" draw:text-style-name="P6" draw:layer="layout" svg:x1="30.1cm" svg:y1="17.271cm" svg:x2="28.1cm" svg:y2="17.2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14" draw:text-style-name="P14" draw:layer="layout" svg:width="1.6cm" svg:height="1.2cm" draw:transform="rotate (-1.5707963267949) translate (5.7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5.3cm 8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1" draw:text-style-name="P14" draw:layer="layout" svg:width="3.2cm" svg:height="1.2cm" draw:transform="rotate (-1.5707963267949) translate (26.5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31" draw:text-style-name="P14" draw:layer="layout" svg:width="3.2cm" svg:height="1.2cm" draw:transform="rotate (-1.5707963267949) translate (24.9cm 14.4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>
            <draw:line draw:style-name="gr132" draw:text-style-name="P19" draw:layer="layout" svg:x1="16.1cm" svg:y1="14.871cm" svg:x2="16.9cm" svg:y2="13.271cm">
              <text:p/>
            </draw:line>
            <draw:line draw:style-name="gr132" draw:text-style-name="P19" draw:layer="layout" svg:x1="3.3cm" svg:y1="14.871cm" svg:x2="4.1cm" svg:y2="13.271cm">
              <text:p/>
            </draw:line>
            <draw:line draw:style-name="gr132" draw:text-style-name="P19" draw:layer="layout" svg:x1="3.3cm" svg:y1="18.871cm" svg:x2="3.3cm" svg:y2="8.071cm">
              <text:p/>
            </draw:line>
            <draw:line draw:style-name="gr132" draw:text-style-name="P19" draw:layer="layout" svg:x1="16.1cm" svg:y1="10.071cm" svg:x2="16.9cm" svg:y2="8.471cm">
              <text:p/>
            </draw:line>
            <draw:line draw:style-name="gr132" draw:text-style-name="P19" draw:layer="layout" svg:x1="22.5cm" svg:y1="14.871cm" svg:x2="23.3cm" svg:y2="13.271cm">
              <text:p/>
            </draw:line>
            <draw:line draw:style-name="gr132" draw:text-style-name="P19" draw:layer="layout" svg:x1="9.7cm" svg:y1="14.871cm" svg:x2="8.9cm" svg:y2="13.271cm">
              <text:p/>
            </draw:line>
            <draw:line draw:style-name="gr132" draw:text-style-name="P19" draw:layer="layout" svg:x1="3.3cm" svg:y1="9.271cm" svg:x2="4.1cm" svg:y2="7.671cm">
              <text:p/>
            </draw:line>
            <draw:custom-shape draw:style-name="gr133" draw:text-style-name="P26" draw:layer="layout" svg:width="4cm" svg:height="0.8cm" draw:transform="rotate (1.5707963267949) translate (18.1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34" draw:text-style-name="P19" draw:layer="layout" svg:x1="3.3cm" svg:y1="13.271cm" svg:x2="18.5cm" svg:y2="13.271cm">
              <text:p/>
            </draw:line>
            <draw:line draw:style-name="gr135" draw:text-style-name="P19" draw:layer="layout" svg:x1="18.9cm" svg:y1="13.271cm" svg:x2="26.5cm" svg:y2="13.271cm">
              <text:p/>
            </draw:line>
            <draw:custom-shape draw:style-name="gr136" draw:text-style-name="P29" draw:layer="layout" svg:width="29.6cm" svg:height="2cm" svg:x="1.3cm" svg:y="18.871cm">
              <text:p/>
              <draw:enhanced-geometry svg:viewBox="0 0 21600 21600" draw:type="rectangle" draw:enhanced-path="M 0 0 L 21600 0 21600 21600 0 21600 0 0 Z N"/>
            </draw:custom-shape>
            <draw:custom-shape draw:style-name="gr137" draw:text-style-name="P30" draw:layer="layout" svg:width="5.6cm" svg:height="0.4cm" svg:x="22.9cm" svg:y="18.471cm">
              <text:p/>
              <draw:enhanced-geometry svg:viewBox="0 0 21600 21600" draw:type="rectangle" draw:enhanced-path="M 0 0 L 21600 0 21600 21600 0 21600 0 0 Z N"/>
            </draw:custom-shape>
            <draw:custom-shape draw:style-name="gr138" draw:text-style-name="P26" draw:layer="layout" svg:width="4.4cm" svg:height="0.8cm" draw:transform="rotate (1.5707963267949) translate (29.3cm 18.8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39" draw:text-style-name="P19" draw:layer="layout" svg:x1="19.7cm" svg:y1="8.871cm" svg:x2="20.1cm" svg:y2="8.471cm">
              <text:p/>
            </draw:line>
            <draw:custom-shape draw:style-name="gr140" draw:text-style-name="P26" draw:layer="layout" svg:width="10.4cm" svg:height="0.8cm" draw:transform="rotate (1.5707963267949) translate (2.1cm 18.8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1" draw:text-style-name="P26" draw:layer="layout" svg:width="0.8cm" svg:height="7.6cm" draw:transform="rotate (1.5707963267949) translate (18.9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custom-shape draw:style-name="gr142" draw:text-style-name="P26" draw:layer="layout" svg:width="0.8cm" svg:height="15.2cm" draw:transform="rotate (1.5707963267949) translate (2.9cm 13.271cm)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  <draw:line draw:style-name="gr139" draw:text-style-name="P19" draw:layer="layout" svg:x1="25.3cm" svg:y1="10.871cm" svg:x2="19.7cm" svg:y2="10.871cm">
              <text:p/>
            </draw:line>
            <draw:line draw:style-name="gr139" draw:text-style-name="P19" draw:layer="layout" svg:x1="25.3cm" svg:y1="11.671cm" svg:x2="19.7cm" svg:y2="11.671cm">
              <text:p/>
            </draw:line>
            <draw:line draw:style-name="gr139" draw:text-style-name="P19" draw:layer="layout" svg:x1="25.3cm" svg:y1="11.271cm" svg:x2="19.7cm" svg:y2="11.271cm">
              <text:p/>
            </draw:line>
            <draw:line draw:style-name="gr139" draw:text-style-name="P19" draw:layer="layout" svg:x1="25.3cm" svg:y1="10.871cm" svg:x2="25.3cm" svg:y2="12.071cm">
              <text:p/>
            </draw:line>
            <draw:line draw:style-name="gr143" draw:text-style-name="P19" draw:layer="layout" svg:x1="20.5cm" svg:y1="8.471cm" svg:x2="17.7cm" svg:y2="8.071cm">
              <text:p/>
            </draw:line>
            <draw:line draw:style-name="gr139" draw:text-style-name="P19" draw:layer="layout" svg:x1="20.1cm" svg:y1="8.471cm" svg:x2="17.3cm" svg:y2="8.071cm">
              <text:p/>
            </draw:line>
            <draw:custom-shape draw:style-name="gr144" draw:text-style-name="P31" draw:layer="layout" svg:width="2.4cm" svg:height="0.4cm" svg:x="8.5cm" svg:y="18.871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31" draw:layer="layout" svg:width="2.4cm" svg:height="0.4cm" svg:x="14.9cm" svg:y="18.871cm">
              <text:p/>
              <draw:enhanced-geometry svg:viewBox="0 0 21600 21600" draw:type="rectangle" draw:enhanced-path="M 0 0 L 21600 0 21600 21600 0 21600 0 0 Z N"/>
            </draw:custom-shape>
            <draw:custom-shape draw:style-name="gr144" draw:text-style-name="P31" draw:layer="layout" svg:width="2.4cm" svg:height="0.4cm" svg:x="21.3cm" svg:y="18.871cm">
              <text:p/>
              <draw:enhanced-geometry svg:viewBox="0 0 21600 21600" draw:type="rectangle" draw:enhanced-path="M 0 0 L 21600 0 21600 21600 0 21600 0 0 Z N"/>
            </draw:custom-shape>
            <draw:line draw:style-name="gr145" draw:text-style-name="P19" draw:layer="layout" svg:x1="4.9cm" svg:y1="7.271cm" svg:x2="14.5cm" svg:y2="7.271cm">
              <text:p/>
            </draw:line>
            <draw:custom-shape draw:style-name="gr137" draw:text-style-name="P30" draw:layer="layout" svg:width="5.6cm" svg:height="0.4cm" svg:x="3.7cm" svg:y="18.471cm">
              <text:p/>
              <draw:enhanced-geometry svg:viewBox="0 0 21600 21600" draw:type="rectangle" draw:enhanced-path="M 0 0 L 21600 0 21600 21600 0 21600 0 0 Z N"/>
            </draw:custom-shape>
            <draw:measure draw:style-name="gr146" draw:text-style-name="P4" draw:layer="measurelines" svg:x1="2.1cm" svg:y1="8.471cm" svg:x2="2.1cm" svg:y2="4.471cm">
              <text:p text:style-name="P4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47" draw:text-style-name="P4" draw:layer="layout" svg:x1="8.4cm" svg:y1="18.471cm" svg:x2="8.4cm" svg:y2="13.271cm">
              <text:p text:style-name="P4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32" draw:text-style-name="P19" draw:layer="layout" svg:x1="9.7cm" svg:y1="18.871cm" svg:x2="9.7cm" svg:y2="4.871cm">
              <text:p/>
            </draw:line>
            <draw:line draw:style-name="gr148" draw:text-style-name="P19" draw:layer="layout" svg:x1="3.3cm" svg:y1="8.071cm" svg:x2="9.7cm" svg:y2="4.871cm">
              <text:p/>
            </draw:line>
            <draw:measure draw:style-name="gr149" draw:text-style-name="P21" draw:layer="layout" svg:x1="9.7cm" svg:y1="4.871cm" svg:x2="18.5cm" svg:y2="9.271cm">
              <text:p text:style-name="P21"><text:span text:style-name="T2"><text:measure text:kind="gap"/></text:span><text:span text:style-name="T2"><text:measure text:kind="value">4.919,5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150" draw:text-style-name="P4" draw:layer="layout" svg:x1="30.1cm" svg:y1="14.471cm" svg:x2="30.1cm" svg:y2="18.871cm">
              <text:p text:style-name="P4"><text:span text:style-name="T1"><text:measure text:kind="gap"/></text:span><text:span text:style-name="T1"><text:measure text:kind="value">2.2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48" draw:text-style-name="P19" draw:layer="layout" svg:x1="9.7cm" svg:y1="4.871cm" svg:x2="17.7cm" svg:y2="8.871cm">
              <text:p/>
            </draw:line>
            <draw:line draw:style-name="gr151" draw:text-style-name="P19" draw:layer="layout" svg:x1="2.1cm" svg:y1="8.071cm" svg:x2="10.1cm" svg:y2="4.071cm">
              <text:p/>
            </draw:line>
            <draw:line draw:style-name="gr132" draw:text-style-name="P19" draw:layer="layout" svg:x1="16.1cm" svg:y1="18.871cm" svg:x2="16.1cm" svg:y2="8.071cm">
              <text:p/>
            </draw:line>
            <draw:line draw:style-name="gr151" draw:text-style-name="P19" draw:layer="layout" svg:x1="18.5cm" svg:y1="9.271cm" svg:x2="9.7cm" svg:y2="4.871cm">
              <text:p/>
            </draw:line>
            <draw:custom-shape draw:style-name="gr137" draw:text-style-name="P30" draw:layer="layout" svg:width="5.6cm" svg:height="0.4cm" svg:x="16.5cm" svg:y="18.471cm">
              <text:p/>
              <draw:enhanced-geometry svg:viewBox="0 0 21600 21600" draw:type="rectangle" draw:enhanced-path="M 0 0 L 21600 0 21600 21600 0 21600 0 0 Z N"/>
            </draw:custom-shape>
            <draw:measure draw:style-name="gr152" draw:text-style-name="P4" draw:layer="layout" svg:x1="2.5cm" svg:y1="18.871cm" svg:x2="2.5cm" svg:y2="8.471cm">
              <text:p text:style-name="P4"><text:span text:style-name="T1"><text:measure text:kind="gap"/></text:span><text:span text:style-name="T1"><text:measure text:kind="value">5.2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51" draw:text-style-name="P19" draw:layer="layout" svg:x1="18.9cm" svg:y1="8.871cm" svg:x2="9.3cm" svg:y2="4.071cm">
              <text:p/>
            </draw:line>
            <draw:line draw:style-name="gr151" draw:text-style-name="P19" draw:layer="layout" svg:x1="2.5cm" svg:y1="8.471cm" svg:x2="9.7cm" svg:y2="4.871cm">
              <text:p/>
            </draw:line>
            <draw:measure draw:style-name="gr153" draw:text-style-name="P4" draw:layer="layout" svg:x1="8.426cm" svg:y1="12.471cm" svg:x2="8.426cm" svg:y2="7.271cm">
              <text:p text:style-name="P4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line draw:style-name="gr148" draw:text-style-name="P19" draw:layer="layout" svg:x1="26.5cm" svg:y1="13.271cm" svg:x2="28.9cm" svg:y2="14.471cm">
              <text:p/>
            </draw:line>
            <draw:line draw:style-name="gr151" draw:text-style-name="P19" draw:layer="layout" svg:x1="2.9cm" svg:y1="13.271cm" svg:x2="18.1cm" svg:y2="13.271cm">
              <text:p/>
            </draw:line>
            <draw:line draw:style-name="gr151" draw:text-style-name="P19" draw:layer="layout" svg:x1="2.9cm" svg:y1="12.471cm" svg:x2="18.1cm" svg:y2="12.471cm">
              <text:p/>
            </draw:line>
            <draw:measure draw:style-name="gr154" draw:text-style-name="P21" draw:layer="layout" svg:x1="2.5cm" svg:y1="8.471cm" svg:x2="9.7cm" svg:y2="4.871cm">
              <text:p text:style-name="P21"><text:span text:style-name="T2"><text:measure text:kind="gap"/></text:span><text:span text:style-name="T2"><text:measure text:kind="value">4.025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154" draw:text-style-name="P21" draw:layer="layout" svg:x1="26.5cm" svg:y1="13.271cm" svg:x2="29.7cm" svg:y2="14.871cm">
              <text:p text:style-name="P21"><text:span text:style-name="T2"><text:measure text:kind="gap"/></text:span><text:span text:style-name="T2"><text:measure text:kind="value">1.789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155" draw:text-style-name="P21" draw:layer="layout" svg:x1="18.5cm" svg:y1="9.271cm" svg:x2="26.5cm" svg:y2="13.271cm">
              <text:p text:style-name="P21"><text:span text:style-name="T2"><text:measure text:kind="gap"/></text:span><text:span text:style-name="T2"><text:measure text:kind="value">4.472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measure draw:style-name="gr156" draw:text-style-name="P6" draw:layer="layout" svg:x1="18.1cm" svg:y1="13.571cm" svg:x2="2.9cm" svg:y2="13.571cm">
              <text:p text:style-name="P6"><text:span text:style-name="T3"><text:measure text:kind="gap"/></text:span><text:span text:style-name="T3"><text:measure text:kind="value">7.6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line draw:style-name="gr151" draw:text-style-name="P19" draw:layer="layout" svg:x1="2.9cm" svg:y1="18.871cm" svg:x2="2.9cm" svg:y2="8.471cm">
              <text:p/>
            </draw:line>
            <draw:measure draw:style-name="gr157" draw:text-style-name="P6" draw:layer="layout" svg:x1="25.3cm" svg:y1="12.933cm" svg:x2="18.9cm" svg:y2="12.933cm">
  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line draw:style-name="gr151" draw:text-style-name="P19" draw:layer="layout" svg:x1="2.1cm" svg:y1="18.871cm" svg:x2="2.1cm" svg:y2="8.071cm">
              <text:p/>
            </draw:line>
            <draw:line draw:style-name="gr151" draw:text-style-name="P19" draw:layer="layout" svg:x1="18.1cm" svg:y1="13.271cm" svg:x2="18.1cm" svg:y2="9.271cm">
              <text:p/>
            </draw:line>
            <draw:line draw:style-name="gr151" draw:text-style-name="P19" draw:layer="layout" svg:x1="18.9cm" svg:y1="12.471cm" svg:x2="26.5cm" svg:y2="12.471cm">
              <text:p/>
            </draw:line>
            <draw:line draw:style-name="gr151" draw:text-style-name="P19" draw:layer="layout" svg:x1="30.1cm" svg:y1="18.871cm" svg:x2="30.1cm" svg:y2="14.471cm">
              <text:p/>
            </draw:line>
            <draw:line draw:style-name="gr151" draw:text-style-name="P19" draw:layer="layout" svg:x1="30.1cm" svg:y1="14.471cm" svg:x2="26.1cm" svg:y2="12.471cm">
              <text:p/>
            </draw:line>
            <draw:custom-shape draw:style-name="gr137" draw:text-style-name="P30" draw:layer="layout" svg:width="5.6cm" svg:height="0.4cm" svg:x="10.1cm" svg:y="18.471cm">
              <text:p/>
              <draw:enhanced-geometry svg:viewBox="0 0 21600 21600" draw:type="rectangle" draw:enhanced-path="M 0 0 L 21600 0 21600 21600 0 21600 0 0 Z N"/>
            </draw:custom-shape>
            <draw:measure draw:style-name="gr158" draw:text-style-name="P4" draw:layer="layout" svg:x1="16.391cm" svg:y1="8.492cm" svg:x2="16.391cm" svg:y2="12.492cm">
              <text:p text:style-name="P4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59" draw:text-style-name="P6" draw:layer="layout" svg:x1="29.7cm" svg:y1="14.071cm" svg:x2="26.5cm" svg:y2="14.071cm">
              <text:p text:style-name="P6"><text:span text:style-name="T3"><text:measure text:kind="gap"/></text:span><text:span text:style-name="T3"><text:measure text:kind="value">1.6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60" draw:text-style-name="P4" draw:layer="layout" svg:x1="18.1cm" svg:y1="9.271cm" svg:x2="18.1cm" svg:y2="12.471cm">
              <text:p text:style-name="P4"><text:span text:style-name="T1"><text:measure text:kind="gap"/></text:span><text:span text:style-name="T1"><text:measure text:kind="value">1.600</text:measure></text:span><text:span text:style-name="T1"> </text:span><text:span text:style-name="T1"><text:measure text:kind="unit">mm</text:measure></text:span><text:span text:style-name="T1"><text:measure text:kind="gap"/></text:span></text:p>
            </draw:measure>
            <draw:measure draw:style-name="gr161" draw:text-style-name="P6" draw:layer="layout" svg:x1="16.1cm" svg:y1="18.871cm" svg:x2="9.7cm" svg:y2="18.871cm">
  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62" draw:text-style-name="P6" draw:layer="layout" svg:x1="28.9cm" svg:y1="18.871cm" svg:x2="22.5cm" svg:y2="18.871cm">
  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163" draw:text-style-name="P21" draw:layer="layout" svg:x1="30.1cm" svg:y1="20.397cm" svg:x2="2.1cm" svg:y2="20.397cm">
              <text:p text:style-name="P21"><text:span text:style-name="T2"><text:measure text:kind="gap"/></text:span><text:span text:style-name="T2"><text:measure text:kind="value">14.000</text:measure></text:span><text:span text:style-name="T2"> </text:span><text:span text:style-name="T2"><text:measure text:kind="unit">mm</text:measure></text:span><text:span text:style-name="T2"><text:measure text:kind="gap"/></text:span></text:p>
            </draw:measure>
            <draw:line draw:style-name="gr151" draw:text-style-name="P19" draw:layer="layout" svg:x1="18.9cm" svg:y1="12.871cm" svg:x2="18.9cm" svg:y2="8.871cm">
              <text:p/>
            </draw:line>
            <draw:measure draw:style-name="gr164" draw:text-style-name="P6" draw:layer="layout" svg:x1="9.7cm" svg:y1="18.871cm" svg:x2="3.3cm" svg:y2="18.871cm">
  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line draw:style-name="gr151" draw:text-style-name="P19" draw:layer="layout" svg:x1="29.3cm" svg:y1="18.871cm" svg:x2="29.3cm" svg:y2="14.471cm">
              <text:p/>
            </draw:line>
            <draw:measure draw:style-name="gr165" draw:text-style-name="P6" draw:layer="layout" svg:x1="22.5cm" svg:y1="18.871cm" svg:x2="16.1cm" svg:y2="18.871cm">
  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line draw:style-name="gr143" draw:text-style-name="P19" draw:layer="layout" svg:x1="31.3cm" svg:y1="14.871cm" svg:x2="9.7cm" svg:y2="4.071cm">
              <text:p/>
            </draw:line>
            <draw:line draw:style-name="gr151" draw:text-style-name="P19" draw:layer="layout" svg:x1="14.1cm" svg:y1="6.071cm" svg:x2="10.9cm" svg:y2="4.471cm">
              <text:p/>
            </draw:line>
            <draw:line draw:style-name="gr151" draw:text-style-name="P19" draw:layer="layout" svg:x1="17.975cm" svg:y1="8.031cm" svg:x2="14.9cm" svg:y2="6.471cm">
              <text:p/>
            </draw:line>
            <draw:line draw:style-name="gr151" draw:text-style-name="P19" draw:layer="layout" svg:x1="29.3cm" svg:y1="13.671cm" svg:x2="26.1cm" svg:y2="12.071cm">
              <text:p/>
            </draw:line>
            <draw:line draw:style-name="gr143" draw:text-style-name="P19" draw:layer="layout" svg:x1="9.7cm" svg:y1="4.071cm" svg:x2="0.9cm" svg:y2="8.471cm">
              <text:p/>
            </draw:line>
            <draw:custom-shape draw:style-name="gr144" draw:text-style-name="P31" draw:layer="layout" svg:width="2.4cm" svg:height="0.4cm" svg:x="27.3cm" svg:y="18.871cm">
              <text:p/>
              <draw:enhanced-geometry svg:viewBox="0 0 21600 21600" draw:type="rectangle" draw:enhanced-path="M 0 0 L 21600 0 21600 21600 0 21600 0 0 Z N"/>
            </draw:custom-shape>
            <draw:line draw:style-name="gr132" draw:text-style-name="P19" draw:layer="layout" svg:x1="28.9cm" svg:y1="18.871cm" svg:x2="28.9cm" svg:y2="14.471cm">
              <text:p/>
            </draw:line>
            <draw:line draw:style-name="gr132" draw:text-style-name="P19" draw:layer="layout" svg:x1="22.5cm" svg:y1="18.871cm" svg:x2="22.5cm" svg:y2="13.271cm">
              <text:p/>
            </draw:line>
            <draw:line draw:style-name="gr151" draw:text-style-name="P19" draw:layer="layout" svg:x1="18.9cm" svg:y1="13.271cm" svg:x2="26.5cm" svg:y2="13.271cm">
              <text:p/>
            </draw:line>
            <draw:line draw:style-name="gr151" draw:text-style-name="P19" draw:layer="layout" svg:x1="29.7cm" svg:y1="14.871cm" svg:x2="26.5cm" svg:y2="13.271cm">
              <text:p/>
            </draw:line>
            <draw:custom-shape draw:style-name="gr144" draw:text-style-name="P31" draw:layer="layout" svg:width="2.4cm" svg:height="0.4cm" svg:x="2.5cm" svg:y="18.871cm">
              <text:p/>
              <draw:enhanced-geometry svg:viewBox="0 0 21600 21600" draw:type="rectangle" draw:enhanced-path="M 0 0 L 21600 0 21600 21600 0 21600 0 0 Z N"/>
            </draw:custom-shape>
            <draw:measure draw:style-name="gr166" draw:text-style-name="P6" draw:layer="layout" svg:x1="26.5cm" svg:y1="13.571cm" svg:x2="18.9cm" svg:y2="13.571cm">
              <text:p text:style-name="P6"><text:span text:style-name="T3"><text:measure text:kind="gap"/></text:span><text:span text:style-name="T3"><text:measure text:kind="value">3.8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</draw:g>
        </draw:g>
        <draw:frame draw:style-name="gr76" draw:text-style-name="P12" draw:layer="layout" svg:width="0.502cm" svg:height="1.187cm" svg:x="17.5cm" svg:y="14.071cm">
          <draw:text-box>
            <text:p/>
          </draw:text-box>
        </draw:frame>
      </draw:page>
      <draw:page draw:name="page4" draw:style-name="dp1" draw:master-page-name="Default">
        <draw:g>
          <draw:g>
            <draw:custom-shape draw:style-name="gr109" draw:text-style-name="P25" draw:layer="layout" svg:width="4cm" svg:height="8cm" draw:transform="rotate (-1.5707963267949) translate (24.1cm 4.4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10" draw:text-style-name="P25" draw:layer="layout" svg:width="8cm" svg:height="4cm" draw:transform="rotate (-3.14159265358979) translate (32.1cm 8.4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67" draw:text-style-name="P26" draw:layer="layout" svg:width="5.2cm" svg:height="16.8cm" draw:transform="rotate (1.5707963267949) translate (14.9cm 13.671cm)">
              <text:p text:style-name="P10"><text:span text:style-name="T5">`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8" draw:text-style-name="P26" draw:layer="layout" svg:width="5.6cm" svg:height="22cm" draw:transform="rotate (1.5707963267949) translate (9.7cm 1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9" draw:text-style-name="P25" draw:layer="layout" svg:width="3.2cm" svg:height="6.4cm" draw:transform="rotate (-1.5707963267949) translate (9.7cm 11.671cm)">
              <text:p/>
  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  </draw:custom-shape>
            <draw:custom-shape draw:style-name="gr170" draw:text-style-name="P26" draw:layer="layout" svg:width="4.4cm" svg:height="6cm" draw:transform="rotate (1.5707963267949) translate (3.7cm 19.271cm)">
              <text:p text:style-name="P10"><text:span text:style-name="T5">`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  <draw:custom-shape draw:style-name="gr171" draw:text-style-name="P26" draw:layer="layout" svg:width="1.6cm" svg:height="4.8cm" draw:transform="rotate (1.5707963267949) translate (9.7cm 13.671cm)">
              <text:p text:style-name="P10"><text:span text:style-name="T5">`</text:span></text:p>
              <draw:enhanced-geometry svg:viewBox="0 0 21600 21600" draw:mirror-horizontal="true" draw:mirror-vertical="true" draw:type="rectangle" draw:enhanced-path="M 0 0 L 21600 0 21600 21600 0 21600 0 0 Z N"/>
            </draw:custom-shape>
          </draw:g>
          <draw:g>
            <draw:line draw:style-name="gr172" draw:text-style-name="P19" draw:layer="layout" svg:x1="15.7cm" svg:y1="14.071cm" svg:x2="15.7cm" svg:y2="14.471cm">
              <text:p/>
            </draw:line>
            <draw:line draw:style-name="gr172" draw:text-style-name="P19" draw:layer="layout" svg:x1="16.5cm" svg:y1="14.071cm" svg:x2="16.5cm" svg:y2="14.471cm">
              <text:p/>
            </draw:line>
          </draw:g>
          <draw:g>
            <draw:line draw:style-name="gr172" draw:text-style-name="P19" draw:layer="layout" svg:x1="9.3cm" svg:y1="14.071cm" svg:x2="9.3cm" svg:y2="14.471cm">
              <text:p/>
            </draw:line>
            <draw:line draw:style-name="gr172" draw:text-style-name="P19" draw:layer="layout" svg:x1="10.1cm" svg:y1="14.071cm" svg:x2="10.1cm" svg:y2="14.471cm">
              <text:p/>
            </draw:line>
          </draw:g>
          <draw:g>
            <draw:line draw:style-name="gr172" draw:text-style-name="P19" draw:layer="layout" svg:x1="24.9cm" svg:y1="8.071cm" svg:x2="24.9cm" svg:y2="8.471cm">
              <text:p/>
            </draw:line>
            <draw:line draw:style-name="gr172" draw:text-style-name="P19" draw:layer="layout" svg:x1="25.7cm" svg:y1="8.071cm" svg:x2="25.7cm" svg:y2="8.471cm">
              <text:p/>
            </draw:line>
          </draw:g>
          <draw:g>
            <draw:line draw:style-name="gr172" draw:text-style-name="P19" draw:layer="layout" svg:x1="24.9cm" svg:y1="14.071cm" svg:x2="24.9cm" svg:y2="14.471cm">
              <text:p/>
            </draw:line>
            <draw:line draw:style-name="gr172" draw:text-style-name="P19" draw:layer="layout" svg:x1="25.7cm" svg:y1="14.071cm" svg:x2="25.7cm" svg:y2="14.471cm">
              <text:p/>
            </draw:line>
          </draw:g>
          <draw:custom-shape draw:style-name="gr173" draw:text-style-name="P27" draw:layer="layout" svg:width="33.2cm" svg:height="18.4cm" svg:x="0.9cm" svg:y="3.2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6" draw:text-style-name="P29" draw:layer="layout" svg:width="29.6cm" svg:height="2cm" svg:x="2.9cm" svg:y="19.271cm">
            <text:p/>
            <draw:enhanced-geometry svg:viewBox="0 0 21600 21600" draw:mirror-horizontal="true" draw:type="rectangle" draw:enhanced-path="M 0 0 L 21600 0 21600 21600 0 21600 0 0 Z N"/>
          </draw:custom-shape>
          <draw:measure draw:style-name="gr174" draw:text-style-name="P6" draw:layer="layout" svg:x1="4.9cm" svg:y1="19.271cm" svg:x2="9.7cm" svg:y2="19.271cm">
            <text:p text:style-name="P6"><text:span text:style-name="T3"><text:measure text:kind="gap"/></text:span><text:span text:style-name="T3"><text:measure text:kind="value">2.4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line draw:style-name="gr139" draw:text-style-name="P19" draw:layer="layout" svg:x1="14.1cm" svg:y1="9.271cm" svg:x2="13.7cm" svg:y2="8.871cm">
            <text:p/>
          </draw:line>
          <draw:custom-shape draw:style-name="gr175" draw:text-style-name="P26" draw:layer="layout" svg:width="10.4cm" svg:height="0.8cm" draw:transform="rotate (1.5707963267949) translate (30.9cm 19.271cm)">
            <text:p text:style-name="P10"><text:span text:style-name="T5">`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76" draw:text-style-name="P26" draw:layer="layout" svg:width="0.8cm" svg:height="7.2cm" draw:transform="rotate (1.5707963267949) translate (7.7cm 13.671cm)">
            <text:p text:style-name="P10"><text:span text:style-name="T5">`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177" draw:text-style-name="P26" draw:layer="layout" svg:width="0.8cm" svg:height="15.2cm" draw:transform="rotate (1.5707963267949) translate (15.7cm 13.671cm)">
            <text:p text:style-name="P10"><text:span text:style-name="T5">`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39" draw:text-style-name="P19" draw:layer="layout" svg:x1="9.3cm" svg:y1="11.271cm" svg:x2="14.9cm" svg:y2="11.271cm">
            <text:p/>
          </draw:line>
          <draw:line draw:style-name="gr139" draw:text-style-name="P19" draw:layer="layout" svg:x1="9.3cm" svg:y1="12.071cm" svg:x2="14.9cm" svg:y2="12.071cm">
            <text:p/>
          </draw:line>
          <draw:line draw:style-name="gr139" draw:text-style-name="P19" draw:layer="layout" svg:x1="9.3cm" svg:y1="11.671cm" svg:x2="14.9cm" svg:y2="11.671cm">
            <text:p/>
          </draw:line>
          <draw:line draw:style-name="gr139" draw:text-style-name="P19" draw:layer="layout" svg:x1="9.3cm" svg:y1="11.271cm" svg:x2="9.3cm" svg:y2="12.871cm">
            <text:p/>
          </draw:line>
          <draw:line draw:style-name="gr143" draw:text-style-name="P19" draw:layer="layout" svg:x1="13.7cm" svg:y1="8.871cm" svg:x2="15.7cm" svg:y2="8.471cm">
            <text:p/>
          </draw:line>
          <draw:line draw:style-name="gr139" draw:text-style-name="P19" draw:layer="layout" svg:x1="13.7cm" svg:y1="8.871cm" svg:x2="16.5cm" svg:y2="8.471cm">
            <text:p/>
          </draw:line>
          <draw:custom-shape draw:style-name="gr144" draw:text-style-name="P31" draw:layer="layout" svg:width="2.4cm" svg:height="0.4cm" svg:x="24.1cm" svg:y="19.2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4" draw:text-style-name="P31" draw:layer="layout" svg:width="2.4cm" svg:height="0.4cm" svg:x="14.9cm" svg:y="19.2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4" draw:text-style-name="P31" draw:layer="layout" svg:width="2.4cm" svg:height="0.4cm" svg:x="10.1cm" svg:y="19.2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8" draw:text-style-name="P31" draw:layer="layout" svg:width="1.6cm" svg:height="0.4cm" svg:x="4.1cm" svg:y="19.271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43" draw:text-style-name="P19" draw:layer="layout" svg:x1="2.5cm" svg:y1="14.871cm" svg:x2="24.1cm" svg:y2="4.071cm">
            <text:p/>
          </draw:line>
          <draw:custom-shape draw:style-name="gr179" draw:text-style-name="P26" draw:layer="layout" svg:width="4.4cm" svg:height="0.8cm" draw:transform="rotate (1.5707963267949) translate (14.9cm 13.671cm)">
            <text:p text:style-name="P10"><text:span text:style-name="T5">`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143" draw:text-style-name="P19" draw:layer="layout" svg:x1="24.1cm" svg:y1="4.071cm" svg:x2="32.9cm" svg:y2="8.471cm">
            <text:p/>
          </draw:line>
          <draw:line draw:style-name="gr135" draw:text-style-name="P19" draw:layer="layout" svg:x1="30.5cm" svg:y1="13.671cm" svg:x2="14.9cm" svg:y2="13.671cm">
            <text:p/>
          </draw:line>
          <draw:line draw:style-name="gr145" draw:text-style-name="P19" draw:layer="layout" svg:x1="28.9cm" svg:y1="7.671cm" svg:x2="19.3cm" svg:y2="7.671cm">
            <text:p/>
          </draw:line>
          <draw:custom-shape draw:style-name="gr180" draw:text-style-name="P30" draw:layer="layout" svg:width="5.2cm" svg:height="0.4cm" svg:x="25.7cm" svg:y="18.871cm">
            <text:p/>
            <draw:enhanced-geometry svg:viewBox="0 0 21600 21600" draw:mirror-horizontal="true" draw:type="rectangle" draw:enhanced-path="M 0 0 L 21600 0 21600 21600 0 21600 0 0 Z N"/>
          </draw:custom-shape>
          <draw:measure draw:style-name="gr181" draw:text-style-name="P4" draw:layer="measurelines" svg:x1="31.7cm" svg:y1="8.871cm" svg:x2="31.7cm" svg:y2="4.871cm">
            <text:p text:style-name="P4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82" draw:text-style-name="P4" draw:layer="layout" svg:x1="25.7cm" svg:y1="18.871cm" svg:x2="25.7cm" svg:y2="13.671cm">
            <text:p text:style-name="P4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45" draw:text-style-name="P19" draw:layer="layout" svg:x1="25.3cm" svg:y1="19.247cm" svg:x2="25.3cm" svg:y2="7.647cm">
            <text:p/>
          </draw:line>
          <draw:line draw:style-name="gr145" draw:text-style-name="P19" draw:layer="layout" svg:x1="30.5cm" svg:y1="8.471cm" svg:x2="24.1cm" svg:y2="5.271cm">
            <text:p/>
          </draw:line>
          <draw:measure draw:style-name="gr183" draw:text-style-name="P21" draw:layer="measurelines" svg:x1="31.3cm" svg:y1="8.471cm" svg:x2="27.94cm" svg:y2="6.791cm">
            <text:p text:style-name="P21"><text:span text:style-name="T2"><text:measure text:kind="gap"/></text:span><text:span text:style-name="T2"><text:measure text:kind="value">1.878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3" draw:text-style-name="P21" draw:layer="layout" svg:x1="23.7cm" svg:y1="4.871cm" svg:x2="19.7cm" svg:y2="6.871cm">
            <text:p text:style-name="P21"><text:span text:style-name="T2"><text:measure text:kind="gap"/></text:span><text:span text:style-name="T2"><text:measure text:kind="value">2.236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4" draw:text-style-name="P4" draw:layer="layout" svg:x1="3.7cm" svg:y1="14.871cm" svg:x2="3.7cm" svg:y2="19.271cm">
            <text:p text:style-name="P4"><text:span text:style-name="T1"><text:measure text:kind="gap"/></text:span><text:span text:style-name="T1"><text:measure text:kind="value">2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45" draw:text-style-name="P19" draw:layer="layout" svg:x1="24.1cm" svg:y1="5.271cm" svg:x2="16.1cm" svg:y2="9.271cm">
            <text:p/>
          </draw:line>
          <draw:line draw:style-name="gr151" draw:text-style-name="P19" draw:layer="layout" svg:x1="31.7cm" svg:y1="8.471cm" svg:x2="23.7cm" svg:y2="4.471cm">
            <text:p/>
          </draw:line>
          <draw:line draw:style-name="gr145" draw:text-style-name="P19" draw:layer="layout" svg:x1="16.1cm" svg:y1="19.271cm" svg:x2="16.1cm" svg:y2="9.271cm">
            <text:p/>
          </draw:line>
          <draw:line draw:style-name="gr151" draw:text-style-name="P19" draw:layer="layout" svg:x1="15.3cm" svg:y1="9.671cm" svg:x2="24.1cm" svg:y2="5.271cm">
            <text:p/>
          </draw:line>
          <draw:custom-shape draw:style-name="gr137" draw:text-style-name="P30" draw:layer="layout" svg:width="5.6cm" svg:height="0.4cm" svg:x="5.3cm" svg:y="18.871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145" draw:text-style-name="P19" draw:layer="layout" svg:x1="4.9cm" svg:y1="19.271cm" svg:x2="4.9cm" svg:y2="14.871cm">
            <text:p/>
          </draw:line>
          <draw:line draw:style-name="gr145" draw:text-style-name="P19" draw:layer="layout" svg:x1="9.7cm" svg:y1="19.271cm" svg:x2="9.7cm" svg:y2="13.671cm">
            <text:p/>
          </draw:line>
          <draw:measure draw:style-name="gr185" draw:text-style-name="P4" draw:layer="layout" svg:x1="31.3cm" svg:y1="19.271cm" svg:x2="31.3cm" svg:y2="8.871cm">
            <text:p text:style-name="P4"><text:span text:style-name="T1"><text:measure text:kind="gap"/></text:span><text:span text:style-name="T1"><text:measure text:kind="value">5.2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51" draw:text-style-name="P19" draw:layer="layout" svg:x1="14.9cm" svg:y1="9.271cm" svg:x2="24.5cm" svg:y2="4.471cm">
            <text:p/>
          </draw:line>
          <draw:line draw:style-name="gr151" draw:text-style-name="P19" draw:layer="layout" svg:x1="31.3cm" svg:y1="8.871cm" svg:x2="24.1cm" svg:y2="5.271cm">
            <text:p/>
          </draw:line>
          <draw:measure draw:style-name="gr186" draw:text-style-name="P4" draw:layer="layout" svg:x1="25.626cm" svg:y1="12.871cm" svg:x2="25.626cm" svg:y2="7.671cm">
            <text:p text:style-name="P4"><text:span text:style-name="T1"><text:measure text:kind="gap"/></text:span><text:span text:style-name="T1"><text:measure text:kind="value">2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line draw:style-name="gr135" draw:text-style-name="P19" draw:layer="layout" svg:x1="14.5cm" svg:y1="13.671cm" svg:x2="7.3cm" svg:y2="13.671cm">
            <text:p/>
          </draw:line>
          <draw:line draw:style-name="gr145" draw:text-style-name="P19" draw:layer="layout" svg:x1="7.3cm" svg:y1="13.671cm" svg:x2="4.9cm" svg:y2="14.871cm">
            <text:p/>
          </draw:line>
          <draw:line draw:style-name="gr151" draw:text-style-name="P19" draw:layer="layout" svg:x1="30.9cm" svg:y1="13.671cm" svg:x2="14.9cm" svg:y2="13.671cm">
            <text:p/>
          </draw:line>
          <draw:line draw:style-name="gr151" draw:text-style-name="P19" draw:layer="layout" svg:x1="30.9cm" svg:y1="12.871cm" svg:x2="15.7cm" svg:y2="12.871cm">
            <text:p/>
          </draw:line>
          <draw:measure draw:style-name="gr183" draw:text-style-name="P21" draw:layer="layout" svg:x1="19.7cm" svg:y1="6.871cm" svg:x2="15.7cm" svg:y2="8.871cm">
            <text:p text:style-name="P21"><text:span text:style-name="T2"><text:measure text:kind="gap"/></text:span><text:span text:style-name="T2"><text:measure text:kind="value">2.236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3" draw:text-style-name="P21" draw:layer="layout" svg:x1="27.94cm" svg:y1="6.791cm" svg:x2="23.94cm" svg:y2="4.791cm">
            <text:p text:style-name="P21"><text:span text:style-name="T2"><text:measure text:kind="gap"/></text:span><text:span text:style-name="T2"><text:measure text:kind="value">2.236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7" draw:text-style-name="P21" draw:layer="layout" svg:x1="9.347cm" svg:y1="12.16cm" svg:x2="3.747cm" svg:y2="14.96cm">
            <text:p text:style-name="P21"><text:span text:style-name="T2"><text:measure text:kind="gap"/></text:span><text:span text:style-name="T2"><text:measure text:kind="value">3.130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7" draw:text-style-name="P21" draw:layer="layout" svg:x1="15.747cm" svg:y1="8.96cm" svg:x2="9.347cm" svg:y2="12.16cm">
            <text:p text:style-name="P21"><text:span text:style-name="T2"><text:measure text:kind="gap"/></text:span><text:span text:style-name="T2"><text:measure text:kind="value">3.577,5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measure draw:style-name="gr188" draw:text-style-name="P6" draw:layer="measurelines" svg:x1="19.7cm" svg:y1="8.171cm" svg:x2="27.7cm" svg:y2="8.171cm">
            <text:p text:style-name="P6"><text:span text:style-name="T3"><text:measure text:kind="gap"/></text:span><text:span text:style-name="T3"><text:measure text:kind="value">4.0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189" draw:text-style-name="P6" draw:layer="layout" svg:x1="15.7cm" svg:y1="15.271cm" svg:x2="30.9cm" svg:y2="15.271cm">
            <text:p text:style-name="P6"><text:span text:style-name="T3"><text:measure text:kind="gap"/></text:span><text:span text:style-name="T3"><text:measure text:kind="value">7.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190" draw:text-style-name="P6" draw:layer="layout" svg:x1="7.7cm" svg:y1="13.271cm" svg:x2="14.9cm" svg:y2="13.271cm">
            <text:p text:style-name="P6"><text:span text:style-name="T3"><text:measure text:kind="gap"/></text:span><text:span text:style-name="T3"><text:measure text:kind="value">3.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line draw:style-name="gr151" draw:text-style-name="P19" draw:layer="layout" svg:x1="30.9cm" svg:y1="19.271cm" svg:x2="30.9cm" svg:y2="8.871cm">
            <text:p/>
          </draw:line>
          <draw:measure draw:style-name="gr191" draw:text-style-name="P6" draw:layer="layout" svg:x1="9.3cm" svg:y1="11.733cm" svg:x2="14.9cm" svg:y2="11.671cm">
            <text:p text:style-name="P6"><text:span text:style-name="T3"><text:measure text:kind="gap"/></text:span><text:span text:style-name="T3"><text:measure text:kind="value">2.8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line draw:style-name="gr151" draw:text-style-name="P19" draw:layer="layout" svg:x1="31.7cm" svg:y1="19.271cm" svg:x2="31.7cm" svg:y2="8.471cm">
            <text:p/>
          </draw:line>
          <draw:line draw:style-name="gr151" draw:text-style-name="P19" draw:layer="layout" svg:x1="15.7cm" svg:y1="13.671cm" svg:x2="15.7cm" svg:y2="9.271cm">
            <text:p/>
          </draw:line>
          <draw:line draw:style-name="gr151" draw:text-style-name="P19" draw:layer="layout" svg:x1="14.5cm" svg:y1="12.871cm" svg:x2="7.7cm" svg:y2="12.871cm">
            <text:p/>
          </draw:line>
          <draw:line draw:style-name="gr151" draw:text-style-name="P19" draw:layer="layout" svg:x1="4.5cm" svg:y1="19.271cm" svg:x2="4.5cm" svg:y2="14.871cm">
            <text:p/>
          </draw:line>
          <draw:line draw:style-name="gr151" draw:text-style-name="P19" draw:layer="layout" svg:x1="3.7cm" svg:y1="19.271cm" svg:x2="3.7cm" svg:y2="14.871cm">
            <text:p/>
          </draw:line>
          <draw:line draw:style-name="gr132" draw:text-style-name="P19" draw:layer="layout" svg:x1="5.7cm" svg:y1="14.471cm" svg:x2="9.7cm" svg:y2="14.471cm">
            <text:p/>
          </draw:line>
          <draw:line draw:style-name="gr151" draw:text-style-name="P19" draw:layer="layout" svg:x1="4.1cm" svg:y1="15.271cm" svg:x2="8.1cm" svg:y2="13.271cm">
            <text:p/>
          </draw:line>
          <draw:line draw:style-name="gr151" draw:text-style-name="P19" draw:layer="layout" svg:x1="3.7cm" svg:y1="14.871cm" svg:x2="9.3cm" svg:y2="12.071cm">
            <text:p/>
          </draw:line>
          <draw:custom-shape draw:style-name="gr192" draw:text-style-name="P30" draw:layer="layout" svg:width="8.4cm" svg:height="0.4cm" svg:x="16.5cm" svg:y="18.8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3" draw:text-style-name="P30" draw:layer="layout" svg:width="4cm" svg:height="0.4cm" svg:x="11.7cm" svg:y="18.8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9" draw:text-style-name="P26" draw:layer="layout" svg:width="4.4cm" svg:height="0.8cm" draw:transform="rotate (1.5707963267949) translate (3.7cm 19.271cm)">
            <text:p text:style-name="P10"><text:span text:style-name="T5">`</text:span></text:p>
            <draw:enhanced-geometry svg:viewBox="0 0 21600 21600" draw:mirror-horizontal="true" draw:mirror-vertical="true" draw:type="rectangle" draw:enhanced-path="M 0 0 L 21600 0 21600 21600 0 21600 0 0 Z N"/>
          </draw:custom-shape>
          <draw:measure draw:style-name="gr194" draw:text-style-name="P4" draw:layer="layout" svg:x1="17.409cm" svg:y1="8.892cm" svg:x2="17.409cm" svg:y2="12.892cm">
            <text:p text:style-name="P4"><text:span text:style-name="T1"><text:measure text:kind="gap"/></text:span><text:span text:style-name="T1"><text:measure text:kind="value">2.0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95" draw:text-style-name="P6" draw:layer="layout" svg:x1="4.5cm" svg:y1="15.271cm" svg:x2="15.7cm" svg:y2="15.271cm">
            <text:p text:style-name="P6"><text:span text:style-name="T3"><text:measure text:kind="gap"/></text:span><text:span text:style-name="T3"><text:measure text:kind="value">5.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196" draw:text-style-name="P4" draw:layer="layout" svg:x1="15.7cm" svg:y1="9.671cm" svg:x2="15.7cm" svg:y2="12.871cm">
            <text:p text:style-name="P4"><text:span text:style-name="T1"><text:measure text:kind="gap"/></text:span><text:span text:style-name="T1"><text:measure text:kind="value">1.600</text:measure></text:span><text:span text:style-name="T1"> </text:span><text:span text:style-name="T1"><text:measure text:kind="unit">mm</text:measure></text:span><text:span text:style-name="T1"><text:measure text:kind="gap"/></text:span></text:p>
          </draw:measure>
          <draw:measure draw:style-name="gr197" draw:text-style-name="P6" draw:layer="layout" svg:x1="25.3cm" svg:y1="19.271cm" svg:x2="31.7cm" svg:y2="19.271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198" draw:text-style-name="P6" draw:layer="layout" svg:x1="16.1cm" svg:y1="19.271cm" svg:x2="25.3cm" svg:y2="19.271cm">
            <text:p text:style-name="P6"><text:span text:style-name="T3"><text:measure text:kind="gap"/></text:span><text:span text:style-name="T3"><text:measure text:kind="value">4.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199" draw:text-style-name="P6" draw:layer="layout" svg:x1="9.7cm" svg:y1="19.271cm" svg:x2="16.1cm" svg:y2="19.271cm">
            <text:p text:style-name="P6"><text:span text:style-name="T3"><text:measure text:kind="gap"/></text:span><text:span text:style-name="T3"><text:measure text:kind="value">3.2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measure draw:style-name="gr200" draw:text-style-name="P21" draw:layer="layout" svg:x1="3.86cm" svg:y1="20.471cm" svg:x2="31.86cm" svg:y2="20.471cm">
            <text:p text:style-name="P21"><text:span text:style-name="T2"><text:measure text:kind="gap"/></text:span><text:span text:style-name="T2"><text:measure text:kind="value">14.000</text:measure></text:span><text:span text:style-name="T2"> </text:span><text:span text:style-name="T2"><text:measure text:kind="unit">mm</text:measure></text:span><text:span text:style-name="T2"><text:measure text:kind="gap"/></text:span></text:p>
          </draw:measure>
          <draw:line draw:style-name="gr151" draw:text-style-name="P19" draw:layer="layout" svg:x1="14.9cm" svg:y1="13.671cm" svg:x2="14.9cm" svg:y2="8.871cm">
            <text:p/>
          </draw:line>
          <draw:line draw:style-name="gr151" draw:text-style-name="P19" draw:layer="layout" svg:x1="14.5cm" svg:y1="13.671cm" svg:x2="7.3cm" svg:y2="13.671cm">
            <text:p/>
          </draw:line>
          <draw:measure draw:style-name="gr201" draw:text-style-name="P6" draw:layer="layout" svg:x1="3.7cm" svg:y1="19.271cm" svg:x2="4.9cm" svg:y2="19.271cm">
            <text:p text:style-name="P6"><text:span text:style-name="T3"><text:measure text:kind="gap"/></text:span><text:span text:style-name="T3"><text:measure text:kind="value">600</text:measure></text:span><text:span text:style-name="T3"> </text:span><text:span text:style-name="T3"><text:measure text:kind="unit">mm</text:measure></text:span><text:span text:style-name="T3"><text:measure text:kind="gap"/></text:span></text:p>
          </draw:measure>
          <draw:g>
            <draw:custom-shape draw:style-name="gr114" draw:text-style-name="P14" draw:layer="layout" svg:width="1.6cm" svg:height="1.2cm" draw:transform="rotate (-1.5707963267949) translate (19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7.7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9.3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3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9.7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2.9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1.3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4.5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4.9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4" draw:layer="layout" svg:width="4cm" svg:height="1.2cm" draw:transform="rotate (-1.5707963267949) translate (27.86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4" draw:layer="layout" svg:width="4cm" svg:height="1.2cm" draw:transform="rotate (-1.5707963267949) translate (29.46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6" draw:text-style-name="P28" draw:layer="layout" svg:width="2cm" svg:height="4cm" svg:x="27.06cm" svg:y="14.87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117" draw:text-style-name="P14" draw:layer="layout" svg:width="1.2cm" svg:height="1.2cm" draw:transform="rotate (-1.5707963267949) translate (28.66cm 15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7" draw:text-style-name="P14" draw:layer="layout" svg:width="1.2cm" svg:height="1.2cm" draw:transform="rotate (-1.5707963267949) translate (28.66cm 16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02" draw:text-style-name="P6" draw:layer="layout" svg:x1="24.5cm" svg:y1="18.071cm" svg:x2="26.5cm" svg:y2="18.0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03" draw:text-style-name="P6" draw:layer="layout" svg:x1="12.1cm" svg:y1="18.171cm" svg:x2="14.9cm" svg:y2="18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04" draw:text-style-name="P6" draw:layer="layout" svg:x1="19.7cm" svg:y1="18.171cm" svg:x2="21.7cm" svg:y2="18.1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14" draw:text-style-name="P14" draw:layer="layout" svg:width="1.6cm" svg:height="1.2cm" draw:transform="rotate (-1.5707963267949) translate (1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5" draw:text-style-name="P14" draw:layer="layout" svg:width="2.4cm" svg:height="1.2cm" draw:transform="rotate (-1.5707963267949) translate (8.5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6.9cm 15.2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07" draw:text-style-name="P6" draw:layer="layout" svg:x1="26.5cm" svg:y1="18.071cm" svg:x2="29.3cm" svg:y2="18.0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08" draw:text-style-name="P6" draw:layer="layout" svg:x1="14.9cm" svg:y1="18.171cm" svg:x2="16.9cm" svg:y2="18.1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09" draw:text-style-name="P6" draw:layer="layout" svg:x1="10.1cm" svg:y1="18.171cm" svg:x2="12.1cm" svg:y2="18.171cm">
              <text:p text:style-name="P6"><text:span text:style-name="T3"><text:measure text:kind="gap"/></text:span><text:span text:style-name="T3"><text:measure text:kind="value">1.0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custom-shape draw:style-name="gr114" draw:text-style-name="P14" draw:layer="layout" svg:width="1.6cm" svg:height="1.2cm" draw:transform="rotate (-1.5707963267949) translate (24.5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1.3cm 8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22.9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measure draw:style-name="gr210" draw:text-style-name="P6" draw:layer="layout" svg:x1="3.7cm" svg:y1="18.171cm" svg:x2="7.3cm" svg:y2="18.171cm">
              <text:p text:style-name="P6"><text:span text:style-name="T3"><text:measure text:kind="gap"/></text:span><text:span text:style-name="T3"><text:measure text:kind="value">1.8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11" draw:text-style-name="P6" draw:layer="layout" svg:x1="29.399cm" svg:y1="18.071cm" svg:x2="31.799cm" svg:y2="18.071cm">
              <text:p text:style-name="P6"><text:span text:style-name="T3"><text:measure text:kind="gap"/></text:span><text:span text:style-name="T3"><text:measure text:kind="value">1.2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12" draw:text-style-name="P6" draw:layer="layout" svg:x1="16.9cm" svg:y1="18.171cm" svg:x2="19.7cm" svg:y2="18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13" draw:text-style-name="P6" draw:layer="layout" svg:x1="21.7cm" svg:y1="18.171cm" svg:x2="24.5cm" svg:y2="18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  <draw:measure draw:style-name="gr214" draw:text-style-name="P6" draw:layer="layout" svg:x1="7.253cm" svg:y1="18.171cm" svg:x2="10.053cm" svg:y2="18.171cm">
              <text:p text:style-name="P6"><text:span text:style-name="T3"><text:measure text:kind="gap"/></text:span><text:span text:style-name="T3"><text:measure text:kind="value">1.400</text:measure></text:span><text:span text:style-name="T3"> </text:span><text:span text:style-name="T3"><text:measure text:kind="unit">mm</text:measure></text:span><text:span text:style-name="T3"><text:measure text:kind="gap"/></text:span></text:p>
            </draw:measure>
          </draw:g>
        </draw:g>
        <draw:frame draw:style-name="gr76" draw:text-style-name="P12" draw:layer="layout" svg:width="0.502cm" svg:height="1.187cm" svg:x="18.3cm" svg:y="14.471cm">
          <draw:text-box>
            <text:p/>
          </draw:text-box>
        </draw:frame>
      </draw:page>
      <draw:page draw:name="page5" draw:style-name="dp1" draw:master-page-name="Default">
        <draw:g>
          <draw:g>
            <draw:custom-shape draw:style-name="gr215" draw:text-style-name="P26" draw:layer="layout" svg:width="11.2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32" draw:layer="layout" svg:width="3.2cm" svg:height="10.8cm" draw:transform="rotate (1.5707963267949) translate (1.7cm 14.8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32" draw:layer="layout" svg:width="3.2cm" svg:height="6.4cm" draw:transform="rotate (1.5707963267949) translate (1.7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8" draw:text-style-name="P32" draw:layer="layout" svg:width="6.4cm" svg:height="3.2cm" svg:x="12.5cm" svg:y="11.6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9" draw:text-style-name="P33" draw:layer="layout" svg:width="1.6cm" svg:height="17.2cm" draw:transform="rotate (1.5707963267949) translate (1.7cm 19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1" draw:text-style-name="P19" draw:layer="layout" svg:x1="10.1cm" svg:y1="14.071cm" svg:x2="18.1cm" svg:y2="14.071cm">
              <text:p/>
            </draw:line>
            <draw:line draw:style-name="gr151" draw:text-style-name="P19" draw:layer="layout" svg:x1="9.3cm" svg:y1="13.271cm" svg:x2="18.1cm" svg:y2="13.271cm">
              <text:p/>
            </draw:line>
            <draw:line draw:style-name="gr151" draw:text-style-name="P19" draw:layer="layout" svg:x1="12.1cm" svg:y1="18.871cm" svg:x2="18.1cm" svg:y2="18.871cm">
              <text:p/>
            </draw:line>
            <draw:line draw:style-name="gr151" draw:text-style-name="P19" draw:layer="layout" svg:x1="1.7cm" svg:y1="19.671cm" svg:x2="18.9cm" svg:y2="19.671cm">
              <text:p/>
            </draw:line>
            <draw:custom-shape draw:style-name="gr216" draw:text-style-name="P32" draw:layer="layout" svg:width="3.2cm" svg:height="10.8cm" draw:transform="rotate (1.5707963267949) translate (8.1cm 11.6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7" draw:text-style-name="P32" draw:layer="layout" svg:width="3.2cm" svg:height="6.4cm" draw:transform="rotate (1.5707963267949) translate (1.7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6" draw:text-style-name="P32" draw:layer="layout" svg:width="3.2cm" svg:height="10.8cm" draw:transform="rotate (1.5707963267949) translate (8.1cm 18.07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51" draw:text-style-name="P19" draw:layer="layout" svg:x1="2.1cm" svg:y1="18.871cm" svg:x2="11.7cm" svg:y2="18.871cm">
              <text:p/>
            </draw:line>
          </draw:g>
        </draw:g>
        <draw:frame draw:style-name="gr76" draw:text-style-name="P12" draw:layer="layout" svg:width="0.502cm" svg:height="1.187cm" svg:x="18.9cm" svg:y="14.471cm">
          <draw:text-box>
            <text:p/>
          </draw:text-box>
        </draw:frame>
        <draw:g>
          <draw:custom-shape draw:style-name="gr117" draw:text-style-name="P14" draw:layer="layout" svg:width="1.2cm" svg:height="1.2cm" draw:transform="rotate (-1.5707963267949) translate (14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6.1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17.3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9.7cm 15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17.3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51" draw:text-style-name="P19" draw:layer="layout" svg:x1="1.7cm" svg:y1="8.471cm" svg:x2="16.9cm" svg:y2="8.471cm">
            <text:p/>
          </draw:line>
          <draw:custom-shape draw:style-name="gr114" draw:text-style-name="P14" draw:layer="layout" svg:width="1.6cm" svg:height="1.2cm" draw:transform="rotate (-1.5707963267949) translate (7.7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14.1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10.9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4.5cm 9.2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220" draw:text-style-name="P34" draw:layer="layout" svg:width="5.2cm" svg:height="4.4cm" svg:x="12.5cm" svg:y="14.071cm">
            <text:p text:style-name="P10"><text:span text:style-name="T5">Bad-</text:span></text:p>
            <text:p text:style-name="P10"><text:span text:style-name="T5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1" draw:text-style-name="P34" draw:layer="layout" svg:width="5.6cm" svg:height="4.4cm" svg:x="2.1cm" svg:y="14.071cm">
            <text:p text:style-name="P10"><text:span text:style-name="T5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34" draw:layer="layout" svg:width="6cm" svg:height="4.4cm" svg:x="2.9cm" svg:y="8.4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2" draw:text-style-name="P34" draw:layer="layout" svg:width="6cm" svg:height="4.4cm" svg:x="11.7cm" svg:y="8.4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3" draw:text-style-name="P34" draw:layer="layout" svg:width="2.4cm" svg:height="4.4cm" svg:x="9.3cm" svg:y="14.071cm">
            <text:p text:style-name="P10"><text:span text:style-name="T5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34" draw:layer="layout" svg:width="0.4cm" svg:height="3.6cm" svg:x="8.5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5" draw:text-style-name="P34" draw:layer="layout" svg:width="2cm" svg:height="4.4cm" svg:x="9.3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4" draw:text-style-name="P34" draw:layer="layout" svg:width="0.4cm" svg:height="3.6cm" svg:x="8.1cm" svg:y="14.8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6" draw:text-style-name="P34" draw:layer="layout" svg:width="0.4cm" svg:height="4cm" svg:x="8.9cm" svg:y="14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27" draw:text-style-name="P19" draw:layer="layout" svg:x1="5.7cm" svg:y1="17.271cm" svg:x2="6.5cm" svg:y2="17.271cm">
            <text:p/>
          </draw:line>
          <draw:line draw:style-name="gr227" draw:text-style-name="P19" draw:layer="layout" svg:x1="5.3cm" svg:y1="17.671cm" svg:x2="6.1cm" svg:y2="17.671cm">
            <text:p/>
          </draw:line>
          <draw:line draw:style-name="gr227" draw:text-style-name="P19" draw:layer="layout" svg:x1="4.9cm" svg:y1="18.071cm" svg:x2="5.7cm" svg:y2="18.071cm">
            <text:p/>
          </draw:line>
          <draw:line draw:style-name="gr227" draw:text-style-name="P19" draw:layer="layout" svg:x1="4.5cm" svg:y1="18.471cm" svg:x2="5.3cm" svg:y2="18.471cm">
            <text:p/>
          </draw:line>
          <draw:line draw:style-name="gr227" draw:text-style-name="P19" draw:layer="layout" svg:x1="7.3cm" svg:y1="15.671cm" svg:x2="8.1cm" svg:y2="15.671cm">
            <text:p/>
          </draw:line>
          <draw:line draw:style-name="gr227" draw:text-style-name="P19" draw:layer="layout" svg:x1="6.9cm" svg:y1="16.071cm" svg:x2="7.7cm" svg:y2="16.071cm">
            <text:p/>
          </draw:line>
          <draw:line draw:style-name="gr227" draw:text-style-name="P19" draw:layer="layout" svg:x1="6.5cm" svg:y1="16.471cm" svg:x2="7.3cm" svg:y2="16.471cm">
            <text:p/>
          </draw:line>
          <draw:line draw:style-name="gr227" draw:text-style-name="P19" draw:layer="layout" svg:x1="6.1cm" svg:y1="16.871cm" svg:x2="6.9cm" svg:y2="16.871cm">
            <text:p/>
          </draw:line>
          <draw:line draw:style-name="gr227" draw:text-style-name="P19" draw:layer="layout" svg:x1="8.9cm" svg:y1="14.071cm" svg:x2="11.3cm" svg:y2="14.071cm">
            <text:p/>
          </draw:line>
          <draw:line draw:style-name="gr227" draw:text-style-name="P19" draw:layer="layout" svg:x1="8.5cm" svg:y1="14.471cm" svg:x2="9.3cm" svg:y2="14.471cm">
            <text:p/>
          </draw:line>
          <draw:line draw:style-name="gr227" draw:text-style-name="P19" draw:layer="layout" svg:x1="8.1cm" svg:y1="14.871cm" svg:x2="8.9cm" svg:y2="14.871cm">
            <text:p/>
          </draw:line>
          <draw:line draw:style-name="gr227" draw:text-style-name="P19" draw:layer="layout" svg:x1="7.7cm" svg:y1="15.271cm" svg:x2="8.5cm" svg:y2="15.271cm">
            <text:p/>
          </draw:line>
          <draw:line draw:style-name="gr227" draw:text-style-name="P19" draw:layer="layout" svg:x1="9.3cm" svg:y1="13.271cm" svg:x2="11.3cm" svg:y2="13.271cm">
            <text:p/>
          </draw:line>
          <draw:line draw:style-name="gr227" draw:text-style-name="P19" draw:layer="layout" svg:x1="9.3cm" svg:y1="13.671cm" svg:x2="11.3cm" svg:y2="13.671cm">
            <text:p/>
          </draw:line>
        </draw:g>
        <draw:g>
          <draw:custom-shape draw:style-name="gr228" draw:text-style-name="P35" draw:layer="layout" svg:width="19.545cm" svg:height="3.885cm" svg:x="0.5cm" svg:y="4.986cm">
            <text:p/>
            <draw:enhanced-geometry svg:viewBox="0 0 21600 21600" draw:type="rectangle" draw:enhanced-path="M 0 0 L 21600 0 21600 21600 0 21600 0 0 Z N"/>
          </draw:custom-shape>
        </draw:g>
        <draw:measure draw:style-name="gr84" draw:text-style-name="P3" draw:layer="measurelines" svg:x1="1.3cm" svg:y1="16.671cm" svg:x2="3.3cm" svg:y2="16.671cm">
          <text:p text:style-name="P3"><text:span text:style-name="T1"><text:measure text:kind="gap"/></text:span><text:span text:style-name="T1"><text:measure text:kind="value">1.000</text:measure></text:span><text:span text:style-name="T1"> </text:span><text:span text:style-name="T1"><text:measure text:kind="unit">mm</text:measure></text:span><text:span text:style-name="T1"><text:measure text:kind="gap"/></text:span></text:p>
        </draw:measure>
        <draw:frame draw:style-name="gr76" draw:text-style-name="P12" draw:layer="layout" svg:width="0.502cm" svg:height="1.187cm" svg:x="16.9cm" svg:y="10.071cm">
          <draw:text-box>
            <text:p/>
          </draw:text-box>
        </draw:frame>
      </draw:page>
      <draw:page draw:name="page6" draw:style-name="dp1" draw:master-page-name="Default">
        <draw:g>
          <draw:custom-shape draw:style-name="gr229" draw:text-style-name="P26" draw:layer="layout" svg:width="3.6cm" svg:height="12.8cm" draw:transform="rotate (1.5707963267949) translate (8.9cm 15.1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0" draw:text-style-name="P26" draw:layer="layout" svg:width="3.2cm" svg:height="12.8cm" draw:transform="rotate (1.5707963267949) translate (15.3cm 11.5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1" draw:text-style-name="P26" draw:layer="layout" svg:width="3.2cm" svg:height="6.8cm" draw:transform="rotate (1.5707963267949) translate (21.7cm 14.78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25" draw:layer="layout" svg:width="3.2cm" svg:height="6.4cm" draw:transform="rotate (-1.5707963267949) translate (8.9cm 11.5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2" draw:text-style-name="P25" draw:layer="layout" svg:width="12.8cm" svg:height="3.2cm" svg:x="15.3cm" svg:y="5.18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11.580526217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33" draw:text-style-name="P26" draw:layer="layout" svg:width="3.2cm" svg:height="12.8cm" draw:transform="rotate (1.5707963267949) translate (2.5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9" draw:text-style-name="P25" draw:layer="layout" svg:width="3.2cm" svg:height="6.4cm" draw:transform="rotate (-1.5707963267949) translate (15.3cm 8.383cm)">
            <text:p/>
  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34" draw:text-style-name="P32" draw:layer="layout" svg:width="3.2cm" svg:height="6.8cm" draw:transform="rotate (1.5707963267949) translate (21.7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3" draw:text-style-name="P26" draw:layer="layout" svg:width="3.2cm" svg:height="12.8cm" draw:transform="rotate (1.5707963267949) translate (15.3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5" draw:text-style-name="P32" draw:layer="layout" svg:width="3.2cm" svg:height="12.8cm" draw:transform="rotate (1.5707963267949) translate (15.3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5" draw:text-style-name="P32" draw:layer="layout" svg:width="3.2cm" svg:height="12.8cm" draw:transform="rotate (1.5707963267949) translate (8.9cm 14.8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6" draw:text-style-name="P33" draw:layer="layout" svg:width="1.6cm" svg:height="26.8cm" draw:transform="rotate (1.5707963267949) translate (1.7cm 19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45" draw:text-style-name="P19" draw:layer="layout" svg:x1="21.7cm" svg:y1="5.271cm" svg:x2="21.7cm" svg:y2="8.471cm">
            <text:p/>
          </draw:line>
          <draw:line draw:style-name="gr151" draw:text-style-name="P19" draw:layer="layout" svg:x1="11.7cm" svg:y1="14.071cm" svg:x2="4.5cm" svg:y2="14.071cm">
            <text:p/>
          </draw:line>
          <draw:line draw:style-name="gr151" draw:text-style-name="P19" draw:layer="layout" svg:x1="12.1cm" svg:y1="13.271cm" svg:x2="5.3cm" svg:y2="13.271cm">
            <text:p/>
          </draw:line>
          <draw:line draw:style-name="gr151" draw:text-style-name="P19" draw:layer="layout" svg:x1="11.7cm" svg:y1="18.871cm" svg:x2="2.1cm" svg:y2="18.871cm">
            <text:p/>
          </draw:line>
          <draw:line draw:style-name="gr151" draw:text-style-name="P19" draw:layer="layout" svg:x1="28.1cm" svg:y1="18.871cm" svg:x2="12.1cm" svg:y2="18.871cm">
            <text:p/>
          </draw:line>
          <draw:line draw:style-name="gr151" draw:text-style-name="P19" draw:layer="layout" svg:x1="28.5cm" svg:y1="19.671cm" svg:x2="2.1cm" svg:y2="19.671cm">
            <text:p/>
          </draw:line>
          <draw:custom-shape draw:style-name="gr237" draw:text-style-name="P27" draw:layer="layout" svg:width="28.4cm" svg:height="16cm" svg:x="0.5cm" svg:y="4.471cm">
            <text:p/>
            <draw:enhanced-geometry svg:viewBox="0 0 21600 21600" draw:type="rectangle" draw:enhanced-path="M 0 0 L 21600 0 21600 21600 0 21600 0 0 Z N"/>
          </draw:custom-shape>
          <draw:custom-shape draw:style-name="gr238" draw:text-style-name="P32" draw:layer="layout" svg:width="3.2cm" svg:height="0.4cm" draw:transform="rotate (1.5707963267949) translate (28.1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9" draw:text-style-name="P32" draw:layer="layout" svg:width="2.8cm" svg:height="0.4cm" draw:transform="rotate (1.5707963267949) translate (28.1cm 11.6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9" draw:text-style-name="P32" draw:layer="layout" svg:width="2.8cm" svg:height="0.4cm" draw:transform="rotate (1.5707963267949) translate (1.7cm 18.07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line draw:style-name="gr145" draw:text-style-name="P19" draw:layer="layout" svg:x1="8.9cm" svg:y1="11.671cm" svg:x2="15.3cm" svg:y2="14.871cm">
            <text:p/>
          </draw:line>
          <draw:line draw:style-name="gr151" draw:text-style-name="P19" draw:layer="layout" svg:x1="12.1cm" svg:y1="13.271cm" svg:x2="5.7cm" svg:y2="13.271cm">
            <text:p/>
          </draw:line>
          <draw:line draw:style-name="gr151" draw:text-style-name="P19" draw:layer="layout" svg:x1="12.5cm" svg:y1="10.071cm" svg:x2="16.5cm" svg:y2="8.071cm">
            <text:p/>
          </draw:line>
          <draw:line draw:style-name="gr151" draw:text-style-name="P19" draw:layer="layout" svg:x1="6.1cm" svg:y1="13.271cm" svg:x2="11.7cm" svg:y2="10.471cm">
            <text:p/>
          </draw:line>
          <draw:line draw:style-name="gr151" draw:text-style-name="P19" draw:layer="layout" svg:x1="2.1cm" svg:y1="15.271cm" svg:x2="4.5cm" svg:y2="14.071cm">
            <text:p/>
          </draw:line>
          <draw:line draw:style-name="gr145" draw:text-style-name="P19" draw:layer="layout" svg:x1="21.7cm" svg:y1="11.671cm" svg:x2="28.1cm" svg:y2="14.871cm">
            <text:p/>
          </draw:line>
          <draw:line draw:style-name="gr145" draw:text-style-name="P19" draw:layer="layout" svg:x1="15.3cm" svg:y1="14.871cm" svg:x2="21.7cm" svg:y2="11.671cm">
            <text:p/>
          </draw:line>
          <draw:line draw:style-name="gr151" draw:text-style-name="P19" draw:layer="layout" svg:x1="25.3cm" svg:y1="13.271cm" svg:x2="12.9cm" svg:y2="13.271cm">
            <text:p/>
          </draw:line>
          <draw:line draw:style-name="gr151" draw:text-style-name="P19" draw:layer="layout" svg:x1="25.3cm" svg:y1="14.071cm" svg:x2="12.5cm" svg:y2="14.071cm">
            <text:p/>
          </draw:line>
          <draw:line draw:style-name="gr151" draw:text-style-name="P19" draw:layer="layout" svg:x1="11.7cm" svg:y1="14.071cm" svg:x2="4.5cm" svg:y2="14.071cm">
            <text:p/>
          </draw:line>
        </draw:g>
        <draw:g>
          <draw:custom-shape draw:style-name="gr117" draw:text-style-name="P14" draw:layer="layout" svg:width="1.2cm" svg:height="1.2cm" draw:transform="rotate (-1.5707963267949) translate (18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4" draw:layer="layout" svg:width="2.4cm" svg:height="1.2cm" draw:transform="rotate (-1.5707963267949) translate (4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20.5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26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4" draw:layer="layout" svg:width="2.4cm" svg:height="1.2cm" draw:transform="rotate (-1.5707963267949) translate (10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26.9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20.5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17.3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4" draw:layer="layout" svg:width="2.4cm" svg:height="1.2cm" draw:transform="rotate (-1.5707963267949) translate (6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5" draw:text-style-name="P14" draw:layer="layout" svg:width="2.4cm" svg:height="1.2cm" draw:transform="rotate (-1.5707963267949) translate (7.7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23.7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4" draw:layer="layout" svg:width="1.6cm" svg:height="1.2cm" draw:transform="rotate (-1.5707963267949) translate (18.9cm 9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yout" svg:width="2cm" svg:height="4cm" svg:x="23.3cm" svg:y="14.871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17.3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14" draw:layer="layout" svg:width="1.2cm" svg:height="1.2cm" draw:transform="rotate (-1.5707963267949) translate (14.1cm 15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0" draw:text-style-name="P34" draw:layer="layout" svg:width="5.591cm" svg:height="4.4cm" svg:x="22.475cm" svg:y="14.071cm">
            <text:p text:style-name="P10"><text:span text:style-name="T5">Entre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1" draw:text-style-name="P36" draw:layer="layout" svg:width="9.6cm" svg:height="4.4cm" svg:x="12.5cm" svg:y="14.071cm">
            <text:p text:style-name="P10"><text:span text:style-name="T5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2" draw:text-style-name="P36" draw:layer="layout" svg:width="6.801cm" svg:height="4.4cm" svg:x="4.466cm" svg:y="14.071cm">
            <text:p text:style-name="P10"><text:span text:style-name="T5">Woonkamer /</text:span></text:p>
            <text:p text:style-name="P10"><text:span text:style-name="T6">Muziek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3" draw:text-style-name="P36" draw:layer="layout" svg:width="5.6cm" svg:height="4.4cm" svg:x="19.3cm" svg:y="8.471cm">
            <text:p text:style-name="P10"><text:span text:style-name="T5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4" draw:text-style-name="P36" draw:layer="layout" svg:width="2.8cm" svg:height="5.6cm" svg:x="25.3cm" svg:y="8.471cm">
            <text:p text:style-name="P10"><text:span text:style-name="T5">tra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5" draw:text-style-name="P37" draw:layer="layout" svg:width="6.4cm" svg:height="3.2cm" draw:transform="rotate (-3.14159265358979) translate (12.5cm 13.271cm)">
            <text:p text:style-name="P10"><text:span text:style-name="T5">Dakterras</text:span></text:p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6" draw:text-style-name="P36" draw:layer="layout" svg:width="1.6cm" svg:height="3.6cm" svg:x="2.899cm" svg:y="14.871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7" draw:text-style-name="P34" draw:layer="layout" svg:width="3.6cm" svg:height="1.2cm" svg:x="15.3cm" svg:y="8.4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8" draw:text-style-name="P38" draw:layer="layout" svg:width="2.4cm" svg:height="1.2cm" draw:transform="rotate (-3.14159265358979) translate (15.3cm 9.6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49" draw:text-style-name="P38" draw:layer="layout" svg:width="1.6cm" svg:height="0.8cm" draw:transform="rotate (-3.14159265358979) translate (4.5cm 14.871cm)">
            <text:p/>
  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50" draw:text-style-name="P36" draw:layer="layout" svg:width="6cm" svg:height="3.2cm" svg:x="12.9cm" svg:y="9.671cm">
            <text:p text:style-name="P10"><text:span text:style-name="T5">Slaapkamer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line draw:style-name="gr251" draw:text-style-name="P19" draw:layer="layout" svg:x1="21.7cm" svg:y1="5.183cm" svg:x2="28.9cm" svg:y2="8.783cm">
            <text:p/>
          </draw:line>
          <draw:line draw:style-name="gr251" draw:text-style-name="P19" draw:layer="layout" svg:x1="0.9cm" svg:y1="15.583cm" svg:x2="21.7cm" svg:y2="5.183cm">
            <text:p/>
          </draw:line>
          <draw:custom-shape draw:style-name="gr252" draw:text-style-name="P39" draw:layer="layout" svg:width="28.7cm" svg:height="16cm" svg:x="0.5cm" svg:y="4.471cm">
            <text:p/>
            <draw:enhanced-geometry svg:viewBox="0 0 21600 21600" draw:type="rectangle" draw:enhanced-path="M 0 0 L 21600 0 21600 21600 0 21600 0 0 Z N"/>
          </draw:custom-shape>
        </draw:g>
        <draw:frame draw:style-name="gr76" draw:text-style-name="P12" draw:layer="layout" svg:width="0.502cm" svg:height="1.187cm" svg:x="19.3cm" svg:y="14.383cm">
          <draw:text-box>
            <text:p/>
          </draw:text-box>
        </draw:frame>
      </draw:page>
      <draw:page draw:name="page7" draw:style-name="dp1" draw:master-page-name="Default">
        <draw:g>
          <draw:custom-shape draw:style-name="gr253" draw:text-style-name="P26" draw:layer="layout" svg:width="3.2cm" svg:height="9.6cm" draw:transform="rotate (1.5707963267949) translate (8.1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4" draw:text-style-name="P26" draw:layer="layout" svg:width="3.2cm" svg:height="16cm" draw:transform="rotate (1.5707963267949) translate (1.7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5" draw:text-style-name="P26" draw:layer="layout" svg:width="3.2cm" svg:height="6.4cm" draw:transform="rotate (1.5707963267949) translate (1.7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6" draw:text-style-name="P26" draw:layer="layout" svg:width="3.2cm" svg:height="3.6cm" draw:transform="rotate (1.5707963267949) translate (14.5cm 1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7" draw:text-style-name="P32" draw:layer="layout" svg:width="3.2cm" svg:height="6.4cm" draw:transform="rotate (1.5707963267949) translate (1.7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3" draw:text-style-name="P26" draw:layer="layout" svg:width="3.2cm" svg:height="12.8cm" draw:transform="rotate (1.5707963267949) translate (1.7cm 17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5" draw:text-style-name="P32" draw:layer="layout" svg:width="3.2cm" svg:height="12.8cm" draw:transform="rotate (1.5707963267949) translate (1.7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7" draw:text-style-name="P32" draw:layer="layout" svg:width="3.2cm" svg:height="10cm" draw:transform="rotate (1.5707963267949) translate (8.1cm 14.0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8" draw:text-style-name="P33" draw:layer="layout" svg:width="1.6cm" svg:height="16.4cm" draw:transform="rotate (1.5707963267949) translate (1.7cm 18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1" draw:text-style-name="P19" draw:layer="layout" svg:x1="2.1cm" svg:y1="13.271cm" svg:x2="17.3cm" svg:y2="13.271cm">
            <text:p/>
          </draw:line>
          <draw:line draw:style-name="gr151" draw:text-style-name="P19" draw:layer="layout" svg:x1="2.1cm" svg:y1="12.471cm" svg:x2="17.3cm" svg:y2="12.471cm">
            <text:p/>
          </draw:line>
          <draw:line draw:style-name="gr151" draw:text-style-name="P19" draw:layer="layout" svg:x1="2.1cm" svg:y1="18.071cm" svg:x2="17.7cm" svg:y2="18.071cm">
            <text:p/>
          </draw:line>
          <draw:line draw:style-name="gr151" draw:text-style-name="P19" draw:layer="layout" svg:x1="1.7cm" svg:y1="18.871cm" svg:x2="18.1cm" svg:y2="18.871cm">
            <text:p/>
          </draw:line>
          <draw:custom-shape draw:style-name="gr259" draw:text-style-name="P32" draw:layer="layout" svg:width="3.2cm" svg:height="3.6cm" draw:transform="rotate (1.5707963267949) translate (14.5cm 10.8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06" draw:text-style-name="P14" draw:layer="layout" svg:width="2cm" svg:height="1.2cm" draw:transform="rotate (-1.5707963267949) translate (12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4.1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7.3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4.1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7.3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3.7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8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4" draw:text-style-name="P14" draw:layer="layout" svg:width="1.6cm" svg:height="1.2cm" draw:transform="rotate (-1.5707963267949) translate (16.9cm 9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13.7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206" draw:text-style-name="P14" draw:layer="layout" svg:width="2cm" svg:height="1.2cm" draw:transform="rotate (-1.5707963267949) translate (16.9cm 15.271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16" draw:text-style-name="P28" draw:layer="layout" svg:width="2cm" svg:height="4cm" svg:x="9.7cm" svg:y="9.271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260" draw:text-style-name="P34" draw:layer="layout" svg:width="14.8cm" svg:height="4.4cm" svg:x="2.5cm" svg:y="14.071cm">
            <text:p text:style-name="P10"><text:span text:style-name="T5">Woonkamer/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1" draw:text-style-name="P34" draw:layer="layout" svg:width="8.4cm" svg:height="4.4cm" svg:x="8.9cm" svg:y="8.4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34" draw:layer="layout" svg:width="12.8cm" svg:height="0.4cm" svg:x="3.3cm" svg:y="12.471cm">
            <text:p text:style-name="P10"><text:span text:style-name="T5">Dakterra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34" draw:layer="layout" svg:width="6cm" svg:height="4.4cm" svg:x="2.5cm" svg:y="8.471cm">
            <text:p text:style-name="P10"><text:span text:style-name="T5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6" draw:text-style-name="P12" draw:layer="layout" svg:width="0.502cm" svg:height="1.187cm" svg:x="18.9cm" svg:y="14.471cm">
          <draw:text-box>
            <text:p/>
          </draw:text-box>
        </draw:frame>
        <draw:g>
          <draw:g>
            <draw:custom-shape draw:style-name="gr264" draw:text-style-name="P35" draw:layer="layout" svg:width="18.8cm" svg:height="3.6cm" svg:x="0.5cm" svg:y="4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5" draw:text-style-name="P35" draw:layer="layout" svg:width="18.8cm" svg:height="3.2cm" svg:x="0.5cm" svg:y="12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6" draw:text-style-name="P35" draw:layer="layout" svg:width="2cm" svg:height="3.6cm" svg:x="0.5cm" svg:y="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6" draw:text-style-name="P35" draw:layer="layout" svg:width="2cm" svg:height="3.6cm" svg:x="17.3cm" svg:y="8.4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6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1.3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8.9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6.5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4.1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4.1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6.5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8.9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1.3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3.7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3.7cm" svg:y="6.0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67" draw:text-style-name="P40" draw:layer="layout" svg:width="2cm" svg:height="1.6cm" svg:x="16.1cm" svg:y="12.87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90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1cm" draw:rotation="1800"/>
    <draw:hatch draw:name="Hatching_20_betonplaat" draw:display-name="Hatching betonplaat" draw:style="single" draw:color="#808080" draw:distance="0.102cm" draw:rotation="450"/>
    <draw:hatch draw:name="Red_20_Crossed_20_45_20_Degrees" draw:display-name="Red Crossed 45 Degrees" draw:style="double" draw:color="#800000" draw:distance="0.076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71cm" fo:margin-bottom="0.5cm" fo:margin-left="0.5cm" fo:margin-right="0.5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3DT5H58M53S</meta:editing-duration>
    <meta:editing-cycles>312</meta:editing-cycles>
    <meta:generator>LibreOffice/5.0.2.2$Linux_X86_64 LibreOffice_project/00m0$Build-2</meta:generator>
    <dc:date>2017-01-23T18:54:48.799292421</dc:date>
    <meta:print-date>2017-01-12T19:06:05.013380761</meta:print-date>
    <meta:document-statistic meta:object-count="685"/>
  </office:meta>
</office:document-meta>
</file>